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3B40000029B81A4AEE2CE5A5786.png" manifest:media-type="image/png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Object_20_with_20_no_20_fill_20_and_20_no_20_line">
      <style:graphic-properties draw:fill="solid" draw:fill-color="#729fcf" draw:textarea-horizontal-align="center" draw:textarea-vertical-align="middle" draw:ole-draw-aspect="1" style:protect="size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67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6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6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60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7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7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0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89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2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8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9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9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0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1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3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3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4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5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6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6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7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7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8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0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0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0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1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1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3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12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2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 draw:shadow="hidden" draw:shadow-offset-x="0.2cm" draw:shadow-offset-y="0.2cm" draw:shadow-color="#808080"/>
      <style:paragraph-properties style:writing-mode="lr-tb"/>
    </style:style>
    <style:style style:name="gr1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3" draw:text-style-name="P3" draw:layer="layout" svg:x1="14cm" svg:y1="1cm" svg:x2="16cm" svg:y2="1cm">
          <text:p/>
        </draw:line>
        <draw:line draw:style-name="gr4" draw:text-style-name="P3" draw:layer="layout" svg:x1="14cm" svg:y1="1.5cm" svg:x2="16cm" svg:y2="1.5cm">
          <text:p/>
        </draw:line>
        <draw:line draw:style-name="gr5" draw:text-style-name="P3" xml:id="id1" draw:id="id1" draw:layer="layout" svg:x1="14cm" svg:y1="2cm" svg:x2="16cm" svg:y2="2cm">
          <text:p/>
        </draw:line>
        <draw:line draw:style-name="gr6" draw:text-style-name="P3" draw:layer="layout" svg:x1="14cm" svg:y1="2cm" svg:x2="14cm" svg:y2="1cm">
          <text:p/>
        </draw:line>
        <draw:line draw:style-name="gr7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" draw:end-glue-point="0" svg:d="M13596 7011l1404-5011" svg:viewBox="0 0 1405 5012">
          <text:p/>
        </draw:connector>
        <draw:frame draw:style-name="gr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10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1" draw:text-style-name="P3" draw:layer="layout" svg:x1="8.5cm" svg:y1="5cm" svg:x2="10.5cm" svg:y2="5cm">
          <text:p/>
        </draw:line>
        <draw:line draw:style-name="gr12" draw:text-style-name="P3" draw:layer="layout" svg:x1="8.5cm" svg:y1="5.5cm" svg:x2="10.5cm" svg:y2="5.5cm">
          <text:p/>
        </draw:line>
        <draw:line draw:style-name="gr13" draw:text-style-name="P3" draw:layer="layout" svg:x1="8.5cm" svg:y1="6cm" svg:x2="10.5cm" svg:y2="6cm">
          <text:p/>
        </draw:line>
        <draw:line draw:style-name="gr14" draw:text-style-name="P3" draw:layer="layout" svg:x1="8.5cm" svg:y1="6cm" svg:x2="8.5cm" svg:y2="5cm">
          <text:p/>
        </draw:line>
        <draw:line draw:style-name="gr15" draw:text-style-name="P3" draw:layer="layout" svg:x1="10.5cm" svg:y1="6cm" svg:x2="10.5cm" svg:y2="5cm">
          <text:p/>
        </draw:line>
        <draw:frame draw:style-name="gr1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7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8" draw:text-style-name="P3" draw:layer="layout" svg:x1="11.5cm" svg:y1="5cm" svg:x2="13.5cm" svg:y2="5cm">
          <text:p/>
        </draw:line>
        <draw:line draw:style-name="gr19" draw:text-style-name="P3" draw:layer="layout" svg:x1="11.5cm" svg:y1="5.5cm" svg:x2="13.5cm" svg:y2="5.5cm">
          <text:p/>
        </draw:line>
        <draw:line draw:style-name="gr20" draw:text-style-name="P3" draw:layer="layout" svg:x1="11.5cm" svg:y1="6cm" svg:x2="13.5cm" svg:y2="6cm">
          <text:p/>
        </draw:line>
        <draw:line draw:style-name="gr21" draw:text-style-name="P3" draw:layer="layout" svg:x1="11.5cm" svg:y1="6cm" svg:x2="11.5cm" svg:y2="5cm">
          <text:p/>
        </draw:line>
        <draw:line draw:style-name="gr22" draw:text-style-name="P3" draw:layer="layout" svg:x1="13.5cm" svg:y1="6cm" svg:x2="13.5cm" svg:y2="5cm">
          <text:p/>
        </draw:line>
        <draw:custom-shape draw:style-name="gr23" draw:text-style-name="P6" xml:id="id2" draw:id="id2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9.5cm" svg:y1="5cm" svg:x2="10.646cm" svg:y2="3.854cm" draw:end-shape="id2" draw:end-glue-point="7" svg:d="M9500 5000l1146-1146" svg:viewBox="0 0 1147 1147">
          <text:p/>
        </draw:connector>
        <draw:connector draw:style-name="gr25" draw:text-style-name="P3" draw:layer="layout" draw:type="line" svg:x1="12.5cm" svg:y1="5cm" svg:x2="11.354cm" svg:y2="3.854cm" draw:end-shape="id2" draw:end-glue-point="9" svg:d="M12500 5000l-1146-1146" svg:viewBox="0 0 1147 1147">
          <text:p/>
        </draw:connector>
        <draw:custom-shape draw:style-name="gr26" draw:text-style-name="P6" xml:id="id5" draw:id="id5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2cm" svg:height="0.5cm" svg:x="16.5cm" svg:y="5cm">
          <draw:text-box>
            <text:p text:style-name="P1"><text:span text:style-name="T1">v4, v5</text:span></text:p>
          </draw:text-box>
        </draw:frame>
        <draw:frame draw:style-name="gr28" draw:text-style-name="P2" draw:layer="layout" svg:width="2cm" svg:height="0.5cm" svg:x="16.5cm" svg:y="5.5cm">
          <draw:text-box>
            <text:p text:style-name="P1"><text:span text:style-name="T1">3</text:span></text:p>
          </draw:text-box>
        </draw:frame>
        <draw:line draw:style-name="gr29" draw:text-style-name="P3" draw:layer="layout" svg:x1="16.5cm" svg:y1="5cm" svg:x2="18.5cm" svg:y2="5cm">
          <text:p/>
        </draw:line>
        <draw:line draw:style-name="gr30" draw:text-style-name="P3" draw:layer="layout" svg:x1="16.5cm" svg:y1="5.5cm" svg:x2="18.5cm" svg:y2="5.5cm">
          <text:p/>
        </draw:line>
        <draw:line draw:style-name="gr31" draw:text-style-name="P3" draw:layer="layout" svg:x1="16.5cm" svg:y1="6cm" svg:x2="18.5cm" svg:y2="6cm">
          <text:p/>
        </draw:line>
        <draw:line draw:style-name="gr32" draw:text-style-name="P3" xml:id="id28" draw:id="id28" draw:layer="layout" svg:x1="16.5cm" svg:y1="6cm" svg:x2="16.5cm" svg:y2="5cm">
          <text:p/>
        </draw:line>
        <draw:line draw:style-name="gr33" draw:text-style-name="P3" draw:layer="layout" svg:x1="18.5cm" svg:y1="6cm" svg:x2="18.5cm" svg:y2="5cm">
          <text:p/>
        </draw:line>
        <draw:frame draw:style-name="gr34" draw:text-style-name="P2" draw:layer="layout" svg:width="2cm" svg:height="0.5cm" svg:x="19.5cm" svg:y="5cm">
          <draw:text-box>
            <text:p text:style-name="P1"><text:span text:style-name="T1">v4, v0</text:span></text:p>
          </draw:text-box>
        </draw:frame>
        <draw:frame draw:style-name="gr35" draw:text-style-name="P2" draw:layer="layout" svg:width="2cm" svg:height="0.5cm" svg:x="19.5cm" svg:y="5.5cm">
          <draw:text-box>
            <text:p text:style-name="P1"><text:span text:style-name="T1">2</text:span></text:p>
          </draw:text-box>
        </draw:frame>
        <draw:line draw:style-name="gr36" draw:text-style-name="P3" draw:layer="layout" svg:x1="19.5cm" svg:y1="5cm" svg:x2="21.5cm" svg:y2="5cm">
          <text:p/>
        </draw:line>
        <draw:line draw:style-name="gr37" draw:text-style-name="P3" draw:layer="layout" svg:x1="19.5cm" svg:y1="5.5cm" svg:x2="21.5cm" svg:y2="5.5cm">
          <text:p/>
        </draw:line>
        <draw:line draw:style-name="gr38" draw:text-style-name="P3" draw:layer="layout" svg:x1="19.5cm" svg:y1="6cm" svg:x2="21.5cm" svg:y2="6cm">
          <text:p/>
        </draw:line>
        <draw:line draw:style-name="gr39" draw:text-style-name="P3" draw:layer="layout" svg:x1="19.5cm" svg:y1="6cm" svg:x2="19.5cm" svg:y2="5cm">
          <text:p/>
        </draw:line>
        <draw:line draw:style-name="gr40" draw:text-style-name="P3" xml:id="id39" draw:id="id39" draw:layer="layout" svg:x1="21.5cm" svg:y1="6cm" svg:x2="21.5cm" svg:y2="5cm">
          <text:p/>
        </draw:line>
        <draw:custom-shape draw:style-name="gr41" draw:text-style-name="P6" xml:id="id3" draw:id="id3" draw:layer="layout" svg:width="1cm" svg:height="1cm" svg:x="18.5cm" svg:y="3cm">
          <text:p text:style-name="P5"><text:span text:style-name="T2">R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line" svg:x1="17.5cm" svg:y1="5cm" svg:x2="18.646cm" svg:y2="3.854cm" draw:end-shape="id3" draw:end-glue-point="7" svg:d="M17500 5000l1146-1146" svg:viewBox="0 0 1147 1147">
          <text:p/>
        </draw:connector>
        <draw:connector draw:style-name="gr43" draw:text-style-name="P3" draw:layer="layout" draw:type="line" svg:x1="20.5cm" svg:y1="5cm" svg:x2="19.354cm" svg:y2="3.854cm" draw:end-shape="id3" draw:end-glue-point="9" svg:d="M20500 5000l-1146-1146" svg:viewBox="0 0 1147 1147">
          <text:p/>
        </draw:connector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connector draw:style-name="gr8" draw:text-style-name="P4" draw:layer="layout" draw:type="line" svg:x1="19cm" svg:y1="3cm" svg:x2="16cm" svg:y2="2.001cm" svg:d="M19000 3000l-3000-999" svg:viewBox="0 0 3001 1000">
          <text:p/>
        </draw:connector>
        <draw:frame draw:style-name="gr4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45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46" draw:text-style-name="P3" draw:layer="layout" svg:x1="5cm" svg:y1="9cm" svg:x2="7cm" svg:y2="9cm">
          <text:p/>
        </draw:line>
        <draw:line draw:style-name="gr47" draw:text-style-name="P3" draw:layer="layout" svg:x1="5cm" svg:y1="9.5cm" svg:x2="7cm" svg:y2="9.5cm">
          <text:p/>
        </draw:line>
        <draw:line draw:style-name="gr48" draw:text-style-name="P3" draw:layer="layout" svg:x1="5cm" svg:y1="10cm" svg:x2="7cm" svg:y2="10cm">
          <text:p/>
        </draw:line>
        <draw:line draw:style-name="gr49" draw:text-style-name="P3" draw:layer="layout" svg:x1="5cm" svg:y1="10cm" svg:x2="5cm" svg:y2="9cm">
          <text:p/>
        </draw:line>
        <draw:line draw:style-name="gr50" draw:text-style-name="P3" draw:layer="layout" svg:x1="7cm" svg:y1="10cm" svg:x2="7cm" svg:y2="9cm">
          <text:p/>
        </draw:line>
        <draw:frame draw:style-name="gr5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52" draw:text-style-name="P2" draw:layer="layout" svg:width="2cm" svg:height="0.5cm" svg:x="8cm" svg:y="9.5cm">
          <draw:text-box>
            <text:p text:style-name="P1"><text:span text:style-name="T1">5</text:span></text:p>
          </draw:text-box>
        </draw:frame>
        <draw:line draw:style-name="gr53" draw:text-style-name="P3" draw:layer="layout" svg:x1="8cm" svg:y1="9cm" svg:x2="10cm" svg:y2="9cm">
          <text:p/>
        </draw:line>
        <draw:line draw:style-name="gr54" draw:text-style-name="P3" draw:layer="layout" svg:x1="8cm" svg:y1="9.5cm" svg:x2="10cm" svg:y2="9.5cm">
          <text:p/>
        </draw:line>
        <draw:line draw:style-name="gr55" draw:text-style-name="P3" draw:layer="layout" svg:x1="8cm" svg:y1="10cm" svg:x2="10cm" svg:y2="10cm">
          <text:p/>
        </draw:line>
        <draw:line draw:style-name="gr56" draw:text-style-name="P3" draw:layer="layout" svg:x1="8cm" svg:y1="10cm" svg:x2="8cm" svg:y2="9cm">
          <text:p/>
        </draw:line>
        <draw:line draw:style-name="gr57" draw:text-style-name="P3" draw:layer="layout" svg:x1="10cm" svg:y1="10cm" svg:x2="10cm" svg:y2="9cm">
          <text:p/>
        </draw:line>
        <draw:custom-shape draw:style-name="gr58" draw:text-style-name="P6" xml:id="id4" draw:id="id4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" draw:text-style-name="P3" draw:layer="layout" draw:type="line" svg:x1="6cm" svg:y1="9cm" svg:x2="7.146cm" svg:y2="7.854cm" draw:end-shape="id4" draw:end-glue-point="7" svg:d="M6000 9000l1146-1146" svg:viewBox="0 0 1147 1147">
          <text:p/>
        </draw:connector>
        <draw:connector draw:style-name="gr60" draw:text-style-name="P3" draw:layer="layout" draw:type="line" svg:x1="9cm" svg:y1="9cm" svg:x2="7.854cm" svg:y2="7.854cm" draw:end-shape="id4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5" draw:end-glue-point="6" svg:d="M6000 9000l4001-1499" svg:viewBox="0 0 4002 1500">
          <text:p/>
        </draw:connector>
        <draw:frame draw:style-name="gr6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2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63" draw:text-style-name="P3" draw:layer="layout" svg:x1="11cm" svg:y1="9cm" svg:x2="13cm" svg:y2="9cm">
          <text:p/>
        </draw:line>
        <draw:line draw:style-name="gr64" draw:text-style-name="P3" draw:layer="layout" svg:x1="11cm" svg:y1="9.5cm" svg:x2="13cm" svg:y2="9.5cm">
          <text:p/>
        </draw:line>
        <draw:line draw:style-name="gr65" draw:text-style-name="P3" draw:layer="layout" svg:x1="11cm" svg:y1="10cm" svg:x2="13cm" svg:y2="10cm">
          <text:p/>
        </draw:line>
        <draw:line draw:style-name="gr66" draw:text-style-name="P3" draw:layer="layout" svg:x1="11cm" svg:y1="10cm" svg:x2="11cm" svg:y2="9cm">
          <text:p/>
        </draw:line>
        <draw:line draw:style-name="gr67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5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5" draw:start-glue-point="4" svg:d="M10501 7001l1999-1001" svg:viewBox="0 0 2000 1002">
          <text:p/>
        </draw:connector>
        <draw:frame draw:style-name="gr68" draw:text-style-name="P2" draw:layer="layout" svg:width="2cm" svg:height="0.5cm" svg:x="17cm" svg:y="9cm">
          <draw:text-box>
            <text:p text:style-name="P1"><text:span text:style-name="T1">v0,v2</text:span></text:p>
          </draw:text-box>
        </draw:frame>
        <draw:frame draw:style-name="gr69" draw:text-style-name="P2" draw:layer="layout" svg:width="2cm" svg:height="0.5cm" svg:x="17cm" svg:y="9.5cm">
          <draw:text-box>
            <text:p text:style-name="P1"><text:span text:style-name="T1">3</text:span></text:p>
          </draw:text-box>
        </draw:frame>
        <draw:line draw:style-name="gr70" draw:text-style-name="P3" draw:layer="layout" svg:x1="17cm" svg:y1="9cm" svg:x2="19cm" svg:y2="9cm">
          <text:p/>
        </draw:line>
        <draw:line draw:style-name="gr71" draw:text-style-name="P3" draw:layer="layout" svg:x1="17cm" svg:y1="9.5cm" svg:x2="19cm" svg:y2="9.5cm">
          <text:p/>
        </draw:line>
        <draw:line draw:style-name="gr72" draw:text-style-name="P3" xml:id="id33" draw:id="id33" draw:layer="layout" svg:x1="17cm" svg:y1="10cm" svg:x2="19cm" svg:y2="10cm">
          <text:p/>
        </draw:line>
        <draw:line draw:style-name="gr73" draw:text-style-name="P3" xml:id="id24" draw:id="id24" draw:layer="layout" svg:x1="17cm" svg:y1="10cm" svg:x2="17cm" svg:y2="9cm">
          <text:p/>
        </draw:line>
        <draw:line draw:style-name="gr74" draw:text-style-name="P3" draw:layer="layout" svg:x1="19cm" svg:y1="10cm" svg:x2="19cm" svg:y2="9cm">
          <text:p/>
        </draw:line>
        <draw:g xml:id="id7" draw:id="id7">
          <draw:frame draw:style-name="gr75" draw:text-style-name="P2" draw:layer="layout" svg:width="2cm" svg:height="0.5cm" svg:x="20cm" svg:y="9cm">
            <draw:text-box>
              <text:p text:style-name="P1"><text:span text:style-name="T1">v2, v4</text:span></text:p>
            </draw:text-box>
          </draw:frame>
          <draw:frame draw:style-name="gr76" draw:text-style-name="P2" draw:layer="layout" svg:width="2cm" svg:height="0.5cm" svg:x="20cm" svg:y="9.5cm">
            <draw:text-box>
              <text:p text:style-name="P1"><text:span text:style-name="T1">2</text:span></text:p>
            </draw:text-box>
          </draw:frame>
          <draw:line draw:style-name="gr77" draw:text-style-name="P3" draw:layer="layout" svg:x1="20cm" svg:y1="9cm" svg:x2="22cm" svg:y2="9cm">
            <text:p/>
          </draw:line>
          <draw:line draw:style-name="gr78" draw:text-style-name="P3" draw:layer="layout" svg:x1="20cm" svg:y1="9.5cm" svg:x2="22cm" svg:y2="9.5cm">
            <text:p/>
          </draw:line>
          <draw:line draw:style-name="gr79" draw:text-style-name="P3" draw:layer="layout" svg:x1="20cm" svg:y1="10cm" svg:x2="22cm" svg:y2="10cm">
            <text:p/>
          </draw:line>
          <draw:line draw:style-name="gr80" draw:text-style-name="P3" draw:layer="layout" svg:x1="20cm" svg:y1="10cm" svg:x2="20cm" svg:y2="9cm">
            <text:p/>
          </draw:line>
          <draw:line draw:style-name="gr81" draw:text-style-name="P3" draw:layer="layout" svg:x1="22cm" svg:y1="10cm" svg:x2="22cm" svg:y2="9cm">
            <text:p/>
          </draw:line>
        </draw:g>
        <draw:custom-shape draw:style-name="gr82" draw:text-style-name="P6" xml:id="id6" draw:id="id6" draw:layer="layout" svg:width="1cm" svg:height="1cm" svg:x="20cm" svg:y="7cm">
          <text:p text:style-name="P5"><text:span text:style-name="T2">R</text:span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3" draw:layer="layout" draw:type="line" svg:x1="18cm" svg:y1="9cm" svg:x2="20.146cm" svg:y2="7.854cm" draw:end-shape="id6" draw:end-glue-point="7" svg:d="M18000 9000l2146-1146" svg:viewBox="0 0 2147 1147">
          <text:p/>
        </draw:connector>
        <draw:connector draw:style-name="gr84" draw:text-style-name="P3" draw:layer="layout" draw:type="line" svg:x1="21cm" svg:y1="9cm" svg:x2="20.854cm" svg:y2="7.854cm" draw:start-shape="id7" draw:start-glue-point="0" draw:end-shape="id6" draw:end-glue-point="9" svg:d="M21000 9000l-146-1146" svg:viewBox="0 0 147 1147">
          <text:p/>
        </draw:connector>
        <draw:custom-shape draw:style-name="gr85" draw:text-style-name="P6" xml:id="id8" draw:id="id8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8" draw:end-glue-point="7" svg:d="M9004 9014l4143-1159" svg:viewBox="0 0 4144 1160">
          <text:p/>
        </draw:connector>
        <draw:custom-shape draw:style-name="gr86" draw:text-style-name="P6" xml:id="id9" draw:id="id9" draw:layer="layout" svg:width="1cm" svg:height="1cm" svg:x="15.001cm" svg:y="7.001cm">
          <text:p text:style-name="P5"><text:span text:style-name="T2">R</text:span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5.004cm" svg:y1="9.024cm" svg:x2="15.501cm" svg:y2="8.001cm" draw:end-shape="id9" draw:end-glue-point="8" svg:d="M15004 9024l497-1023" svg:viewBox="0 0 498 1024">
          <text:p/>
        </draw:connector>
        <draw:line draw:style-name="gr8" draw:text-style-name="P4" draw:layer="layout" svg:x1="18.1cm" svg:y1="9cm" svg:x2="15.5cm" svg:y2="8cm">
          <text:p/>
        </draw:line>
        <draw:connector draw:style-name="gr8" draw:text-style-name="P4" draw:layer="layout" draw:type="line" svg:x1="15.501cm" svg:y1="7.001cm" svg:x2="15.202cm" svg:y2="1.994cm" draw:start-shape="id9" draw:start-glue-point="4" svg:d="M15501 7001l-299-5007" svg:viewBox="0 0 300 5008">
          <text:p/>
        </draw:connector>
        <draw:custom-shape draw:style-name="gr87" draw:text-style-name="P6" xml:id="id10" draw:id="id10" draw:layer="layout" svg:width="1cm" svg:height="1cm" svg:x="17.001cm" svg:y="7.001cm">
          <text:p text:style-name="P5"><text:span text:style-name="T2">R</text:span><text:span text:style-name="T3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5.004cm" svg:y1="9.025cm" svg:x2="17.501cm" svg:y2="8.001cm" draw:end-shape="id10" draw:end-glue-point="8" svg:d="M15004 9025l2497-1024" svg:viewBox="0 0 2498 1025">
          <text:p/>
        </draw:connector>
        <draw:line draw:style-name="gr8" draw:text-style-name="P4" draw:layer="layout" svg:x1="21cm" svg:y1="9cm" svg:x2="17.5cm" svg:y2="8cm">
          <text:p/>
        </draw:line>
        <draw:connector draw:style-name="gr8" draw:text-style-name="P4" draw:layer="layout" draw:type="line" svg:x1="17.501cm" svg:y1="7.001cm" svg:x2="17.471cm" svg:y2="5.991cm" draw:start-shape="id10" draw:start-glue-point="4" svg:d="M17501 7001l-30-1010" svg:viewBox="0 0 31 1011">
          <text:p/>
        </draw:connector>
        <draw:connector draw:style-name="gr8" draw:text-style-name="P4" draw:layer="layout" draw:type="line" svg:x1="20.5cm" svg:y1="7cm" svg:x2="20.466cm" svg:y2="5.991cm" draw:start-shape="id6" draw:start-glue-point="4" svg:d="M20500 7000l-34-1009" svg:viewBox="0 0 35 1010">
          <text:p/>
        </draw:connector>
        <draw:frame draw:style-name="gr88" draw:text-style-name="P2" draw:layer="layout" svg:width="2cm" svg:height="0.5cm" svg:x="14cm" svg:y="9cm">
          <draw:text-box>
            <text:p text:style-name="P1"><text:span text:style-name="T1">v2, v5</text:span></text:p>
          </draw:text-box>
        </draw:frame>
        <draw:frame draw:style-name="gr89" draw:text-style-name="P2" draw:layer="layout" svg:width="2cm" svg:height="0.5cm" svg:x="14cm" svg:y="9.5cm">
          <draw:text-box>
            <text:p text:style-name="P1"><text:span text:style-name="T1">4</text:span></text:p>
          </draw:text-box>
        </draw:frame>
        <draw:line draw:style-name="gr90" draw:text-style-name="P3" draw:layer="layout" svg:x1="14cm" svg:y1="9cm" svg:x2="16cm" svg:y2="9cm">
          <text:p/>
        </draw:line>
        <draw:line draw:style-name="gr91" draw:text-style-name="P3" draw:layer="layout" svg:x1="14cm" svg:y1="9.5cm" svg:x2="16cm" svg:y2="9.5cm">
          <text:p/>
        </draw:line>
        <draw:line draw:style-name="gr92" draw:text-style-name="P3" xml:id="id18" draw:id="id18" draw:layer="layout" svg:x1="14cm" svg:y1="10cm" svg:x2="16cm" svg:y2="10cm">
          <text:p/>
        </draw:line>
        <draw:line draw:style-name="gr93" draw:text-style-name="P3" draw:layer="layout" svg:x1="14cm" svg:y1="10cm" svg:x2="14cm" svg:y2="9cm">
          <text:p/>
        </draw:line>
        <draw:line draw:style-name="gr94" draw:text-style-name="P3" draw:layer="layout" svg:x1="16cm" svg:y1="10cm" svg:x2="16cm" svg:y2="9cm">
          <text:p/>
        </draw:line>
        <draw:g xml:id="id11" draw:id="id11">
          <draw:frame draw:style-name="gr95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96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97" draw:text-style-name="P3" draw:layer="layout" svg:x1="1cm" svg:y1="13cm" svg:x2="3cm" svg:y2="13cm">
            <text:p/>
          </draw:line>
          <draw:line draw:style-name="gr98" draw:text-style-name="P3" draw:layer="layout" svg:x1="1cm" svg:y1="13.5cm" svg:x2="3cm" svg:y2="13.5cm">
            <text:p/>
          </draw:line>
          <draw:line draw:style-name="gr99" draw:text-style-name="P3" draw:layer="layout" svg:x1="1cm" svg:y1="14cm" svg:x2="3cm" svg:y2="14cm">
            <text:p/>
          </draw:line>
          <draw:line draw:style-name="gr100" draw:text-style-name="P3" draw:layer="layout" svg:x1="1cm" svg:y1="14cm" svg:x2="1cm" svg:y2="13cm">
            <text:p/>
          </draw:line>
          <draw:line draw:style-name="gr101" draw:text-style-name="P3" draw:layer="layout" svg:x1="3cm" svg:y1="14cm" svg:x2="3cm" svg:y2="13cm">
            <text:p/>
          </draw:line>
        </draw:g>
        <draw:g xml:id="id13" draw:id="id13">
          <draw:frame draw:style-name="gr102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103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104" draw:text-style-name="P3" draw:layer="layout" svg:x1="3.5cm" svg:y1="13cm" svg:x2="5.5cm" svg:y2="13cm">
            <text:p/>
          </draw:line>
          <draw:line draw:style-name="gr105" draw:text-style-name="P3" draw:layer="layout" svg:x1="3.5cm" svg:y1="13.5cm" svg:x2="5.5cm" svg:y2="13.5cm">
            <text:p/>
          </draw:line>
          <draw:line draw:style-name="gr106" draw:text-style-name="P3" draw:layer="layout" svg:x1="3.5cm" svg:y1="14cm" svg:x2="5.5cm" svg:y2="14cm">
            <text:p/>
          </draw:line>
          <draw:line draw:style-name="gr107" draw:text-style-name="P3" draw:layer="layout" svg:x1="3.5cm" svg:y1="14cm" svg:x2="3.5cm" svg:y2="13cm">
            <text:p/>
          </draw:line>
          <draw:line draw:style-name="gr108" draw:text-style-name="P3" draw:layer="layout" svg:x1="5.5cm" svg:y1="14cm" svg:x2="5.5cm" svg:y2="13cm">
            <text:p/>
          </draw:line>
        </draw:g>
        <draw:custom-shape draw:style-name="gr109" draw:text-style-name="P6" xml:id="id12" draw:id="id12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" draw:text-style-name="P3" draw:layer="layout" draw:type="line" svg:x1="2cm" svg:y1="13cm" svg:x2="3.646cm" svg:y2="11.854cm" draw:start-shape="id11" draw:start-glue-point="0" draw:end-shape="id12" draw:end-glue-point="7" svg:d="M2000 13000l1646-1146" svg:viewBox="0 0 1647 1147">
          <text:p/>
        </draw:connector>
        <draw:connector draw:style-name="gr111" draw:text-style-name="P3" draw:layer="layout" draw:type="line" svg:x1="4.5cm" svg:y1="13cm" svg:x2="4.354cm" svg:y2="11.854cm" draw:start-shape="id13" draw:start-glue-point="0" draw:end-shape="id12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2" draw:start-glue-point="4" svg:d="M4000 11000l2047-990" svg:viewBox="0 0 2048 991">
          <text:p/>
        </draw:connector>
        <draw:frame draw:style-name="gr11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3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114" draw:text-style-name="P3" xml:id="id16" draw:id="id16" draw:layer="layout" svg:x1="6cm" svg:y1="13cm" svg:x2="8cm" svg:y2="13cm">
          <text:p/>
        </draw:line>
        <draw:line draw:style-name="gr115" draw:text-style-name="P3" draw:layer="layout" svg:x1="6cm" svg:y1="13.5cm" svg:x2="8cm" svg:y2="13.5cm">
          <text:p/>
        </draw:line>
        <draw:line draw:style-name="gr116" draw:text-style-name="P3" xml:id="id41" draw:id="id41" draw:layer="layout" svg:x1="6cm" svg:y1="14cm" svg:x2="8cm" svg:y2="14cm">
          <text:p/>
        </draw:line>
        <draw:line draw:style-name="gr117" draw:text-style-name="P3" draw:layer="layout" svg:x1="6cm" svg:y1="14cm" svg:x2="6cm" svg:y2="13cm">
          <text:p/>
        </draw:line>
        <draw:line draw:style-name="gr118" draw:text-style-name="P3" draw:layer="layout" svg:x1="8cm" svg:y1="14cm" svg:x2="8cm" svg:y2="13cm">
          <text:p/>
        </draw:line>
        <draw:frame draw:style-name="gr119" draw:text-style-name="P2" draw:layer="layout" svg:width="2cm" svg:height="0.5cm" svg:x="8.5cm" svg:y="13cm">
          <draw:text-box>
            <text:p text:style-name="P1"><text:span text:style-name="T1">v2, v10</text:span></text:p>
          </draw:text-box>
        </draw:frame>
        <draw:frame draw:style-name="gr120" draw:text-style-name="P2" draw:layer="layout" svg:width="2cm" svg:height="0.5cm" svg:x="8.5cm" svg:y="13.5cm">
          <draw:text-box>
            <text:p text:style-name="P1"><text:span text:style-name="T1">2</text:span></text:p>
          </draw:text-box>
        </draw:frame>
        <draw:line draw:style-name="gr121" draw:text-style-name="P3" draw:layer="layout" svg:x1="8.5cm" svg:y1="13cm" svg:x2="10.5cm" svg:y2="13cm">
          <text:p/>
        </draw:line>
        <draw:line draw:style-name="gr122" draw:text-style-name="P3" draw:layer="layout" svg:x1="8.5cm" svg:y1="13.5cm" svg:x2="10.5cm" svg:y2="13.5cm">
          <text:p/>
        </draw:line>
        <draw:line draw:style-name="gr123" draw:text-style-name="P3" draw:layer="layout" svg:x1="8.5cm" svg:y1="14cm" svg:x2="10.5cm" svg:y2="14cm">
          <text:p/>
        </draw:line>
        <draw:line draw:style-name="gr124" draw:text-style-name="P3" draw:layer="layout" svg:x1="8.5cm" svg:y1="14cm" svg:x2="8.5cm" svg:y2="13cm">
          <text:p/>
        </draw:line>
        <draw:line draw:style-name="gr125" draw:text-style-name="P3" xml:id="id21" draw:id="id21" draw:layer="layout" svg:x1="10.5cm" svg:y1="14cm" svg:x2="10.5cm" svg:y2="13cm">
          <text:p/>
        </draw:line>
        <draw:frame draw:style-name="gr126" draw:text-style-name="P2" draw:layer="layout" svg:width="2cm" svg:height="0.5cm" svg:x="11cm" svg:y="13cm">
          <draw:text-box>
            <text:p text:style-name="P1"><text:span text:style-name="T1">v3, v5</text:span></text:p>
          </draw:text-box>
        </draw:frame>
        <draw:frame draw:style-name="gr127" draw:text-style-name="P2" draw:layer="layout" svg:width="2cm" svg:height="0.5cm" svg:x="11cm" svg:y="13.5cm">
          <draw:text-box>
            <text:p text:style-name="P1"><text:span text:style-name="T1">2</text:span></text:p>
          </draw:text-box>
        </draw:frame>
        <draw:line draw:style-name="gr128" draw:text-style-name="P3" xml:id="id19" draw:id="id19" draw:layer="layout" svg:x1="11cm" svg:y1="13cm" svg:x2="13cm" svg:y2="13cm">
          <text:p/>
        </draw:line>
        <draw:line draw:style-name="gr129" draw:text-style-name="P3" draw:layer="layout" svg:x1="11cm" svg:y1="13.5cm" svg:x2="13cm" svg:y2="13.5cm">
          <text:p/>
        </draw:line>
        <draw:line draw:style-name="gr130" draw:text-style-name="P3" draw:layer="layout" svg:x1="11cm" svg:y1="14cm" svg:x2="13cm" svg:y2="14cm">
          <text:p/>
        </draw:line>
        <draw:line draw:style-name="gr131" draw:text-style-name="P3" draw:layer="layout" svg:x1="11cm" svg:y1="14cm" svg:x2="11cm" svg:y2="13cm">
          <text:p/>
        </draw:line>
        <draw:line draw:style-name="gr132" draw:text-style-name="P3" xml:id="id25" draw:id="id25" draw:layer="layout" svg:x1="13cm" svg:y1="14cm" svg:x2="13cm" svg:y2="13cm">
          <text:p/>
        </draw:line>
        <draw:frame draw:style-name="gr133" draw:text-style-name="P2" draw:layer="layout" svg:width="2cm" svg:height="0.5cm" svg:x="13.5cm" svg:y="13cm">
          <draw:text-box>
            <text:p text:style-name="P1"><text:span text:style-name="T1">v2, v3</text:span></text:p>
          </draw:text-box>
        </draw:frame>
        <draw:frame draw:style-name="gr134" draw:text-style-name="P2" draw:layer="layout" svg:width="2cm" svg:height="0.5cm" svg:x="13.5cm" svg:y="13.5cm">
          <draw:text-box>
            <text:p text:style-name="P1"><text:span text:style-name="T1">2</text:span></text:p>
          </draw:text-box>
        </draw:frame>
        <draw:line draw:style-name="gr135" draw:text-style-name="P3" draw:layer="layout" svg:x1="13.5cm" svg:y1="13cm" svg:x2="15.5cm" svg:y2="13cm">
          <text:p/>
        </draw:line>
        <draw:line draw:style-name="gr136" draw:text-style-name="P3" draw:layer="layout" svg:x1="13.5cm" svg:y1="13.5cm" svg:x2="15.5cm" svg:y2="13.5cm">
          <text:p/>
        </draw:line>
        <draw:line draw:style-name="gr137" draw:text-style-name="P3" draw:layer="layout" svg:x1="13.5cm" svg:y1="14cm" svg:x2="15.5cm" svg:y2="14cm">
          <text:p/>
        </draw:line>
        <draw:line draw:style-name="gr138" draw:text-style-name="P3" xml:id="id20" draw:id="id20" draw:layer="layout" svg:x1="13.5cm" svg:y1="14cm" svg:x2="13.5cm" svg:y2="13cm">
          <text:p/>
        </draw:line>
        <draw:line draw:style-name="gr139" draw:text-style-name="P3" xml:id="id29" draw:id="id29" draw:layer="layout" svg:x1="15.5cm" svg:y1="14cm" svg:x2="15.5cm" svg:y2="13cm">
          <text:p/>
        </draw:line>
        <draw:frame draw:style-name="gr140" draw:text-style-name="P2" draw:layer="layout" svg:width="2cm" svg:height="0.5cm" svg:x="16cm" svg:y="13cm">
          <draw:text-box>
            <text:p text:style-name="P1"><text:span text:style-name="T1">v0, v10</text:span></text:p>
          </draw:text-box>
        </draw:frame>
        <draw:frame draw:style-name="gr141" draw:text-style-name="P2" draw:layer="layout" svg:width="2cm" svg:height="0.5cm" svg:x="16cm" svg:y="13.5cm">
          <draw:text-box>
            <text:p text:style-name="P1"><text:span text:style-name="T1">1</text:span></text:p>
          </draw:text-box>
        </draw:frame>
        <draw:line draw:style-name="gr142" draw:text-style-name="P3" draw:layer="layout" svg:x1="16cm" svg:y1="13cm" svg:x2="18cm" svg:y2="13cm">
          <text:p/>
        </draw:line>
        <draw:line draw:style-name="gr143" draw:text-style-name="P3" draw:layer="layout" svg:x1="16cm" svg:y1="13.5cm" svg:x2="18cm" svg:y2="13.5cm">
          <text:p/>
        </draw:line>
        <draw:line draw:style-name="gr144" draw:text-style-name="P3" draw:layer="layout" svg:x1="16cm" svg:y1="14cm" svg:x2="18cm" svg:y2="14cm">
          <text:p/>
        </draw:line>
        <draw:line draw:style-name="gr145" draw:text-style-name="P3" xml:id="id23" draw:id="id23" draw:layer="layout" svg:x1="16cm" svg:y1="14cm" svg:x2="16cm" svg:y2="13cm">
          <text:p/>
        </draw:line>
        <draw:line draw:style-name="gr146" draw:text-style-name="P3" draw:layer="layout" svg:x1="18cm" svg:y1="14cm" svg:x2="18cm" svg:y2="13cm">
          <text:p/>
        </draw:line>
        <draw:frame draw:style-name="gr147" draw:text-style-name="P2" draw:layer="layout" svg:width="2cm" svg:height="0.5cm" svg:x="18.5cm" svg:y="13cm">
          <draw:text-box>
            <text:p text:style-name="P1"><text:span text:style-name="T1">v3, v4</text:span></text:p>
          </draw:text-box>
        </draw:frame>
        <draw:frame draw:style-name="gr148" draw:text-style-name="P2" draw:layer="layout" svg:width="2cm" svg:height="0.5cm" svg:x="18.5cm" svg:y="13.5cm">
          <draw:text-box>
            <text:p text:style-name="P1"><text:span text:style-name="T1">1</text:span></text:p>
          </draw:text-box>
        </draw:frame>
        <draw:line draw:style-name="gr149" draw:text-style-name="P3" xml:id="id31" draw:id="id31" draw:layer="layout" svg:x1="18.5cm" svg:y1="13cm" svg:x2="20.5cm" svg:y2="13cm">
          <text:p/>
        </draw:line>
        <draw:line draw:style-name="gr150" draw:text-style-name="P3" draw:layer="layout" svg:x1="18.5cm" svg:y1="13.5cm" svg:x2="20.5cm" svg:y2="13.5cm">
          <text:p/>
        </draw:line>
        <draw:line draw:style-name="gr151" draw:text-style-name="P3" draw:layer="layout" svg:x1="18.5cm" svg:y1="14cm" svg:x2="20.5cm" svg:y2="14cm">
          <text:p/>
        </draw:line>
        <draw:line draw:style-name="gr152" draw:text-style-name="P3" xml:id="id27" draw:id="id27" draw:layer="layout" svg:x1="18.5cm" svg:y1="14cm" svg:x2="18.5cm" svg:y2="13cm">
          <text:p/>
        </draw:line>
        <draw:line draw:style-name="gr153" draw:text-style-name="P3" draw:layer="layout" svg:x1="20.5cm" svg:y1="14cm" svg:x2="20.5cm" svg:y2="13cm">
          <text:p/>
        </draw:line>
        <draw:g xml:id="id34" draw:id="id34">
          <draw:frame draw:style-name="gr154" draw:text-style-name="P2" draw:layer="layout" svg:width="2cm" svg:height="0.5cm" svg:x="21cm" svg:y="13cm">
            <draw:text-box>
              <text:p text:style-name="P1"><text:span text:style-name="T1">v0, v1</text:span></text:p>
            </draw:text-box>
          </draw:frame>
          <draw:frame draw:style-name="gr155" draw:text-style-name="P2" draw:layer="layout" svg:width="2cm" svg:height="0.5cm" svg:x="21cm" svg:y="13.5cm">
            <draw:text-box>
              <text:p text:style-name="P1"><text:span text:style-name="T1">1</text:span></text:p>
            </draw:text-box>
          </draw:frame>
          <draw:line draw:style-name="gr156" draw:text-style-name="P3" draw:layer="layout" svg:x1="21cm" svg:y1="13cm" svg:x2="23cm" svg:y2="13cm">
            <text:p/>
          </draw:line>
          <draw:line draw:style-name="gr157" draw:text-style-name="P3" draw:layer="layout" svg:x1="21cm" svg:y1="13.5cm" svg:x2="23cm" svg:y2="13.5cm">
            <text:p/>
          </draw:line>
          <draw:line draw:style-name="gr158" draw:text-style-name="P3" draw:layer="layout" svg:x1="21cm" svg:y1="14cm" svg:x2="23cm" svg:y2="14cm">
            <text:p/>
          </draw:line>
          <draw:line draw:style-name="gr159" draw:text-style-name="P3" draw:layer="layout" svg:x1="21cm" svg:y1="14cm" svg:x2="21cm" svg:y2="13cm">
            <text:p/>
          </draw:line>
          <draw:line draw:style-name="gr160" draw:text-style-name="P3" draw:layer="layout" svg:x1="23cm" svg:y1="14cm" svg:x2="23cm" svg:y2="13cm">
            <text:p/>
          </draw:line>
        </draw:g>
        <draw:g xml:id="id36" draw:id="id36">
          <draw:frame draw:style-name="gr161" draw:text-style-name="P2" draw:layer="layout" svg:width="2cm" svg:height="0.5cm" svg:x="23.487cm" svg:y="13.028cm">
            <draw:text-box>
              <text:p text:style-name="P1"><text:span text:style-name="T1">v1, v2</text:span></text:p>
            </draw:text-box>
          </draw:frame>
          <draw:frame draw:style-name="gr162" draw:text-style-name="P2" draw:layer="layout" svg:width="2cm" svg:height="0.5cm" svg:x="23.487cm" svg:y="13.528cm">
            <draw:text-box>
              <text:p text:style-name="P1"><text:span text:style-name="T1">2</text:span></text:p>
            </draw:text-box>
          </draw:frame>
          <draw:line draw:style-name="gr163" draw:text-style-name="P3" draw:layer="layout" svg:x1="23.487cm" svg:y1="13.028cm" svg:x2="25.487cm" svg:y2="13.028cm">
            <text:p/>
          </draw:line>
          <draw:line draw:style-name="gr164" draw:text-style-name="P3" draw:layer="layout" svg:x1="23.487cm" svg:y1="13.528cm" svg:x2="25.487cm" svg:y2="13.528cm">
            <text:p/>
          </draw:line>
          <draw:line draw:style-name="gr165" draw:text-style-name="P3" draw:layer="layout" svg:x1="23.487cm" svg:y1="14.028cm" svg:x2="25.487cm" svg:y2="14.028cm">
            <text:p/>
          </draw:line>
          <draw:line draw:style-name="gr166" draw:text-style-name="P3" draw:layer="layout" svg:x1="23.487cm" svg:y1="14.028cm" svg:x2="23.487cm" svg:y2="13.028cm">
            <text:p/>
          </draw:line>
          <draw:line draw:style-name="gr167" draw:text-style-name="P3" draw:layer="layout" svg:x1="25.487cm" svg:y1="14.028cm" svg:x2="25.487cm" svg:y2="13.028cm">
            <text:p/>
          </draw:line>
        </draw:g>
        <draw:g xml:id="id37" draw:id="id37">
          <draw:frame draw:style-name="gr168" draw:text-style-name="P2" draw:layer="layout" svg:width="2cm" svg:height="0.5cm" svg:x="26cm" svg:y="13cm">
            <draw:text-box>
              <text:p text:style-name="P1"><text:span text:style-name="T1">v1, v4</text:span></text:p>
            </draw:text-box>
          </draw:frame>
          <draw:frame draw:style-name="gr169" draw:text-style-name="P2" draw:layer="layout" svg:width="2cm" svg:height="0.5cm" svg:x="26cm" svg:y="13.5cm">
            <draw:text-box>
              <text:p text:style-name="P1"><text:span text:style-name="T1">1</text:span></text:p>
            </draw:text-box>
          </draw:frame>
          <draw:line draw:style-name="gr170" draw:text-style-name="P3" draw:layer="layout" svg:x1="26cm" svg:y1="13cm" svg:x2="28cm" svg:y2="13cm">
            <text:p/>
          </draw:line>
          <draw:line draw:style-name="gr171" draw:text-style-name="P3" draw:layer="layout" svg:x1="26cm" svg:y1="13.5cm" svg:x2="28cm" svg:y2="13.5cm">
            <text:p/>
          </draw:line>
          <draw:line draw:style-name="gr172" draw:text-style-name="P3" draw:layer="layout" svg:x1="26cm" svg:y1="14cm" svg:x2="28cm" svg:y2="14cm">
            <text:p/>
          </draw:line>
          <draw:line draw:style-name="gr173" draw:text-style-name="P3" draw:layer="layout" svg:x1="26cm" svg:y1="14cm" svg:x2="26cm" svg:y2="13cm">
            <text:p/>
          </draw:line>
          <draw:line draw:style-name="gr174" draw:text-style-name="P3" draw:layer="layout" svg:x1="28cm" svg:y1="14cm" svg:x2="28cm" svg:y2="13cm">
            <text:p/>
          </draw:line>
        </draw:g>
        <draw:custom-shape draw:style-name="gr175" draw:text-style-name="P6" xml:id="id14" draw:id="id14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4" draw:start-glue-point="4" svg:d="M6501 11001l3140-5025" svg:viewBox="0 0 3141 5026">
          <text:p/>
        </draw:connector>
        <draw:custom-shape draw:style-name="gr176" draw:text-style-name="P6" xml:id="id15" draw:id="id15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5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6" draw:start-glue-point="0" draw:end-shape="id15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5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1" draw:start-glue-point="0" draw:end-shape="id14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6" draw:start-glue-point="0" draw:end-shape="id14" draw:end-glue-point="9" svg:d="M7000 13000l-145-1145" svg:viewBox="0 0 146 1146">
          <text:p/>
        </draw:connector>
        <draw:custom-shape draw:style-name="gr177" draw:text-style-name="P6" xml:id="id17" draw:id="id17" draw:layer="layout" svg:width="1cm" svg:height="1cm" svg:x="11.003cm" svg:y="11.003cm">
          <text:p text:style-name="P5"><text:span text:style-name="T2">R</text:span><text:span text:style-name="T3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.503cm" svg:y1="11.003cm" svg:x2="15cm" svg:y2="10cm" draw:start-shape="id17" draw:start-glue-point="4" draw:end-shape="id18" draw:end-glue-point="0" svg:d="M11503 11003l3497-1003" svg:viewBox="0 0 3498 1004">
          <text:p/>
        </draw:connector>
        <draw:connector draw:style-name="gr8" draw:text-style-name="P4" draw:layer="layout" draw:type="line" svg:x1="12cm" svg:y1="13cm" svg:x2="11.503cm" svg:y2="12.003cm" draw:start-shape="id19" draw:start-glue-point="0" draw:end-shape="id17" draw:end-glue-point="8" svg:d="M12000 13000l-497-997" svg:viewBox="0 0 498 998">
          <text:p/>
        </draw:connector>
        <draw:connector draw:style-name="gr8" draw:text-style-name="P4" draw:layer="layout" draw:type="line" svg:x1="13.5cm" svg:y1="13cm" svg:x2="11.857cm" svg:y2="11.857cm" draw:start-shape="id20" draw:start-glue-point="0" draw:end-shape="id17" draw:end-glue-point="9" svg:d="M13500 13000l-1643-1143" svg:viewBox="0 0 1644 1144">
          <text:p/>
        </draw:connector>
        <draw:custom-shape draw:style-name="gr178" draw:text-style-name="P6" xml:id="id22" draw:id="id22" draw:layer="layout" svg:width="1cm" svg:height="1cm" svg:x="13.504cm" svg:y="11.004cm">
          <text:p text:style-name="P5"><text:span text:style-name="T2">R</text:span><text:span text:style-name="T3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5cm" svg:y1="13cm" svg:x2="14.004cm" svg:y2="12.004cm" draw:start-shape="id21" draw:start-glue-point="0" draw:end-shape="id22" draw:end-glue-point="8" svg:d="M10500 13000l3504-996" svg:viewBox="0 0 3505 997">
          <text:p/>
        </draw:connector>
        <draw:connector draw:style-name="gr8" draw:text-style-name="P4" draw:layer="layout" draw:type="line" svg:x1="16cm" svg:y1="13cm" svg:x2="14.358cm" svg:y2="11.858cm" draw:start-shape="id23" draw:start-glue-point="0" draw:end-shape="id22" draw:end-glue-point="9" svg:d="M16000 13000l-1642-1142" svg:viewBox="0 0 1643 1143">
          <text:p/>
        </draw:connector>
        <draw:connector draw:style-name="gr8" draw:text-style-name="P4" draw:layer="layout" draw:type="line" svg:x1="14.358cm" svg:y1="11.15cm" svg:x2="17cm" svg:y2="10cm" draw:start-shape="id22" draw:start-glue-point="11" draw:end-shape="id24" draw:end-glue-point="2" svg:d="M14358 11150l2642-1150" svg:viewBox="0 0 2643 1151">
          <text:p/>
        </draw:connector>
        <draw:custom-shape draw:style-name="gr179" draw:text-style-name="P6" xml:id="id26" draw:id="id26" draw:layer="layout" svg:width="1cm" svg:height="1cm" svg:x="16.005cm" svg:y="11.005cm">
          <text:p text:style-name="P5"><text:span text:style-name="T2">R</text:span><text:span text:style-name="T3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3cm" svg:y1="13cm" svg:x2="16.505cm" svg:y2="12.005cm" draw:start-shape="id25" draw:start-glue-point="0" draw:end-shape="id26" draw:end-glue-point="8" svg:d="M13000 13000l3505-995" svg:viewBox="0 0 3506 996">
          <text:p/>
        </draw:connector>
        <draw:connector draw:style-name="gr8" draw:text-style-name="P4" draw:layer="layout" draw:type="line" svg:x1="18.5cm" svg:y1="13cm" svg:x2="16.859cm" svg:y2="11.859cm" draw:start-shape="id27" draw:start-glue-point="0" draw:end-shape="id26" draw:end-glue-point="9" svg:d="M18500 13000l-1641-1141" svg:viewBox="0 0 1642 1142">
          <text:p/>
        </draw:connector>
        <draw:connector draw:style-name="gr8" draw:text-style-name="P4" draw:layer="layout" draw:type="line" svg:x1="16.505cm" svg:y1="11.005cm" svg:x2="16.5cm" svg:y2="6cm" draw:start-shape="id26" draw:start-glue-point="4" draw:end-shape="id28" draw:end-glue-point="2" svg:d="M16505 11005l-5-5005" svg:viewBox="0 0 6 5006">
          <text:p/>
        </draw:connector>
        <draw:custom-shape draw:style-name="gr180" draw:text-style-name="P6" xml:id="id30" draw:id="id30" draw:layer="layout" svg:width="1cm" svg:height="1cm" svg:x="18.506cm" svg:y="11.006cm">
          <text:p text:style-name="P5"><text:span text:style-name="T2">R</text:span><text:span text:style-name="T3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5.5cm" svg:y1="13cm" svg:x2="18.652cm" svg:y2="11.86cm" draw:start-shape="id29" draw:start-glue-point="0" draw:end-shape="id30" draw:end-glue-point="7" svg:d="M15500 13000l3152-1140" svg:viewBox="0 0 3153 1141">
          <text:p/>
        </draw:connector>
        <draw:connector draw:style-name="gr8" draw:text-style-name="P4" draw:layer="layout" draw:type="line" svg:x1="19.5cm" svg:y1="13cm" svg:x2="19.36cm" svg:y2="11.86cm" draw:start-shape="id31" draw:start-glue-point="0" draw:end-shape="id30" draw:end-glue-point="9" svg:d="M19500 13000l-140-1140" svg:viewBox="0 0 141 1141">
          <text:p/>
        </draw:connector>
        <draw:connector draw:style-name="gr8" draw:text-style-name="P4" draw:layer="layout" draw:type="line" svg:x1="19.006cm" svg:y1="11.006cm" svg:x2="21cm" svg:y2="10cm" draw:start-shape="id30" draw:start-glue-point="4" draw:end-shape="id7" draw:end-glue-point="2" svg:d="M19006 11006l1994-1006" svg:viewBox="0 0 1995 1007">
          <text:p/>
        </draw:connector>
        <draw:custom-shape draw:style-name="gr181" draw:text-style-name="P6" xml:id="id32" draw:id="id32" draw:layer="layout" svg:width="1cm" svg:height="1cm" svg:x="21.007cm" svg:y="11.007cm">
          <text:p text:style-name="P5"><text:span text:style-name="T2">R</text:span><text:span text:style-name="T3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1.507cm" svg:y1="11.007cm" svg:x2="18cm" svg:y2="10cm" draw:start-shape="id32" draw:start-glue-point="4" draw:end-shape="id33" draw:end-glue-point="0" svg:d="M21507 11007l-3507-1007" svg:viewBox="0 0 3508 1008">
          <text:p/>
        </draw:connector>
        <draw:connector draw:style-name="gr8" draw:text-style-name="P4" draw:layer="layout" draw:type="line" svg:x1="19.5cm" svg:y1="13cm" svg:x2="21.507cm" svg:y2="12.007cm" draw:start-shape="id31" draw:start-glue-point="0" draw:end-shape="id32" draw:end-glue-point="8" svg:d="M19500 13000l2007-993" svg:viewBox="0 0 2008 994">
          <text:p/>
        </draw:connector>
        <draw:connector draw:style-name="gr8" draw:text-style-name="P4" draw:layer="layout" draw:type="line" svg:x1="22cm" svg:y1="13cm" svg:x2="21.507cm" svg:y2="12.007cm" draw:start-shape="id34" draw:start-glue-point="0" draw:end-shape="id32" draw:end-glue-point="8" svg:d="M22000 13000l-493-993" svg:viewBox="0 0 494 994">
          <text:p/>
        </draw:connector>
        <draw:custom-shape draw:style-name="gr182" draw:text-style-name="P6" xml:id="id35" draw:id="id35" draw:layer="layout" svg:width="1cm" svg:height="1cm" svg:x="23.508cm" svg:y="11.008cm">
          <text:p text:style-name="P5"><text:span text:style-name="T2">R</text:span><text:span text:style-name="T3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4.008cm" svg:y1="11.008cm" svg:x2="21cm" svg:y2="10cm" draw:start-shape="id35" draw:start-glue-point="4" draw:end-shape="id7" draw:end-glue-point="2" svg:d="M24008 11008l-3008-1008" svg:viewBox="0 0 3009 1009">
          <text:p/>
        </draw:connector>
        <draw:connector draw:style-name="gr8" draw:text-style-name="P4" draw:layer="layout" draw:type="line" svg:x1="24.487cm" svg:y1="13.028cm" svg:x2="24.008cm" svg:y2="12.008cm" draw:start-shape="id36" draw:start-glue-point="0" draw:end-shape="id35" draw:end-glue-point="8" svg:d="M24487 13028l-479-1020" svg:viewBox="0 0 480 1021">
          <text:p/>
        </draw:connector>
        <draw:connector draw:style-name="gr8" draw:text-style-name="P4" draw:layer="layout" draw:type="line" svg:x1="27cm" svg:y1="13cm" svg:x2="24.362cm" svg:y2="11.862cm" draw:start-shape="id37" draw:start-glue-point="0" draw:end-shape="id35" draw:end-glue-point="9" svg:d="M27000 13000l-2638-1138" svg:viewBox="0 0 2639 1139">
          <text:p/>
        </draw:connector>
        <draw:custom-shape draw:style-name="gr183" draw:text-style-name="P6" xml:id="id38" draw:id="id38" draw:layer="layout" svg:width="1cm" svg:height="1cm" svg:x="23.009cm" svg:y="7.009cm">
          <text:p text:style-name="P5"><text:span text:style-name="T2">R</text:span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2cm" svg:y1="13cm" svg:x2="23.509cm" svg:y2="8.009cm" draw:start-shape="id34" draw:start-glue-point="0" draw:end-shape="id38" draw:end-glue-point="8" svg:d="M22000 13000l1509-4991" svg:viewBox="0 0 1510 4992">
          <text:p/>
        </draw:connector>
        <draw:connector draw:style-name="gr8" draw:text-style-name="P4" draw:layer="layout" draw:type="line" svg:x1="27cm" svg:y1="13cm" svg:x2="23.509cm" svg:y2="8.009cm" draw:start-shape="id37" draw:start-glue-point="0" draw:end-shape="id38" draw:end-glue-point="8" svg:d="M27000 13000l-3491-4991" svg:viewBox="0 0 3492 4992">
          <text:p/>
        </draw:connector>
        <draw:connector draw:style-name="gr8" draw:text-style-name="P4" draw:layer="layout" draw:type="line" svg:x1="23.509cm" svg:y1="7.009cm" svg:x2="21.5cm" svg:y2="6cm" draw:start-shape="id38" draw:start-glue-point="4" draw:end-shape="id39" draw:end-glue-point="2" svg:d="M23509 7009l-2009-1009" svg:viewBox="0 0 2010 1010">
          <text:p/>
        </draw:connector>
        <draw:frame draw:style-name="gr184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85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186" draw:text-style-name="P3" draw:layer="layout" svg:x1="4.5cm" svg:y1="17cm" svg:x2="6.5cm" svg:y2="17cm">
          <text:p/>
        </draw:line>
        <draw:line draw:style-name="gr187" draw:text-style-name="P3" draw:layer="layout" svg:x1="4.5cm" svg:y1="17.5cm" svg:x2="6.5cm" svg:y2="17.5cm">
          <text:p/>
        </draw:line>
        <draw:line draw:style-name="gr188" draw:text-style-name="P3" draw:layer="layout" svg:x1="4.5cm" svg:y1="18cm" svg:x2="6.5cm" svg:y2="18cm">
          <text:p/>
        </draw:line>
        <draw:line draw:style-name="gr189" draw:text-style-name="P3" draw:layer="layout" svg:x1="4.5cm" svg:y1="18cm" svg:x2="4.5cm" svg:y2="17cm">
          <text:p/>
        </draw:line>
        <draw:line draw:style-name="gr190" draw:text-style-name="P3" draw:layer="layout" svg:x1="6.5cm" svg:y1="18cm" svg:x2="6.5cm" svg:y2="17cm">
          <text:p/>
        </draw:line>
        <draw:frame draw:style-name="gr191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92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193" draw:text-style-name="P3" draw:layer="layout" svg:x1="7.5cm" svg:y1="17cm" svg:x2="9.5cm" svg:y2="17cm">
          <text:p/>
        </draw:line>
        <draw:line draw:style-name="gr194" draw:text-style-name="P3" draw:layer="layout" svg:x1="7.5cm" svg:y1="17.5cm" svg:x2="9.5cm" svg:y2="17.5cm">
          <text:p/>
        </draw:line>
        <draw:line draw:style-name="gr195" draw:text-style-name="P3" draw:layer="layout" svg:x1="7.5cm" svg:y1="18cm" svg:x2="9.5cm" svg:y2="18cm">
          <text:p/>
        </draw:line>
        <draw:line draw:style-name="gr196" draw:text-style-name="P3" draw:layer="layout" svg:x1="7.5cm" svg:y1="18cm" svg:x2="7.5cm" svg:y2="17cm">
          <text:p/>
        </draw:line>
        <draw:line draw:style-name="gr197" draw:text-style-name="P3" draw:layer="layout" svg:x1="9.5cm" svg:y1="18cm" svg:x2="9.5cm" svg:y2="17cm">
          <text:p/>
        </draw:line>
        <draw:custom-shape draw:style-name="gr198" draw:text-style-name="P6" xml:id="id40" draw:id="id40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3" draw:layer="layout" draw:type="line" svg:x1="5.5cm" svg:y1="17cm" svg:x2="6.646cm" svg:y2="15.854cm" draw:end-shape="id40" draw:end-glue-point="7" svg:d="M5500 17000l1146-1146" svg:viewBox="0 0 1147 1147">
          <text:p/>
        </draw:connector>
        <draw:connector draw:style-name="gr200" draw:text-style-name="P3" draw:layer="layout" draw:type="line" svg:x1="8.5cm" svg:y1="17cm" svg:x2="7.354cm" svg:y2="15.854cm" draw:end-shape="id40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40" draw:start-glue-point="4" draw:end-shape="id41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1" draw:text-style-name="P7" draw:layer="layout" svg:width="1.166cm" svg:height="0.47cm" svg:x="3.318cm" svg:y="16.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1" draw:text-style-name="P7" draw:layer="layout" svg:width="1.117cm" svg:height="0.53cm" svg:x="7.507cm" svg:y="15.16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1" draw:text-style-name="P7" draw:layer="layout" svg:width="1.445cm" svg:height="0.53cm" svg:x="7.108cm" svg:y="13.9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2" draw:style-name="dp1" draw:master-page-name="Default">
        <draw:frame draw:style-name="gr202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03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04" draw:text-style-name="P3" draw:layer="layout" svg:x1="14cm" svg:y1="1cm" svg:x2="16cm" svg:y2="1cm">
          <text:p/>
        </draw:line>
        <draw:line draw:style-name="gr205" draw:text-style-name="P3" draw:layer="layout" svg:x1="14cm" svg:y1="1.5cm" svg:x2="16cm" svg:y2="1.5cm">
          <text:p/>
        </draw:line>
        <draw:line draw:style-name="gr206" draw:text-style-name="P3" xml:id="id42" draw:id="id42" draw:layer="layout" svg:x1="14cm" svg:y1="2cm" svg:x2="16cm" svg:y2="2cm">
          <text:p/>
        </draw:line>
        <draw:line draw:style-name="gr207" draw:text-style-name="P3" draw:layer="layout" svg:x1="14cm" svg:y1="2cm" svg:x2="14cm" svg:y2="1cm">
          <text:p/>
        </draw:line>
        <draw:line draw:style-name="gr208" draw:text-style-name="P3" draw:layer="layout" svg:x1="16cm" svg:y1="2cm" svg:x2="16cm" svg:y2="1cm">
          <text:p/>
        </draw:line>
        <draw:connector draw:style-name="gr209" draw:text-style-name="P4" draw:layer="layout" draw:type="line" svg:x1="13.596cm" svg:y1="7.011cm" svg:x2="15cm" svg:y2="2cm" draw:end-shape="id42" draw:end-glue-point="0" svg:d="M13596 7011l1404-5011" svg:viewBox="0 0 1405 5012">
          <text:p/>
        </draw:connector>
        <draw:frame draw:style-name="gr210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211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212" draw:text-style-name="P3" draw:layer="layout" svg:x1="8.5cm" svg:y1="5cm" svg:x2="10.5cm" svg:y2="5cm">
          <text:p/>
        </draw:line>
        <draw:line draw:style-name="gr213" draw:text-style-name="P3" draw:layer="layout" svg:x1="8.5cm" svg:y1="5.5cm" svg:x2="10.5cm" svg:y2="5.5cm">
          <text:p/>
        </draw:line>
        <draw:line draw:style-name="gr214" draw:text-style-name="P3" draw:layer="layout" svg:x1="8.5cm" svg:y1="6cm" svg:x2="10.5cm" svg:y2="6cm">
          <text:p/>
        </draw:line>
        <draw:line draw:style-name="gr215" draw:text-style-name="P3" draw:layer="layout" svg:x1="8.5cm" svg:y1="6cm" svg:x2="8.5cm" svg:y2="5cm">
          <text:p/>
        </draw:line>
        <draw:line draw:style-name="gr216" draw:text-style-name="P3" draw:layer="layout" svg:x1="10.5cm" svg:y1="6cm" svg:x2="10.5cm" svg:y2="5cm">
          <text:p/>
        </draw:line>
        <draw:frame draw:style-name="gr217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218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219" draw:text-style-name="P3" draw:layer="layout" svg:x1="11.5cm" svg:y1="5cm" svg:x2="13.5cm" svg:y2="5cm">
          <text:p/>
        </draw:line>
        <draw:line draw:style-name="gr220" draw:text-style-name="P3" draw:layer="layout" svg:x1="11.5cm" svg:y1="5.5cm" svg:x2="13.5cm" svg:y2="5.5cm">
          <text:p/>
        </draw:line>
        <draw:line draw:style-name="gr221" draw:text-style-name="P3" draw:layer="layout" svg:x1="11.5cm" svg:y1="6cm" svg:x2="13.5cm" svg:y2="6cm">
          <text:p/>
        </draw:line>
        <draw:line draw:style-name="gr222" draw:text-style-name="P3" draw:layer="layout" svg:x1="11.5cm" svg:y1="6cm" svg:x2="11.5cm" svg:y2="5cm">
          <text:p/>
        </draw:line>
        <draw:line draw:style-name="gr223" draw:text-style-name="P3" draw:layer="layout" svg:x1="13.5cm" svg:y1="6cm" svg:x2="13.5cm" svg:y2="5cm">
          <text:p/>
        </draw:line>
        <draw:custom-shape draw:style-name="gr224" draw:text-style-name="P6" xml:id="id43" draw:id="id43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5" draw:text-style-name="P3" draw:layer="layout" draw:type="line" svg:x1="9.5cm" svg:y1="5cm" svg:x2="10.646cm" svg:y2="3.854cm" draw:end-shape="id43" draw:end-glue-point="7" svg:d="M9500 5000l1146-1146" svg:viewBox="0 0 1147 1147">
          <text:p/>
        </draw:connector>
        <draw:connector draw:style-name="gr226" draw:text-style-name="P3" draw:layer="layout" draw:type="line" svg:x1="12.5cm" svg:y1="5cm" svg:x2="11.354cm" svg:y2="3.854cm" draw:end-shape="id43" draw:end-glue-point="9" svg:d="M12500 5000l-1146-1146" svg:viewBox="0 0 1147 1147">
          <text:p/>
        </draw:connector>
        <draw:custom-shape draw:style-name="gr227" draw:text-style-name="P6" xml:id="id45" draw:id="id45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228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229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230" draw:text-style-name="P3" draw:layer="layout" svg:x1="5cm" svg:y1="9cm" svg:x2="7cm" svg:y2="9cm">
          <text:p/>
        </draw:line>
        <draw:line draw:style-name="gr231" draw:text-style-name="P3" draw:layer="layout" svg:x1="5cm" svg:y1="9.5cm" svg:x2="7cm" svg:y2="9.5cm">
          <text:p/>
        </draw:line>
        <draw:line draw:style-name="gr232" draw:text-style-name="P3" draw:layer="layout" svg:x1="5cm" svg:y1="10cm" svg:x2="7cm" svg:y2="10cm">
          <text:p/>
        </draw:line>
        <draw:line draw:style-name="gr233" draw:text-style-name="P3" draw:layer="layout" svg:x1="5cm" svg:y1="10cm" svg:x2="5cm" svg:y2="9cm">
          <text:p/>
        </draw:line>
        <draw:line draw:style-name="gr234" draw:text-style-name="P3" draw:layer="layout" svg:x1="7cm" svg:y1="10cm" svg:x2="7cm" svg:y2="9cm">
          <text:p/>
        </draw:line>
        <draw:frame draw:style-name="gr235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236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237" draw:text-style-name="P3" draw:layer="layout" svg:x1="8cm" svg:y1="9cm" svg:x2="10cm" svg:y2="9cm">
          <text:p/>
        </draw:line>
        <draw:line draw:style-name="gr238" draw:text-style-name="P3" draw:layer="layout" svg:x1="8cm" svg:y1="9.5cm" svg:x2="10cm" svg:y2="9.5cm">
          <text:p/>
        </draw:line>
        <draw:line draw:style-name="gr239" draw:text-style-name="P3" draw:layer="layout" svg:x1="8cm" svg:y1="10cm" svg:x2="10cm" svg:y2="10cm">
          <text:p/>
        </draw:line>
        <draw:line draw:style-name="gr240" draw:text-style-name="P3" draw:layer="layout" svg:x1="8cm" svg:y1="10cm" svg:x2="8cm" svg:y2="9cm">
          <text:p/>
        </draw:line>
        <draw:line draw:style-name="gr241" draw:text-style-name="P3" draw:layer="layout" svg:x1="10cm" svg:y1="10cm" svg:x2="10cm" svg:y2="9cm">
          <text:p/>
        </draw:line>
        <draw:custom-shape draw:style-name="gr242" draw:text-style-name="P6" xml:id="id44" draw:id="id44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3" draw:text-style-name="P3" draw:layer="layout" draw:type="line" svg:x1="6cm" svg:y1="9cm" svg:x2="7.146cm" svg:y2="7.854cm" draw:end-shape="id44" draw:end-glue-point="7" svg:d="M6000 9000l1146-1146" svg:viewBox="0 0 1147 1147">
          <text:p/>
        </draw:connector>
        <draw:connector draw:style-name="gr244" draw:text-style-name="P3" draw:layer="layout" draw:type="line" svg:x1="9cm" svg:y1="9cm" svg:x2="7.854cm" svg:y2="7.854cm" draw:end-shape="id44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45" draw:end-glue-point="6" svg:d="M6000 9000l4001-1499" svg:viewBox="0 0 4002 1500">
          <text:p/>
        </draw:connector>
        <draw:frame draw:style-name="gr245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246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247" draw:text-style-name="P3" draw:layer="layout" svg:x1="11cm" svg:y1="9cm" svg:x2="13cm" svg:y2="9cm">
          <text:p/>
        </draw:line>
        <draw:line draw:style-name="gr248" draw:text-style-name="P3" draw:layer="layout" svg:x1="11cm" svg:y1="9.5cm" svg:x2="13cm" svg:y2="9.5cm">
          <text:p/>
        </draw:line>
        <draw:line draw:style-name="gr249" draw:text-style-name="P3" draw:layer="layout" svg:x1="11cm" svg:y1="10cm" svg:x2="13cm" svg:y2="10cm">
          <text:p/>
        </draw:line>
        <draw:line draw:style-name="gr250" draw:text-style-name="P3" draw:layer="layout" svg:x1="11cm" svg:y1="10cm" svg:x2="11cm" svg:y2="9cm">
          <text:p/>
        </draw:line>
        <draw:line draw:style-name="gr251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45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45" draw:start-glue-point="4" svg:d="M10501 7001l1999-1001" svg:viewBox="0 0 2000 1002">
          <text:p/>
        </draw:connector>
        <draw:custom-shape draw:style-name="gr252" draw:text-style-name="P6" xml:id="id46" draw:id="id46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9" draw:text-style-name="P4" draw:layer="layout" svg:x1="12cm" svg:y1="9cm" svg:x2="13.6cm" svg:y2="8cm">
          <text:p/>
        </draw:line>
        <draw:connector draw:style-name="gr209" draw:text-style-name="P4" draw:layer="layout" draw:type="line" svg:x1="9.004cm" svg:y1="9.014cm" svg:x2="13.147cm" svg:y2="7.855cm" draw:end-shape="id46" draw:end-glue-point="7" svg:d="M9004 9014l4143-1159" svg:viewBox="0 0 4144 1160">
          <text:p/>
        </draw:connector>
        <draw:g xml:id="id47" draw:id="id47">
          <draw:frame draw:style-name="gr253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254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255" draw:text-style-name="P3" draw:layer="layout" svg:x1="1cm" svg:y1="13cm" svg:x2="3cm" svg:y2="13cm">
            <text:p/>
          </draw:line>
          <draw:line draw:style-name="gr256" draw:text-style-name="P3" draw:layer="layout" svg:x1="1cm" svg:y1="13.5cm" svg:x2="3cm" svg:y2="13.5cm">
            <text:p/>
          </draw:line>
          <draw:line draw:style-name="gr257" draw:text-style-name="P3" draw:layer="layout" svg:x1="1cm" svg:y1="14cm" svg:x2="3cm" svg:y2="14cm">
            <text:p/>
          </draw:line>
          <draw:line draw:style-name="gr258" draw:text-style-name="P3" draw:layer="layout" svg:x1="1cm" svg:y1="14cm" svg:x2="1cm" svg:y2="13cm">
            <text:p/>
          </draw:line>
          <draw:line draw:style-name="gr259" draw:text-style-name="P3" draw:layer="layout" svg:x1="3cm" svg:y1="14cm" svg:x2="3cm" svg:y2="13cm">
            <text:p/>
          </draw:line>
        </draw:g>
        <draw:g xml:id="id49" draw:id="id49">
          <draw:frame draw:style-name="gr260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261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262" draw:text-style-name="P3" draw:layer="layout" svg:x1="3.5cm" svg:y1="13cm" svg:x2="5.5cm" svg:y2="13cm">
            <text:p/>
          </draw:line>
          <draw:line draw:style-name="gr263" draw:text-style-name="P3" draw:layer="layout" svg:x1="3.5cm" svg:y1="13.5cm" svg:x2="5.5cm" svg:y2="13.5cm">
            <text:p/>
          </draw:line>
          <draw:line draw:style-name="gr264" draw:text-style-name="P3" draw:layer="layout" svg:x1="3.5cm" svg:y1="14cm" svg:x2="5.5cm" svg:y2="14cm">
            <text:p/>
          </draw:line>
          <draw:line draw:style-name="gr265" draw:text-style-name="P3" draw:layer="layout" svg:x1="3.5cm" svg:y1="14cm" svg:x2="3.5cm" svg:y2="13cm">
            <text:p/>
          </draw:line>
          <draw:line draw:style-name="gr266" draw:text-style-name="P3" draw:layer="layout" svg:x1="5.5cm" svg:y1="14cm" svg:x2="5.5cm" svg:y2="13cm">
            <text:p/>
          </draw:line>
        </draw:g>
        <draw:custom-shape draw:style-name="gr267" draw:text-style-name="P6" xml:id="id48" draw:id="id48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8" draw:text-style-name="P3" draw:layer="layout" draw:type="line" svg:x1="2cm" svg:y1="13cm" svg:x2="3.646cm" svg:y2="11.854cm" draw:start-shape="id47" draw:start-glue-point="0" draw:end-shape="id48" draw:end-glue-point="7" svg:d="M2000 13000l1646-1146" svg:viewBox="0 0 1647 1147">
          <text:p/>
        </draw:connector>
        <draw:connector draw:style-name="gr269" draw:text-style-name="P3" draw:layer="layout" draw:type="line" svg:x1="4.5cm" svg:y1="13cm" svg:x2="4.354cm" svg:y2="11.854cm" draw:start-shape="id49" draw:start-glue-point="0" draw:end-shape="id48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48" draw:start-glue-point="4" svg:d="M4000 11000l2047-990" svg:viewBox="0 0 2048 991">
          <text:p/>
        </draw:connector>
        <draw:frame draw:style-name="gr270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271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272" draw:text-style-name="P3" xml:id="id52" draw:id="id52" draw:layer="layout" svg:x1="6cm" svg:y1="13cm" svg:x2="8cm" svg:y2="13cm">
          <text:p/>
        </draw:line>
        <draw:line draw:style-name="gr273" draw:text-style-name="P3" draw:layer="layout" svg:x1="6cm" svg:y1="13.5cm" svg:x2="8cm" svg:y2="13.5cm">
          <text:p/>
        </draw:line>
        <draw:line draw:style-name="gr274" draw:text-style-name="P3" xml:id="id54" draw:id="id54" draw:layer="layout" svg:x1="6cm" svg:y1="14cm" svg:x2="8cm" svg:y2="14cm">
          <text:p/>
        </draw:line>
        <draw:line draw:style-name="gr275" draw:text-style-name="P3" draw:layer="layout" svg:x1="6cm" svg:y1="14cm" svg:x2="6cm" svg:y2="13cm">
          <text:p/>
        </draw:line>
        <draw:line draw:style-name="gr276" draw:text-style-name="P3" draw:layer="layout" svg:x1="8cm" svg:y1="14cm" svg:x2="8cm" svg:y2="13cm">
          <text:p/>
        </draw:line>
        <draw:custom-shape draw:style-name="gr277" draw:text-style-name="P6" xml:id="id50" draw:id="id50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6.501cm" svg:y1="11.001cm" svg:x2="9.641cm" svg:y2="5.976cm" draw:start-shape="id50" draw:start-glue-point="4" svg:d="M6501 11001l3140-5025" svg:viewBox="0 0 3141 5026">
          <text:p/>
        </draw:connector>
        <draw:custom-shape draw:style-name="gr278" draw:text-style-name="P6" xml:id="id51" draw:id="id51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5cm" svg:y1="13.001cm" svg:x2="9.002cm" svg:y2="12.002cm" draw:end-shape="id51" draw:end-glue-point="8" svg:d="M5000 13001l4002-999" svg:viewBox="0 0 4003 1000">
          <text:p/>
        </draw:connector>
        <draw:connector draw:style-name="gr209" draw:text-style-name="P4" draw:layer="layout" draw:type="line" svg:x1="7cm" svg:y1="13cm" svg:x2="9.002cm" svg:y2="12.002cm" draw:start-shape="id52" draw:start-glue-point="0" draw:end-shape="id51" draw:end-glue-point="8" svg:d="M7000 13000l2002-998" svg:viewBox="0 0 2003 999">
          <text:p/>
        </draw:connector>
        <draw:connector draw:style-name="gr209" draw:text-style-name="P4" draw:layer="layout" draw:type="line" svg:x1="9.002cm" svg:y1="11.002cm" svg:x2="8.979cm" svg:y2="10.01cm" draw:start-shape="id51" draw:start-glue-point="4" svg:d="M9002 11002l-23-992" svg:viewBox="0 0 24 993">
          <text:p/>
        </draw:connector>
        <draw:connector draw:style-name="gr209" draw:text-style-name="P4" draw:layer="layout" draw:type="line" svg:x1="2cm" svg:y1="13cm" svg:x2="6.147cm" svg:y2="11.855cm" draw:start-shape="id47" draw:start-glue-point="0" draw:end-shape="id50" draw:end-glue-point="7" svg:d="M2000 13000l4147-1145" svg:viewBox="0 0 4148 1146">
          <text:p/>
        </draw:connector>
        <draw:connector draw:style-name="gr209" draw:text-style-name="P4" draw:layer="layout" draw:type="line" svg:x1="7cm" svg:y1="13cm" svg:x2="6.855cm" svg:y2="11.855cm" draw:start-shape="id52" draw:start-glue-point="0" draw:end-shape="id50" draw:end-glue-point="9" svg:d="M7000 13000l-145-1145" svg:viewBox="0 0 146 1146">
          <text:p/>
        </draw:connector>
        <draw:frame draw:style-name="gr279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280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281" draw:text-style-name="P3" draw:layer="layout" svg:x1="4.5cm" svg:y1="17cm" svg:x2="6.5cm" svg:y2="17cm">
          <text:p/>
        </draw:line>
        <draw:line draw:style-name="gr282" draw:text-style-name="P3" draw:layer="layout" svg:x1="4.5cm" svg:y1="17.5cm" svg:x2="6.5cm" svg:y2="17.5cm">
          <text:p/>
        </draw:line>
        <draw:line draw:style-name="gr283" draw:text-style-name="P3" draw:layer="layout" svg:x1="4.5cm" svg:y1="18cm" svg:x2="6.5cm" svg:y2="18cm">
          <text:p/>
        </draw:line>
        <draw:line draw:style-name="gr284" draw:text-style-name="P3" draw:layer="layout" svg:x1="4.5cm" svg:y1="18cm" svg:x2="4.5cm" svg:y2="17cm">
          <text:p/>
        </draw:line>
        <draw:line draw:style-name="gr285" draw:text-style-name="P3" draw:layer="layout" svg:x1="6.5cm" svg:y1="18cm" svg:x2="6.5cm" svg:y2="17cm">
          <text:p/>
        </draw:line>
        <draw:frame draw:style-name="gr286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287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288" draw:text-style-name="P3" draw:layer="layout" svg:x1="7.5cm" svg:y1="17cm" svg:x2="9.5cm" svg:y2="17cm">
          <text:p/>
        </draw:line>
        <draw:line draw:style-name="gr289" draw:text-style-name="P3" draw:layer="layout" svg:x1="7.5cm" svg:y1="17.5cm" svg:x2="9.5cm" svg:y2="17.5cm">
          <text:p/>
        </draw:line>
        <draw:line draw:style-name="gr290" draw:text-style-name="P3" draw:layer="layout" svg:x1="7.5cm" svg:y1="18cm" svg:x2="9.5cm" svg:y2="18cm">
          <text:p/>
        </draw:line>
        <draw:line draw:style-name="gr291" draw:text-style-name="P3" draw:layer="layout" svg:x1="7.5cm" svg:y1="18cm" svg:x2="7.5cm" svg:y2="17cm">
          <text:p/>
        </draw:line>
        <draw:line draw:style-name="gr292" draw:text-style-name="P3" draw:layer="layout" svg:x1="9.5cm" svg:y1="18cm" svg:x2="9.5cm" svg:y2="17cm">
          <text:p/>
        </draw:line>
        <draw:custom-shape draw:style-name="gr293" draw:text-style-name="P6" xml:id="id53" draw:id="id53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4" draw:text-style-name="P3" draw:layer="layout" draw:type="line" svg:x1="5.5cm" svg:y1="17cm" svg:x2="6.646cm" svg:y2="15.854cm" draw:end-shape="id53" draw:end-glue-point="7" svg:d="M5500 17000l1146-1146" svg:viewBox="0 0 1147 1147">
          <text:p/>
        </draw:connector>
        <draw:connector draw:style-name="gr295" draw:text-style-name="P3" draw:layer="layout" draw:type="line" svg:x1="8.5cm" svg:y1="17cm" svg:x2="7.354cm" svg:y2="15.854cm" draw:end-shape="id53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53" draw:start-glue-point="4" draw:end-shape="id54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1" draw:text-style-name="P7" draw:layer="layout" svg:width="2.884cm" svg:height="0.53cm" svg:x="8.006cm" svg:y="13.06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01" draw:text-style-name="P7" draw:layer="layout" svg:width="0.545cm" svg:height="0.53cm" svg:x="9.508cm" svg:y="11.26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1" draw:text-style-name="P7" draw:layer="layout" svg:width="0.545cm" svg:height="0.53cm" svg:x="7.009cm" svg:y="11.26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1" draw:text-style-name="P7" draw:layer="layout" svg:width="1.283cm" svg:height="0.53cm" svg:x="4.018cm" svg:y="13.9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1" draw:text-style-name="P7" draw:layer="layout" svg:width="1.283cm" svg:height="0.53cm" svg:x="1.418cm" svg:y="13.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1" draw:text-style-name="P7" draw:layer="layout" svg:width="1.465cm" svg:height="0.53cm" svg:x="9.109cm" svg:y="10.06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1" draw:text-style-name="P7" draw:layer="layout" svg:width="1.465cm" svg:height="0.53cm" svg:x="9.61cm" svg:y="5.96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1" draw:text-style-name="P7" draw:layer="layout" svg:width="0.545cm" svg:height="0.53cm" svg:x="14.009cm" svg:y="7.2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1" draw:text-style-name="P7" draw:layer="layout" svg:width="2.88cm" svg:height="0.53cm" svg:x="8.106cm" svg:y="8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1" draw:text-style-name="P7" draw:layer="layout" svg:width="1.284cm" svg:height="0.53cm" svg:x="11.818cm" svg:y="9.9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297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298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299" draw:text-style-name="P3" draw:layer="layout" svg:x1="14cm" svg:y1="1cm" svg:x2="16cm" svg:y2="1cm">
          <text:p/>
        </draw:line>
        <draw:line draw:style-name="gr300" draw:text-style-name="P3" draw:layer="layout" svg:x1="14cm" svg:y1="1.5cm" svg:x2="16cm" svg:y2="1.5cm">
          <text:p/>
        </draw:line>
        <draw:line draw:style-name="gr301" draw:text-style-name="P3" xml:id="id55" draw:id="id55" draw:layer="layout" svg:x1="14cm" svg:y1="2cm" svg:x2="16cm" svg:y2="2cm">
          <text:p/>
        </draw:line>
        <draw:line draw:style-name="gr302" draw:text-style-name="P3" draw:layer="layout" svg:x1="14cm" svg:y1="2cm" svg:x2="14cm" svg:y2="1cm">
          <text:p/>
        </draw:line>
        <draw:line draw:style-name="gr303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55" draw:end-glue-point="0" svg:d="M13596 7011l1404-5011" svg:viewBox="0 0 1405 5012">
          <text:p/>
        </draw:connector>
        <draw:frame draw:style-name="gr304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305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306" draw:text-style-name="P3" draw:layer="layout" svg:x1="8.5cm" svg:y1="5cm" svg:x2="10.5cm" svg:y2="5cm">
          <text:p/>
        </draw:line>
        <draw:line draw:style-name="gr307" draw:text-style-name="P3" draw:layer="layout" svg:x1="8.5cm" svg:y1="5.5cm" svg:x2="10.5cm" svg:y2="5.5cm">
          <text:p/>
        </draw:line>
        <draw:line draw:style-name="gr308" draw:text-style-name="P3" draw:layer="layout" svg:x1="8.5cm" svg:y1="6cm" svg:x2="10.5cm" svg:y2="6cm">
          <text:p/>
        </draw:line>
        <draw:line draw:style-name="gr309" draw:text-style-name="P3" draw:layer="layout" svg:x1="8.5cm" svg:y1="6cm" svg:x2="8.5cm" svg:y2="5cm">
          <text:p/>
        </draw:line>
        <draw:line draw:style-name="gr310" draw:text-style-name="P3" draw:layer="layout" svg:x1="10.5cm" svg:y1="6cm" svg:x2="10.5cm" svg:y2="5cm">
          <text:p/>
        </draw:line>
        <draw:frame draw:style-name="gr311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312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313" draw:text-style-name="P3" draw:layer="layout" svg:x1="11.5cm" svg:y1="5cm" svg:x2="13.5cm" svg:y2="5cm">
          <text:p/>
        </draw:line>
        <draw:line draw:style-name="gr314" draw:text-style-name="P3" draw:layer="layout" svg:x1="11.5cm" svg:y1="5.5cm" svg:x2="13.5cm" svg:y2="5.5cm">
          <text:p/>
        </draw:line>
        <draw:line draw:style-name="gr315" draw:text-style-name="P3" draw:layer="layout" svg:x1="11.5cm" svg:y1="6cm" svg:x2="13.5cm" svg:y2="6cm">
          <text:p/>
        </draw:line>
        <draw:line draw:style-name="gr316" draw:text-style-name="P3" draw:layer="layout" svg:x1="11.5cm" svg:y1="6cm" svg:x2="11.5cm" svg:y2="5cm">
          <text:p/>
        </draw:line>
        <draw:line draw:style-name="gr317" draw:text-style-name="P3" draw:layer="layout" svg:x1="13.5cm" svg:y1="6cm" svg:x2="13.5cm" svg:y2="5cm">
          <text:p/>
        </draw:line>
        <draw:custom-shape draw:style-name="gr318" draw:text-style-name="P6" xml:id="id56" draw:id="id56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9" draw:text-style-name="P3" draw:layer="layout" draw:type="line" svg:x1="9.5cm" svg:y1="5cm" svg:x2="10.646cm" svg:y2="3.854cm" draw:end-shape="id56" draw:end-glue-point="7" svg:d="M9500 5000l1146-1146" svg:viewBox="0 0 1147 1147">
          <text:p/>
        </draw:connector>
        <draw:connector draw:style-name="gr320" draw:text-style-name="P3" draw:layer="layout" draw:type="line" svg:x1="12.5cm" svg:y1="5cm" svg:x2="11.354cm" svg:y2="3.854cm" draw:end-shape="id56" draw:end-glue-point="9" svg:d="M12500 5000l-1146-1146" svg:viewBox="0 0 1147 1147">
          <text:p/>
        </draw:connector>
        <draw:custom-shape draw:style-name="gr321" draw:text-style-name="P6" xml:id="id58" draw:id="id58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322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323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324" draw:text-style-name="P3" draw:layer="layout" svg:x1="5cm" svg:y1="9cm" svg:x2="7cm" svg:y2="9cm">
          <text:p/>
        </draw:line>
        <draw:line draw:style-name="gr325" draw:text-style-name="P3" draw:layer="layout" svg:x1="5cm" svg:y1="9.5cm" svg:x2="7cm" svg:y2="9.5cm">
          <text:p/>
        </draw:line>
        <draw:line draw:style-name="gr326" draw:text-style-name="P3" draw:layer="layout" svg:x1="5cm" svg:y1="10cm" svg:x2="7cm" svg:y2="10cm">
          <text:p/>
        </draw:line>
        <draw:line draw:style-name="gr327" draw:text-style-name="P3" draw:layer="layout" svg:x1="5cm" svg:y1="10cm" svg:x2="5cm" svg:y2="9cm">
          <text:p/>
        </draw:line>
        <draw:line draw:style-name="gr328" draw:text-style-name="P3" draw:layer="layout" svg:x1="7cm" svg:y1="10cm" svg:x2="7cm" svg:y2="9cm">
          <text:p/>
        </draw:line>
        <draw:frame draw:style-name="gr329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330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331" draw:text-style-name="P3" draw:layer="layout" svg:x1="8cm" svg:y1="9cm" svg:x2="10cm" svg:y2="9cm">
          <text:p/>
        </draw:line>
        <draw:line draw:style-name="gr332" draw:text-style-name="P3" draw:layer="layout" svg:x1="8cm" svg:y1="9.5cm" svg:x2="10cm" svg:y2="9.5cm">
          <text:p/>
        </draw:line>
        <draw:line draw:style-name="gr333" draw:text-style-name="P3" draw:layer="layout" svg:x1="8cm" svg:y1="10cm" svg:x2="10cm" svg:y2="10cm">
          <text:p/>
        </draw:line>
        <draw:line draw:style-name="gr334" draw:text-style-name="P3" draw:layer="layout" svg:x1="8cm" svg:y1="10cm" svg:x2="8cm" svg:y2="9cm">
          <text:p/>
        </draw:line>
        <draw:line draw:style-name="gr335" draw:text-style-name="P3" draw:layer="layout" svg:x1="10cm" svg:y1="10cm" svg:x2="10cm" svg:y2="9cm">
          <text:p/>
        </draw:line>
        <draw:custom-shape draw:style-name="gr336" draw:text-style-name="P6" xml:id="id57" draw:id="id57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7" draw:text-style-name="P3" draw:layer="layout" draw:type="line" svg:x1="6cm" svg:y1="9cm" svg:x2="7.146cm" svg:y2="7.854cm" draw:end-shape="id57" draw:end-glue-point="7" svg:d="M6000 9000l1146-1146" svg:viewBox="0 0 1147 1147">
          <text:p/>
        </draw:connector>
        <draw:connector draw:style-name="gr338" draw:text-style-name="P3" draw:layer="layout" draw:type="line" svg:x1="9cm" svg:y1="9cm" svg:x2="7.854cm" svg:y2="7.854cm" draw:end-shape="id57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58" draw:end-glue-point="6" svg:d="M6000 9000l4001-1499" svg:viewBox="0 0 4002 1500">
          <text:p/>
        </draw:connector>
        <draw:frame draw:style-name="gr339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340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341" draw:text-style-name="P3" draw:layer="layout" svg:x1="11cm" svg:y1="9cm" svg:x2="13cm" svg:y2="9cm">
          <text:p/>
        </draw:line>
        <draw:line draw:style-name="gr342" draw:text-style-name="P3" draw:layer="layout" svg:x1="11cm" svg:y1="9.5cm" svg:x2="13cm" svg:y2="9.5cm">
          <text:p/>
        </draw:line>
        <draw:line draw:style-name="gr343" draw:text-style-name="P3" draw:layer="layout" svg:x1="11cm" svg:y1="10cm" svg:x2="13cm" svg:y2="10cm">
          <text:p/>
        </draw:line>
        <draw:line draw:style-name="gr344" draw:text-style-name="P3" draw:layer="layout" svg:x1="11cm" svg:y1="10cm" svg:x2="11cm" svg:y2="9cm">
          <text:p/>
        </draw:line>
        <draw:line draw:style-name="gr345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58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58" draw:start-glue-point="4" svg:d="M10501 7001l1999-1001" svg:viewBox="0 0 2000 1002">
          <text:p/>
        </draw:connector>
        <draw:custom-shape draw:style-name="gr346" draw:text-style-name="P6" xml:id="id59" draw:id="id59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59" draw:end-glue-point="7" svg:d="M9004 9014l4143-1159" svg:viewBox="0 0 4144 1160">
          <text:p/>
        </draw:connector>
        <draw:g xml:id="id60" draw:id="id60">
          <draw:frame draw:style-name="gr347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348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349" draw:text-style-name="P3" draw:layer="layout" svg:x1="1cm" svg:y1="13cm" svg:x2="3cm" svg:y2="13cm">
            <text:p/>
          </draw:line>
          <draw:line draw:style-name="gr350" draw:text-style-name="P3" draw:layer="layout" svg:x1="1cm" svg:y1="13.5cm" svg:x2="3cm" svg:y2="13.5cm">
            <text:p/>
          </draw:line>
          <draw:line draw:style-name="gr351" draw:text-style-name="P3" draw:layer="layout" svg:x1="1cm" svg:y1="14cm" svg:x2="3cm" svg:y2="14cm">
            <text:p/>
          </draw:line>
          <draw:line draw:style-name="gr352" draw:text-style-name="P3" draw:layer="layout" svg:x1="1cm" svg:y1="14cm" svg:x2="1cm" svg:y2="13cm">
            <text:p/>
          </draw:line>
          <draw:line draw:style-name="gr353" draw:text-style-name="P3" draw:layer="layout" svg:x1="3cm" svg:y1="14cm" svg:x2="3cm" svg:y2="13cm">
            <text:p/>
          </draw:line>
        </draw:g>
        <draw:g xml:id="id62" draw:id="id62">
          <draw:frame draw:style-name="gr354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355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356" draw:text-style-name="P3" draw:layer="layout" svg:x1="3.5cm" svg:y1="13cm" svg:x2="5.5cm" svg:y2="13cm">
            <text:p/>
          </draw:line>
          <draw:line draw:style-name="gr357" draw:text-style-name="P3" draw:layer="layout" svg:x1="3.5cm" svg:y1="13.5cm" svg:x2="5.5cm" svg:y2="13.5cm">
            <text:p/>
          </draw:line>
          <draw:line draw:style-name="gr358" draw:text-style-name="P3" draw:layer="layout" svg:x1="3.5cm" svg:y1="14cm" svg:x2="5.5cm" svg:y2="14cm">
            <text:p/>
          </draw:line>
          <draw:line draw:style-name="gr359" draw:text-style-name="P3" draw:layer="layout" svg:x1="3.5cm" svg:y1="14cm" svg:x2="3.5cm" svg:y2="13cm">
            <text:p/>
          </draw:line>
          <draw:line draw:style-name="gr360" draw:text-style-name="P3" draw:layer="layout" svg:x1="5.5cm" svg:y1="14cm" svg:x2="5.5cm" svg:y2="13cm">
            <text:p/>
          </draw:line>
        </draw:g>
        <draw:custom-shape draw:style-name="gr361" draw:text-style-name="P6" xml:id="id61" draw:id="id61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2" draw:text-style-name="P3" draw:layer="layout" draw:type="line" svg:x1="2cm" svg:y1="13cm" svg:x2="3.646cm" svg:y2="11.854cm" draw:start-shape="id60" draw:start-glue-point="0" draw:end-shape="id61" draw:end-glue-point="7" svg:d="M2000 13000l1646-1146" svg:viewBox="0 0 1647 1147">
          <text:p/>
        </draw:connector>
        <draw:connector draw:style-name="gr363" draw:text-style-name="P3" draw:layer="layout" draw:type="line" svg:x1="4.5cm" svg:y1="13cm" svg:x2="4.354cm" svg:y2="11.854cm" draw:start-shape="id62" draw:start-glue-point="0" draw:end-shape="id61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61" draw:start-glue-point="4" svg:d="M4000 11000l2047-990" svg:viewBox="0 0 2048 991">
          <text:p/>
        </draw:connector>
        <draw:frame draw:style-name="gr364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365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366" draw:text-style-name="P3" xml:id="id65" draw:id="id65" draw:layer="layout" svg:x1="6cm" svg:y1="13cm" svg:x2="8cm" svg:y2="13cm">
          <text:p/>
        </draw:line>
        <draw:line draw:style-name="gr367" draw:text-style-name="P3" draw:layer="layout" svg:x1="6cm" svg:y1="13.5cm" svg:x2="8cm" svg:y2="13.5cm">
          <text:p/>
        </draw:line>
        <draw:line draw:style-name="gr368" draw:text-style-name="P3" xml:id="id67" draw:id="id67" draw:layer="layout" svg:x1="6cm" svg:y1="14cm" svg:x2="8cm" svg:y2="14cm">
          <text:p/>
        </draw:line>
        <draw:line draw:style-name="gr369" draw:text-style-name="P3" draw:layer="layout" svg:x1="6cm" svg:y1="14cm" svg:x2="6cm" svg:y2="13cm">
          <text:p/>
        </draw:line>
        <draw:line draw:style-name="gr370" draw:text-style-name="P3" draw:layer="layout" svg:x1="8cm" svg:y1="14cm" svg:x2="8cm" svg:y2="13cm">
          <text:p/>
        </draw:line>
        <draw:custom-shape draw:style-name="gr371" draw:text-style-name="P6" xml:id="id63" draw:id="id63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6.501cm" svg:y1="11.001cm" svg:x2="9.641cm" svg:y2="5.976cm" draw:start-shape="id63" draw:start-glue-point="4" svg:d="M6501 11001l3140-5025" svg:viewBox="0 0 3141 5026">
          <text:p/>
        </draw:connector>
        <draw:custom-shape draw:style-name="gr372" draw:text-style-name="P6" xml:id="id64" draw:id="id64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5cm" svg:y1="13.001cm" svg:x2="9.002cm" svg:y2="12.002cm" draw:end-shape="id64" draw:end-glue-point="8" svg:d="M5000 13001l4002-999" svg:viewBox="0 0 4003 1000">
          <text:p/>
        </draw:connector>
        <draw:connector draw:style-name="gr209" draw:text-style-name="P4" draw:layer="layout" draw:type="line" svg:x1="7cm" svg:y1="13cm" svg:x2="9.002cm" svg:y2="12.002cm" draw:start-shape="id65" draw:start-glue-point="0" draw:end-shape="id64" draw:end-glue-point="8" svg:d="M7000 13000l2002-998" svg:viewBox="0 0 2003 999">
          <text:p/>
        </draw:connector>
        <draw:connector draw:style-name="gr209" draw:text-style-name="P4" draw:layer="layout" draw:type="line" svg:x1="9.002cm" svg:y1="11.002cm" svg:x2="8.979cm" svg:y2="10.01cm" draw:start-shape="id64" draw:start-glue-point="4" svg:d="M9002 11002l-23-992" svg:viewBox="0 0 24 993">
          <text:p/>
        </draw:connector>
        <draw:connector draw:style-name="gr209" draw:text-style-name="P4" draw:layer="layout" draw:type="line" svg:x1="2cm" svg:y1="13cm" svg:x2="6.147cm" svg:y2="11.855cm" draw:start-shape="id60" draw:start-glue-point="0" draw:end-shape="id63" draw:end-glue-point="7" svg:d="M2000 13000l4147-1145" svg:viewBox="0 0 4148 1146">
          <text:p/>
        </draw:connector>
        <draw:connector draw:style-name="gr209" draw:text-style-name="P4" draw:layer="layout" draw:type="line" svg:x1="7cm" svg:y1="13cm" svg:x2="6.855cm" svg:y2="11.855cm" draw:start-shape="id65" draw:start-glue-point="0" draw:end-shape="id63" draw:end-glue-point="9" svg:d="M7000 13000l-145-1145" svg:viewBox="0 0 146 1146">
          <text:p/>
        </draw:connector>
        <draw:frame draw:style-name="gr373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374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375" draw:text-style-name="P3" draw:layer="layout" svg:x1="4.5cm" svg:y1="17cm" svg:x2="6.5cm" svg:y2="17cm">
          <text:p/>
        </draw:line>
        <draw:line draw:style-name="gr376" draw:text-style-name="P3" draw:layer="layout" svg:x1="4.5cm" svg:y1="17.5cm" svg:x2="6.5cm" svg:y2="17.5cm">
          <text:p/>
        </draw:line>
        <draw:line draw:style-name="gr377" draw:text-style-name="P3" draw:layer="layout" svg:x1="4.5cm" svg:y1="18cm" svg:x2="6.5cm" svg:y2="18cm">
          <text:p/>
        </draw:line>
        <draw:line draw:style-name="gr378" draw:text-style-name="P3" draw:layer="layout" svg:x1="4.5cm" svg:y1="18cm" svg:x2="4.5cm" svg:y2="17cm">
          <text:p/>
        </draw:line>
        <draw:line draw:style-name="gr379" draw:text-style-name="P3" draw:layer="layout" svg:x1="6.5cm" svg:y1="18cm" svg:x2="6.5cm" svg:y2="17cm">
          <text:p/>
        </draw:line>
        <draw:frame draw:style-name="gr380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381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382" draw:text-style-name="P3" draw:layer="layout" svg:x1="7.5cm" svg:y1="17cm" svg:x2="9.5cm" svg:y2="17cm">
          <text:p/>
        </draw:line>
        <draw:line draw:style-name="gr383" draw:text-style-name="P3" draw:layer="layout" svg:x1="7.5cm" svg:y1="17.5cm" svg:x2="9.5cm" svg:y2="17.5cm">
          <text:p/>
        </draw:line>
        <draw:line draw:style-name="gr384" draw:text-style-name="P3" draw:layer="layout" svg:x1="7.5cm" svg:y1="18cm" svg:x2="9.5cm" svg:y2="18cm">
          <text:p/>
        </draw:line>
        <draw:line draw:style-name="gr385" draw:text-style-name="P3" draw:layer="layout" svg:x1="7.5cm" svg:y1="18cm" svg:x2="7.5cm" svg:y2="17cm">
          <text:p/>
        </draw:line>
        <draw:line draw:style-name="gr386" draw:text-style-name="P3" draw:layer="layout" svg:x1="9.5cm" svg:y1="18cm" svg:x2="9.5cm" svg:y2="17cm">
          <text:p/>
        </draw:line>
        <draw:custom-shape draw:style-name="gr387" draw:text-style-name="P6" xml:id="id66" draw:id="id66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8" draw:text-style-name="P3" draw:layer="layout" draw:type="line" svg:x1="5.5cm" svg:y1="17cm" svg:x2="6.646cm" svg:y2="15.854cm" draw:end-shape="id66" draw:end-glue-point="7" svg:d="M5500 17000l1146-1146" svg:viewBox="0 0 1147 1147">
          <text:p/>
        </draw:connector>
        <draw:connector draw:style-name="gr389" draw:text-style-name="P3" draw:layer="layout" draw:type="line" svg:x1="8.5cm" svg:y1="17cm" svg:x2="7.354cm" svg:y2="15.854cm" draw:end-shape="id66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66" draw:start-glue-point="4" draw:end-shape="id67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1" draw:text-style-name="P7" draw:layer="layout" svg:width="2.884cm" svg:height="0.53cm" svg:x="8.006cm" svg:y="13.06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01" draw:text-style-name="P7" draw:layer="layout" svg:width="0.545cm" svg:height="0.53cm" svg:x="9.508cm" svg:y="11.26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1" draw:text-style-name="P7" draw:layer="layout" svg:width="0.545cm" svg:height="0.53cm" svg:x="7.009cm" svg:y="11.26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01" draw:text-style-name="P7" draw:layer="layout" svg:width="1.283cm" svg:height="0.53cm" svg:x="4.018cm" svg:y="13.9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1" draw:text-style-name="P7" draw:layer="layout" svg:width="1.283cm" svg:height="0.53cm" svg:x="1.418cm" svg:y="13.9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1" draw:text-style-name="P7" draw:layer="layout" svg:width="1.465cm" svg:height="0.53cm" svg:x="9.109cm" svg:y="10.0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1" draw:text-style-name="P7" draw:layer="layout" svg:width="1.465cm" svg:height="0.53cm" svg:x="9.61cm" svg:y="5.9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1" draw:text-style-name="P7" draw:layer="layout" svg:width="2.88cm" svg:height="0.53cm" svg:x="8.106cm" svg:y="8.4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390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391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392" draw:text-style-name="P3" draw:layer="layout" svg:x1="14cm" svg:y1="1cm" svg:x2="16cm" svg:y2="1cm">
          <text:p/>
        </draw:line>
        <draw:line draw:style-name="gr393" draw:text-style-name="P3" draw:layer="layout" svg:x1="14cm" svg:y1="1.5cm" svg:x2="16cm" svg:y2="1.5cm">
          <text:p/>
        </draw:line>
        <draw:line draw:style-name="gr394" draw:text-style-name="P3" xml:id="id68" draw:id="id68" draw:layer="layout" svg:x1="14cm" svg:y1="2cm" svg:x2="16cm" svg:y2="2cm">
          <text:p/>
        </draw:line>
        <draw:line draw:style-name="gr395" draw:text-style-name="P3" draw:layer="layout" svg:x1="14cm" svg:y1="2cm" svg:x2="14cm" svg:y2="1cm">
          <text:p/>
        </draw:line>
        <draw:line draw:style-name="gr396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68" draw:end-glue-point="0" svg:d="M13596 7011l1404-5011" svg:viewBox="0 0 1405 5012">
          <text:p/>
        </draw:connector>
        <draw:frame draw:style-name="gr397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398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399" draw:text-style-name="P3" draw:layer="layout" svg:x1="8.5cm" svg:y1="5cm" svg:x2="10.5cm" svg:y2="5cm">
          <text:p/>
        </draw:line>
        <draw:line draw:style-name="gr400" draw:text-style-name="P3" draw:layer="layout" svg:x1="8.5cm" svg:y1="5.5cm" svg:x2="10.5cm" svg:y2="5.5cm">
          <text:p/>
        </draw:line>
        <draw:line draw:style-name="gr401" draw:text-style-name="P3" draw:layer="layout" svg:x1="8.5cm" svg:y1="6cm" svg:x2="10.5cm" svg:y2="6cm">
          <text:p/>
        </draw:line>
        <draw:line draw:style-name="gr402" draw:text-style-name="P3" draw:layer="layout" svg:x1="8.5cm" svg:y1="6cm" svg:x2="8.5cm" svg:y2="5cm">
          <text:p/>
        </draw:line>
        <draw:line draw:style-name="gr403" draw:text-style-name="P3" draw:layer="layout" svg:x1="10.5cm" svg:y1="6cm" svg:x2="10.5cm" svg:y2="5cm">
          <text:p/>
        </draw:line>
        <draw:frame draw:style-name="gr404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405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406" draw:text-style-name="P3" draw:layer="layout" svg:x1="11.5cm" svg:y1="5cm" svg:x2="13.5cm" svg:y2="5cm">
          <text:p/>
        </draw:line>
        <draw:line draw:style-name="gr407" draw:text-style-name="P3" draw:layer="layout" svg:x1="11.5cm" svg:y1="5.5cm" svg:x2="13.5cm" svg:y2="5.5cm">
          <text:p/>
        </draw:line>
        <draw:line draw:style-name="gr408" draw:text-style-name="P3" draw:layer="layout" svg:x1="11.5cm" svg:y1="6cm" svg:x2="13.5cm" svg:y2="6cm">
          <text:p/>
        </draw:line>
        <draw:line draw:style-name="gr409" draw:text-style-name="P3" draw:layer="layout" svg:x1="11.5cm" svg:y1="6cm" svg:x2="11.5cm" svg:y2="5cm">
          <text:p/>
        </draw:line>
        <draw:line draw:style-name="gr410" draw:text-style-name="P3" draw:layer="layout" svg:x1="13.5cm" svg:y1="6cm" svg:x2="13.5cm" svg:y2="5cm">
          <text:p/>
        </draw:line>
        <draw:custom-shape draw:style-name="gr411" draw:text-style-name="P6" xml:id="id69" draw:id="id69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2" draw:text-style-name="P3" draw:layer="layout" draw:type="line" svg:x1="9.5cm" svg:y1="5cm" svg:x2="10.646cm" svg:y2="3.854cm" draw:end-shape="id69" draw:end-glue-point="7" svg:d="M9500 5000l1146-1146" svg:viewBox="0 0 1147 1147">
          <text:p/>
        </draw:connector>
        <draw:connector draw:style-name="gr413" draw:text-style-name="P3" draw:layer="layout" draw:type="line" svg:x1="12.5cm" svg:y1="5cm" svg:x2="11.354cm" svg:y2="3.854cm" draw:end-shape="id69" draw:end-glue-point="9" svg:d="M12500 5000l-1146-1146" svg:viewBox="0 0 1147 1147">
          <text:p/>
        </draw:connector>
        <draw:custom-shape draw:style-name="gr414" draw:text-style-name="P6" xml:id="id71" draw:id="id71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415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416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417" draw:text-style-name="P3" draw:layer="layout" svg:x1="5cm" svg:y1="9cm" svg:x2="7cm" svg:y2="9cm">
          <text:p/>
        </draw:line>
        <draw:line draw:style-name="gr418" draw:text-style-name="P3" draw:layer="layout" svg:x1="5cm" svg:y1="9.5cm" svg:x2="7cm" svg:y2="9.5cm">
          <text:p/>
        </draw:line>
        <draw:line draw:style-name="gr419" draw:text-style-name="P3" draw:layer="layout" svg:x1="5cm" svg:y1="10cm" svg:x2="7cm" svg:y2="10cm">
          <text:p/>
        </draw:line>
        <draw:line draw:style-name="gr420" draw:text-style-name="P3" draw:layer="layout" svg:x1="5cm" svg:y1="10cm" svg:x2="5cm" svg:y2="9cm">
          <text:p/>
        </draw:line>
        <draw:line draw:style-name="gr421" draw:text-style-name="P3" draw:layer="layout" svg:x1="7cm" svg:y1="10cm" svg:x2="7cm" svg:y2="9cm">
          <text:p/>
        </draw:line>
        <draw:frame draw:style-name="gr422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423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424" draw:text-style-name="P3" draw:layer="layout" svg:x1="8cm" svg:y1="9cm" svg:x2="10cm" svg:y2="9cm">
          <text:p/>
        </draw:line>
        <draw:line draw:style-name="gr425" draw:text-style-name="P3" draw:layer="layout" svg:x1="8cm" svg:y1="9.5cm" svg:x2="10cm" svg:y2="9.5cm">
          <text:p/>
        </draw:line>
        <draw:line draw:style-name="gr426" draw:text-style-name="P3" draw:layer="layout" svg:x1="8cm" svg:y1="10cm" svg:x2="10cm" svg:y2="10cm">
          <text:p/>
        </draw:line>
        <draw:line draw:style-name="gr427" draw:text-style-name="P3" draw:layer="layout" svg:x1="8cm" svg:y1="10cm" svg:x2="8cm" svg:y2="9cm">
          <text:p/>
        </draw:line>
        <draw:line draw:style-name="gr428" draw:text-style-name="P3" draw:layer="layout" svg:x1="10cm" svg:y1="10cm" svg:x2="10cm" svg:y2="9cm">
          <text:p/>
        </draw:line>
        <draw:custom-shape draw:style-name="gr429" draw:text-style-name="P6" xml:id="id70" draw:id="id70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0" draw:text-style-name="P3" draw:layer="layout" draw:type="line" svg:x1="6cm" svg:y1="9cm" svg:x2="7.146cm" svg:y2="7.854cm" draw:end-shape="id70" draw:end-glue-point="7" svg:d="M6000 9000l1146-1146" svg:viewBox="0 0 1147 1147">
          <text:p/>
        </draw:connector>
        <draw:connector draw:style-name="gr431" draw:text-style-name="P3" draw:layer="layout" draw:type="line" svg:x1="9cm" svg:y1="9cm" svg:x2="7.854cm" svg:y2="7.854cm" draw:end-shape="id70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71" draw:end-glue-point="6" svg:d="M6000 9000l4001-1499" svg:viewBox="0 0 4002 1500">
          <text:p/>
        </draw:connector>
        <draw:frame draw:style-name="gr432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433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434" draw:text-style-name="P3" draw:layer="layout" svg:x1="11cm" svg:y1="9cm" svg:x2="13cm" svg:y2="9cm">
          <text:p/>
        </draw:line>
        <draw:line draw:style-name="gr435" draw:text-style-name="P3" draw:layer="layout" svg:x1="11cm" svg:y1="9.5cm" svg:x2="13cm" svg:y2="9.5cm">
          <text:p/>
        </draw:line>
        <draw:line draw:style-name="gr436" draw:text-style-name="P3" draw:layer="layout" svg:x1="11cm" svg:y1="10cm" svg:x2="13cm" svg:y2="10cm">
          <text:p/>
        </draw:line>
        <draw:line draw:style-name="gr437" draw:text-style-name="P3" draw:layer="layout" svg:x1="11cm" svg:y1="10cm" svg:x2="11cm" svg:y2="9cm">
          <text:p/>
        </draw:line>
        <draw:line draw:style-name="gr438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71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71" draw:start-glue-point="4" svg:d="M10501 7001l1999-1001" svg:viewBox="0 0 2000 1002">
          <text:p/>
        </draw:connector>
        <draw:custom-shape draw:style-name="gr439" draw:text-style-name="P6" xml:id="id72" draw:id="id72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72" draw:end-glue-point="7" svg:d="M9004 9014l4143-1159" svg:viewBox="0 0 4144 1160">
          <text:p/>
        </draw:connector>
        <draw:g xml:id="id73" draw:id="id73">
          <draw:frame draw:style-name="gr440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441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442" draw:text-style-name="P3" draw:layer="layout" svg:x1="1cm" svg:y1="13cm" svg:x2="3cm" svg:y2="13cm">
            <text:p/>
          </draw:line>
          <draw:line draw:style-name="gr443" draw:text-style-name="P3" draw:layer="layout" svg:x1="1cm" svg:y1="13.5cm" svg:x2="3cm" svg:y2="13.5cm">
            <text:p/>
          </draw:line>
          <draw:line draw:style-name="gr444" draw:text-style-name="P3" draw:layer="layout" svg:x1="1cm" svg:y1="14cm" svg:x2="3cm" svg:y2="14cm">
            <text:p/>
          </draw:line>
          <draw:line draw:style-name="gr445" draw:text-style-name="P3" draw:layer="layout" svg:x1="1cm" svg:y1="14cm" svg:x2="1cm" svg:y2="13cm">
            <text:p/>
          </draw:line>
          <draw:line draw:style-name="gr446" draw:text-style-name="P3" draw:layer="layout" svg:x1="3cm" svg:y1="14cm" svg:x2="3cm" svg:y2="13cm">
            <text:p/>
          </draw:line>
        </draw:g>
        <draw:g xml:id="id75" draw:id="id75">
          <draw:frame draw:style-name="gr447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448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449" draw:text-style-name="P3" draw:layer="layout" svg:x1="3.5cm" svg:y1="13cm" svg:x2="5.5cm" svg:y2="13cm">
            <text:p/>
          </draw:line>
          <draw:line draw:style-name="gr450" draw:text-style-name="P3" draw:layer="layout" svg:x1="3.5cm" svg:y1="13.5cm" svg:x2="5.5cm" svg:y2="13.5cm">
            <text:p/>
          </draw:line>
          <draw:line draw:style-name="gr451" draw:text-style-name="P3" draw:layer="layout" svg:x1="3.5cm" svg:y1="14cm" svg:x2="5.5cm" svg:y2="14cm">
            <text:p/>
          </draw:line>
          <draw:line draw:style-name="gr452" draw:text-style-name="P3" draw:layer="layout" svg:x1="3.5cm" svg:y1="14cm" svg:x2="3.5cm" svg:y2="13cm">
            <text:p/>
          </draw:line>
          <draw:line draw:style-name="gr453" draw:text-style-name="P3" draw:layer="layout" svg:x1="5.5cm" svg:y1="14cm" svg:x2="5.5cm" svg:y2="13cm">
            <text:p/>
          </draw:line>
        </draw:g>
        <draw:custom-shape draw:style-name="gr454" draw:text-style-name="P6" xml:id="id74" draw:id="id74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5" draw:text-style-name="P3" draw:layer="layout" draw:type="line" svg:x1="2cm" svg:y1="13cm" svg:x2="3.646cm" svg:y2="11.854cm" draw:start-shape="id73" draw:start-glue-point="0" draw:end-shape="id74" draw:end-glue-point="7" svg:d="M2000 13000l1646-1146" svg:viewBox="0 0 1647 1147">
          <text:p/>
        </draw:connector>
        <draw:connector draw:style-name="gr456" draw:text-style-name="P3" draw:layer="layout" draw:type="line" svg:x1="4.5cm" svg:y1="13cm" svg:x2="4.354cm" svg:y2="11.854cm" draw:start-shape="id75" draw:start-glue-point="0" draw:end-shape="id74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74" draw:start-glue-point="4" svg:d="M4000 11000l2047-990" svg:viewBox="0 0 2048 991">
          <text:p/>
        </draw:connector>
        <draw:frame draw:style-name="gr457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458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459" draw:text-style-name="P3" xml:id="id78" draw:id="id78" draw:layer="layout" svg:x1="6cm" svg:y1="13cm" svg:x2="8cm" svg:y2="13cm">
          <text:p/>
        </draw:line>
        <draw:line draw:style-name="gr460" draw:text-style-name="P3" draw:layer="layout" svg:x1="6cm" svg:y1="13.5cm" svg:x2="8cm" svg:y2="13.5cm">
          <text:p/>
        </draw:line>
        <draw:line draw:style-name="gr461" draw:text-style-name="P3" xml:id="id80" draw:id="id80" draw:layer="layout" svg:x1="6cm" svg:y1="14cm" svg:x2="8cm" svg:y2="14cm">
          <text:p/>
        </draw:line>
        <draw:line draw:style-name="gr462" draw:text-style-name="P3" draw:layer="layout" svg:x1="6cm" svg:y1="14cm" svg:x2="6cm" svg:y2="13cm">
          <text:p/>
        </draw:line>
        <draw:line draw:style-name="gr463" draw:text-style-name="P3" draw:layer="layout" svg:x1="8cm" svg:y1="14cm" svg:x2="8cm" svg:y2="13cm">
          <text:p/>
        </draw:line>
        <draw:custom-shape draw:style-name="gr464" draw:text-style-name="P6" xml:id="id76" draw:id="id76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76" draw:start-glue-point="4" svg:d="M6501 11001l3140-5025" svg:viewBox="0 0 3141 5026">
          <text:p/>
        </draw:connector>
        <draw:custom-shape draw:style-name="gr465" draw:text-style-name="P6" xml:id="id77" draw:id="id77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4" draw:layer="layout" draw:type="line" svg:x1="5cm" svg:y1="13.001cm" svg:x2="9.002cm" svg:y2="12.002cm" draw:end-shape="id77" draw:end-glue-point="8" svg:d="M5000 13001l4002-999" svg:viewBox="0 0 4003 1000">
          <text:p/>
        </draw:connector>
        <draw:connector draw:style-name="gr209" draw:text-style-name="P4" draw:layer="layout" draw:type="line" svg:x1="7cm" svg:y1="13cm" svg:x2="9.002cm" svg:y2="12.002cm" draw:start-shape="id78" draw:start-glue-point="0" draw:end-shape="id77" draw:end-glue-point="8" svg:d="M7000 13000l2002-998" svg:viewBox="0 0 2003 999">
          <text:p/>
        </draw:connector>
        <draw:connector draw:style-name="gr209" draw:text-style-name="P4" draw:layer="layout" draw:type="line" svg:x1="9.002cm" svg:y1="11.002cm" svg:x2="8.979cm" svg:y2="10.01cm" draw:start-shape="id77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73" draw:start-glue-point="0" draw:end-shape="id76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78" draw:start-glue-point="0" draw:end-shape="id76" draw:end-glue-point="9" svg:d="M7000 13000l-145-1145" svg:viewBox="0 0 146 1146">
          <text:p/>
        </draw:connector>
        <draw:frame draw:style-name="gr466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467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468" draw:text-style-name="P3" draw:layer="layout" svg:x1="4.5cm" svg:y1="17cm" svg:x2="6.5cm" svg:y2="17cm">
          <text:p/>
        </draw:line>
        <draw:line draw:style-name="gr469" draw:text-style-name="P3" draw:layer="layout" svg:x1="4.5cm" svg:y1="17.5cm" svg:x2="6.5cm" svg:y2="17.5cm">
          <text:p/>
        </draw:line>
        <draw:line draw:style-name="gr470" draw:text-style-name="P3" draw:layer="layout" svg:x1="4.5cm" svg:y1="18cm" svg:x2="6.5cm" svg:y2="18cm">
          <text:p/>
        </draw:line>
        <draw:line draw:style-name="gr471" draw:text-style-name="P3" draw:layer="layout" svg:x1="4.5cm" svg:y1="18cm" svg:x2="4.5cm" svg:y2="17cm">
          <text:p/>
        </draw:line>
        <draw:line draw:style-name="gr472" draw:text-style-name="P3" draw:layer="layout" svg:x1="6.5cm" svg:y1="18cm" svg:x2="6.5cm" svg:y2="17cm">
          <text:p/>
        </draw:line>
        <draw:frame draw:style-name="gr473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474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475" draw:text-style-name="P3" draw:layer="layout" svg:x1="7.5cm" svg:y1="17cm" svg:x2="9.5cm" svg:y2="17cm">
          <text:p/>
        </draw:line>
        <draw:line draw:style-name="gr476" draw:text-style-name="P3" draw:layer="layout" svg:x1="7.5cm" svg:y1="17.5cm" svg:x2="9.5cm" svg:y2="17.5cm">
          <text:p/>
        </draw:line>
        <draw:line draw:style-name="gr477" draw:text-style-name="P3" draw:layer="layout" svg:x1="7.5cm" svg:y1="18cm" svg:x2="9.5cm" svg:y2="18cm">
          <text:p/>
        </draw:line>
        <draw:line draw:style-name="gr478" draw:text-style-name="P3" draw:layer="layout" svg:x1="7.5cm" svg:y1="18cm" svg:x2="7.5cm" svg:y2="17cm">
          <text:p/>
        </draw:line>
        <draw:line draw:style-name="gr479" draw:text-style-name="P3" draw:layer="layout" svg:x1="9.5cm" svg:y1="18cm" svg:x2="9.5cm" svg:y2="17cm">
          <text:p/>
        </draw:line>
        <draw:custom-shape draw:style-name="gr480" draw:text-style-name="P6" xml:id="id79" draw:id="id79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1" draw:text-style-name="P3" draw:layer="layout" draw:type="line" svg:x1="5.5cm" svg:y1="17cm" svg:x2="6.646cm" svg:y2="15.854cm" draw:end-shape="id79" draw:end-glue-point="7" svg:d="M5500 17000l1146-1146" svg:viewBox="0 0 1147 1147">
          <text:p/>
        </draw:connector>
        <draw:connector draw:style-name="gr482" draw:text-style-name="P3" draw:layer="layout" draw:type="line" svg:x1="8.5cm" svg:y1="17cm" svg:x2="7.354cm" svg:y2="15.854cm" draw:end-shape="id79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79" draw:start-glue-point="4" draw:end-shape="id80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1" draw:text-style-name="P7" draw:layer="layout" svg:width="2.884cm" svg:height="0.53cm" svg:x="8.006cm" svg:y="13.06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01" draw:text-style-name="P7" draw:layer="layout" svg:width="0.545cm" svg:height="0.53cm" svg:x="9.508cm" svg:y="11.269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01" draw:text-style-name="P7" draw:layer="layout" svg:width="1.283cm" svg:height="0.53cm" svg:x="4.018cm" svg:y="13.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1" draw:text-style-name="P7" draw:layer="layout" svg:width="1.465cm" svg:height="0.53cm" svg:x="9.109cm" svg:y="10.06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01" draw:text-style-name="P7" draw:layer="layout" svg:width="2.88cm" svg:height="0.53cm" svg:x="8.106cm" svg:y="8.4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483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484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485" draw:text-style-name="P3" draw:layer="layout" svg:x1="14cm" svg:y1="1cm" svg:x2="16cm" svg:y2="1cm">
          <text:p/>
        </draw:line>
        <draw:line draw:style-name="gr486" draw:text-style-name="P3" draw:layer="layout" svg:x1="14cm" svg:y1="1.5cm" svg:x2="16cm" svg:y2="1.5cm">
          <text:p/>
        </draw:line>
        <draw:line draw:style-name="gr487" draw:text-style-name="P3" xml:id="id81" draw:id="id81" draw:layer="layout" svg:x1="14cm" svg:y1="2cm" svg:x2="16cm" svg:y2="2cm">
          <text:p/>
        </draw:line>
        <draw:line draw:style-name="gr488" draw:text-style-name="P3" draw:layer="layout" svg:x1="14cm" svg:y1="2cm" svg:x2="14cm" svg:y2="1cm">
          <text:p/>
        </draw:line>
        <draw:line draw:style-name="gr489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81" draw:end-glue-point="0" svg:d="M13596 7011l1404-5011" svg:viewBox="0 0 1405 5012">
          <text:p/>
        </draw:connector>
        <draw:frame draw:style-name="gr490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491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492" draw:text-style-name="P3" draw:layer="layout" svg:x1="8.5cm" svg:y1="5cm" svg:x2="10.5cm" svg:y2="5cm">
          <text:p/>
        </draw:line>
        <draw:line draw:style-name="gr493" draw:text-style-name="P3" draw:layer="layout" svg:x1="8.5cm" svg:y1="5.5cm" svg:x2="10.5cm" svg:y2="5.5cm">
          <text:p/>
        </draw:line>
        <draw:line draw:style-name="gr494" draw:text-style-name="P3" draw:layer="layout" svg:x1="8.5cm" svg:y1="6cm" svg:x2="10.5cm" svg:y2="6cm">
          <text:p/>
        </draw:line>
        <draw:line draw:style-name="gr495" draw:text-style-name="P3" draw:layer="layout" svg:x1="8.5cm" svg:y1="6cm" svg:x2="8.5cm" svg:y2="5cm">
          <text:p/>
        </draw:line>
        <draw:line draw:style-name="gr496" draw:text-style-name="P3" draw:layer="layout" svg:x1="10.5cm" svg:y1="6cm" svg:x2="10.5cm" svg:y2="5cm">
          <text:p/>
        </draw:line>
        <draw:frame draw:style-name="gr497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498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499" draw:text-style-name="P3" draw:layer="layout" svg:x1="11.5cm" svg:y1="5cm" svg:x2="13.5cm" svg:y2="5cm">
          <text:p/>
        </draw:line>
        <draw:line draw:style-name="gr500" draw:text-style-name="P3" draw:layer="layout" svg:x1="11.5cm" svg:y1="5.5cm" svg:x2="13.5cm" svg:y2="5.5cm">
          <text:p/>
        </draw:line>
        <draw:line draw:style-name="gr501" draw:text-style-name="P3" draw:layer="layout" svg:x1="11.5cm" svg:y1="6cm" svg:x2="13.5cm" svg:y2="6cm">
          <text:p/>
        </draw:line>
        <draw:line draw:style-name="gr502" draw:text-style-name="P3" draw:layer="layout" svg:x1="11.5cm" svg:y1="6cm" svg:x2="11.5cm" svg:y2="5cm">
          <text:p/>
        </draw:line>
        <draw:line draw:style-name="gr503" draw:text-style-name="P3" draw:layer="layout" svg:x1="13.5cm" svg:y1="6cm" svg:x2="13.5cm" svg:y2="5cm">
          <text:p/>
        </draw:line>
        <draw:custom-shape draw:style-name="gr504" draw:text-style-name="P6" xml:id="id82" draw:id="id82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5" draw:text-style-name="P3" draw:layer="layout" draw:type="line" svg:x1="9.5cm" svg:y1="5cm" svg:x2="10.646cm" svg:y2="3.854cm" draw:end-shape="id82" draw:end-glue-point="7" svg:d="M9500 5000l1146-1146" svg:viewBox="0 0 1147 1147">
          <text:p/>
        </draw:connector>
        <draw:connector draw:style-name="gr506" draw:text-style-name="P3" draw:layer="layout" draw:type="line" svg:x1="12.5cm" svg:y1="5cm" svg:x2="11.354cm" svg:y2="3.854cm" draw:end-shape="id82" draw:end-glue-point="9" svg:d="M12500 5000l-1146-1146" svg:viewBox="0 0 1147 1147">
          <text:p/>
        </draw:connector>
        <draw:custom-shape draw:style-name="gr507" draw:text-style-name="P6" xml:id="id84" draw:id="id84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508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509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510" draw:text-style-name="P3" draw:layer="layout" svg:x1="5cm" svg:y1="9cm" svg:x2="7cm" svg:y2="9cm">
          <text:p/>
        </draw:line>
        <draw:line draw:style-name="gr511" draw:text-style-name="P3" draw:layer="layout" svg:x1="5cm" svg:y1="9.5cm" svg:x2="7cm" svg:y2="9.5cm">
          <text:p/>
        </draw:line>
        <draw:line draw:style-name="gr512" draw:text-style-name="P3" draw:layer="layout" svg:x1="5cm" svg:y1="10cm" svg:x2="7cm" svg:y2="10cm">
          <text:p/>
        </draw:line>
        <draw:line draw:style-name="gr513" draw:text-style-name="P3" draw:layer="layout" svg:x1="5cm" svg:y1="10cm" svg:x2="5cm" svg:y2="9cm">
          <text:p/>
        </draw:line>
        <draw:line draw:style-name="gr514" draw:text-style-name="P3" draw:layer="layout" svg:x1="7cm" svg:y1="10cm" svg:x2="7cm" svg:y2="9cm">
          <text:p/>
        </draw:line>
        <draw:frame draw:style-name="gr515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516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517" draw:text-style-name="P3" draw:layer="layout" svg:x1="8cm" svg:y1="9cm" svg:x2="10cm" svg:y2="9cm">
          <text:p/>
        </draw:line>
        <draw:line draw:style-name="gr518" draw:text-style-name="P3" draw:layer="layout" svg:x1="8cm" svg:y1="9.5cm" svg:x2="10cm" svg:y2="9.5cm">
          <text:p/>
        </draw:line>
        <draw:line draw:style-name="gr519" draw:text-style-name="P3" draw:layer="layout" svg:x1="8cm" svg:y1="10cm" svg:x2="10cm" svg:y2="10cm">
          <text:p/>
        </draw:line>
        <draw:line draw:style-name="gr520" draw:text-style-name="P3" draw:layer="layout" svg:x1="8cm" svg:y1="10cm" svg:x2="8cm" svg:y2="9cm">
          <text:p/>
        </draw:line>
        <draw:line draw:style-name="gr521" draw:text-style-name="P3" draw:layer="layout" svg:x1="10cm" svg:y1="10cm" svg:x2="10cm" svg:y2="9cm">
          <text:p/>
        </draw:line>
        <draw:custom-shape draw:style-name="gr522" draw:text-style-name="P6" xml:id="id83" draw:id="id83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3" draw:text-style-name="P3" draw:layer="layout" draw:type="line" svg:x1="6cm" svg:y1="9cm" svg:x2="7.146cm" svg:y2="7.854cm" draw:end-shape="id83" draw:end-glue-point="7" svg:d="M6000 9000l1146-1146" svg:viewBox="0 0 1147 1147">
          <text:p/>
        </draw:connector>
        <draw:connector draw:style-name="gr524" draw:text-style-name="P3" draw:layer="layout" draw:type="line" svg:x1="9cm" svg:y1="9cm" svg:x2="7.854cm" svg:y2="7.854cm" draw:end-shape="id83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84" draw:end-glue-point="6" svg:d="M6000 9000l4001-1499" svg:viewBox="0 0 4002 1500">
          <text:p/>
        </draw:connector>
        <draw:frame draw:style-name="gr525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526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527" draw:text-style-name="P3" draw:layer="layout" svg:x1="11cm" svg:y1="9cm" svg:x2="13cm" svg:y2="9cm">
          <text:p/>
        </draw:line>
        <draw:line draw:style-name="gr528" draw:text-style-name="P3" draw:layer="layout" svg:x1="11cm" svg:y1="9.5cm" svg:x2="13cm" svg:y2="9.5cm">
          <text:p/>
        </draw:line>
        <draw:line draw:style-name="gr529" draw:text-style-name="P3" draw:layer="layout" svg:x1="11cm" svg:y1="10cm" svg:x2="13cm" svg:y2="10cm">
          <text:p/>
        </draw:line>
        <draw:line draw:style-name="gr530" draw:text-style-name="P3" draw:layer="layout" svg:x1="11cm" svg:y1="10cm" svg:x2="11cm" svg:y2="9cm">
          <text:p/>
        </draw:line>
        <draw:line draw:style-name="gr531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84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84" draw:start-glue-point="4" svg:d="M10501 7001l1999-1001" svg:viewBox="0 0 2000 1002">
          <text:p/>
        </draw:connector>
        <draw:custom-shape draw:style-name="gr532" draw:text-style-name="P6" xml:id="id85" draw:id="id85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85" draw:end-glue-point="7" svg:d="M9004 9014l4143-1159" svg:viewBox="0 0 4144 1160">
          <text:p/>
        </draw:connector>
        <draw:g xml:id="id86" draw:id="id86">
          <draw:frame draw:style-name="gr533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534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535" draw:text-style-name="P3" draw:layer="layout" svg:x1="1cm" svg:y1="13cm" svg:x2="3cm" svg:y2="13cm">
            <text:p/>
          </draw:line>
          <draw:line draw:style-name="gr536" draw:text-style-name="P3" draw:layer="layout" svg:x1="1cm" svg:y1="13.5cm" svg:x2="3cm" svg:y2="13.5cm">
            <text:p/>
          </draw:line>
          <draw:line draw:style-name="gr537" draw:text-style-name="P3" draw:layer="layout" svg:x1="1cm" svg:y1="14cm" svg:x2="3cm" svg:y2="14cm">
            <text:p/>
          </draw:line>
          <draw:line draw:style-name="gr538" draw:text-style-name="P3" draw:layer="layout" svg:x1="1cm" svg:y1="14cm" svg:x2="1cm" svg:y2="13cm">
            <text:p/>
          </draw:line>
          <draw:line draw:style-name="gr539" draw:text-style-name="P3" draw:layer="layout" svg:x1="3cm" svg:y1="14cm" svg:x2="3cm" svg:y2="13cm">
            <text:p/>
          </draw:line>
        </draw:g>
        <draw:g xml:id="id88" draw:id="id88">
          <draw:frame draw:style-name="gr540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541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542" draw:text-style-name="P3" draw:layer="layout" svg:x1="3.5cm" svg:y1="13cm" svg:x2="5.5cm" svg:y2="13cm">
            <text:p/>
          </draw:line>
          <draw:line draw:style-name="gr543" draw:text-style-name="P3" draw:layer="layout" svg:x1="3.5cm" svg:y1="13.5cm" svg:x2="5.5cm" svg:y2="13.5cm">
            <text:p/>
          </draw:line>
          <draw:line draw:style-name="gr544" draw:text-style-name="P3" draw:layer="layout" svg:x1="3.5cm" svg:y1="14cm" svg:x2="5.5cm" svg:y2="14cm">
            <text:p/>
          </draw:line>
          <draw:line draw:style-name="gr545" draw:text-style-name="P3" draw:layer="layout" svg:x1="3.5cm" svg:y1="14cm" svg:x2="3.5cm" svg:y2="13cm">
            <text:p/>
          </draw:line>
          <draw:line draw:style-name="gr546" draw:text-style-name="P3" draw:layer="layout" svg:x1="5.5cm" svg:y1="14cm" svg:x2="5.5cm" svg:y2="13cm">
            <text:p/>
          </draw:line>
        </draw:g>
        <draw:custom-shape draw:style-name="gr547" draw:text-style-name="P6" xml:id="id87" draw:id="id87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8" draw:text-style-name="P3" draw:layer="layout" draw:type="line" svg:x1="2cm" svg:y1="13cm" svg:x2="3.646cm" svg:y2="11.854cm" draw:start-shape="id86" draw:start-glue-point="0" draw:end-shape="id87" draw:end-glue-point="7" svg:d="M2000 13000l1646-1146" svg:viewBox="0 0 1647 1147">
          <text:p/>
        </draw:connector>
        <draw:connector draw:style-name="gr549" draw:text-style-name="P3" draw:layer="layout" draw:type="line" svg:x1="4.5cm" svg:y1="13cm" svg:x2="4.354cm" svg:y2="11.854cm" draw:start-shape="id88" draw:start-glue-point="0" draw:end-shape="id87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87" draw:start-glue-point="4" svg:d="M4000 11000l2047-990" svg:viewBox="0 0 2048 991">
          <text:p/>
        </draw:connector>
        <draw:frame draw:style-name="gr550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551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552" draw:text-style-name="P3" xml:id="id91" draw:id="id91" draw:layer="layout" svg:x1="6cm" svg:y1="13cm" svg:x2="8cm" svg:y2="13cm">
          <text:p/>
        </draw:line>
        <draw:line draw:style-name="gr553" draw:text-style-name="P3" draw:layer="layout" svg:x1="6cm" svg:y1="13.5cm" svg:x2="8cm" svg:y2="13.5cm">
          <text:p/>
        </draw:line>
        <draw:line draw:style-name="gr554" draw:text-style-name="P3" xml:id="id93" draw:id="id93" draw:layer="layout" svg:x1="6cm" svg:y1="14cm" svg:x2="8cm" svg:y2="14cm">
          <text:p/>
        </draw:line>
        <draw:line draw:style-name="gr555" draw:text-style-name="P3" draw:layer="layout" svg:x1="6cm" svg:y1="14cm" svg:x2="6cm" svg:y2="13cm">
          <text:p/>
        </draw:line>
        <draw:line draw:style-name="gr556" draw:text-style-name="P3" draw:layer="layout" svg:x1="8cm" svg:y1="14cm" svg:x2="8cm" svg:y2="13cm">
          <text:p/>
        </draw:line>
        <draw:custom-shape draw:style-name="gr557" draw:text-style-name="P6" xml:id="id89" draw:id="id89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89" draw:start-glue-point="4" svg:d="M6501 11001l3140-5025" svg:viewBox="0 0 3141 5026">
          <text:p/>
        </draw:connector>
        <draw:custom-shape draw:style-name="gr558" draw:text-style-name="P6" xml:id="id90" draw:id="id90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90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91" draw:start-glue-point="0" draw:end-shape="id90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90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86" draw:start-glue-point="0" draw:end-shape="id89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91" draw:start-glue-point="0" draw:end-shape="id89" draw:end-glue-point="9" svg:d="M7000 13000l-145-1145" svg:viewBox="0 0 146 1146">
          <text:p/>
        </draw:connector>
        <draw:frame draw:style-name="gr559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560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561" draw:text-style-name="P3" draw:layer="layout" svg:x1="4.5cm" svg:y1="17cm" svg:x2="6.5cm" svg:y2="17cm">
          <text:p/>
        </draw:line>
        <draw:line draw:style-name="gr562" draw:text-style-name="P3" draw:layer="layout" svg:x1="4.5cm" svg:y1="17.5cm" svg:x2="6.5cm" svg:y2="17.5cm">
          <text:p/>
        </draw:line>
        <draw:line draw:style-name="gr563" draw:text-style-name="P3" draw:layer="layout" svg:x1="4.5cm" svg:y1="18cm" svg:x2="6.5cm" svg:y2="18cm">
          <text:p/>
        </draw:line>
        <draw:line draw:style-name="gr564" draw:text-style-name="P3" draw:layer="layout" svg:x1="4.5cm" svg:y1="18cm" svg:x2="4.5cm" svg:y2="17cm">
          <text:p/>
        </draw:line>
        <draw:line draw:style-name="gr565" draw:text-style-name="P3" draw:layer="layout" svg:x1="6.5cm" svg:y1="18cm" svg:x2="6.5cm" svg:y2="17cm">
          <text:p/>
        </draw:line>
        <draw:frame draw:style-name="gr566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567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568" draw:text-style-name="P3" draw:layer="layout" svg:x1="7.5cm" svg:y1="17cm" svg:x2="9.5cm" svg:y2="17cm">
          <text:p/>
        </draw:line>
        <draw:line draw:style-name="gr569" draw:text-style-name="P3" draw:layer="layout" svg:x1="7.5cm" svg:y1="17.5cm" svg:x2="9.5cm" svg:y2="17.5cm">
          <text:p/>
        </draw:line>
        <draw:line draw:style-name="gr570" draw:text-style-name="P3" draw:layer="layout" svg:x1="7.5cm" svg:y1="18cm" svg:x2="9.5cm" svg:y2="18cm">
          <text:p/>
        </draw:line>
        <draw:line draw:style-name="gr571" draw:text-style-name="P3" draw:layer="layout" svg:x1="7.5cm" svg:y1="18cm" svg:x2="7.5cm" svg:y2="17cm">
          <text:p/>
        </draw:line>
        <draw:line draw:style-name="gr572" draw:text-style-name="P3" draw:layer="layout" svg:x1="9.5cm" svg:y1="18cm" svg:x2="9.5cm" svg:y2="17cm">
          <text:p/>
        </draw:line>
        <draw:custom-shape draw:style-name="gr573" draw:text-style-name="P6" xml:id="id92" draw:id="id92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4" draw:text-style-name="P3" draw:layer="layout" draw:type="line" svg:x1="5.5cm" svg:y1="17cm" svg:x2="6.646cm" svg:y2="15.854cm" draw:end-shape="id92" draw:end-glue-point="7" svg:d="M5500 17000l1146-1146" svg:viewBox="0 0 1147 1147">
          <text:p/>
        </draw:connector>
        <draw:connector draw:style-name="gr575" draw:text-style-name="P3" draw:layer="layout" draw:type="line" svg:x1="8.5cm" svg:y1="17cm" svg:x2="7.354cm" svg:y2="15.854cm" draw:end-shape="id92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92" draw:start-glue-point="4" draw:end-shape="id93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1" draw:text-style-name="P7" draw:layer="layout" svg:width="2.884cm" svg:height="0.53cm" svg:x="8.006cm" svg:y="13.06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576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577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578" draw:text-style-name="P3" draw:layer="layout" svg:x1="14cm" svg:y1="1cm" svg:x2="16cm" svg:y2="1cm">
          <text:p/>
        </draw:line>
        <draw:line draw:style-name="gr579" draw:text-style-name="P3" draw:layer="layout" svg:x1="14cm" svg:y1="1.5cm" svg:x2="16cm" svg:y2="1.5cm">
          <text:p/>
        </draw:line>
        <draw:line draw:style-name="gr580" draw:text-style-name="P3" xml:id="id94" draw:id="id94" draw:layer="layout" svg:x1="14cm" svg:y1="2cm" svg:x2="16cm" svg:y2="2cm">
          <text:p/>
        </draw:line>
        <draw:line draw:style-name="gr581" draw:text-style-name="P3" draw:layer="layout" svg:x1="14cm" svg:y1="2cm" svg:x2="14cm" svg:y2="1cm">
          <text:p/>
        </draw:line>
        <draw:line draw:style-name="gr582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94" draw:end-glue-point="0" svg:d="M13596 7011l1404-5011" svg:viewBox="0 0 1405 5012">
          <text:p/>
        </draw:connector>
        <draw:frame draw:style-name="gr583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584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585" draw:text-style-name="P3" draw:layer="layout" svg:x1="8.5cm" svg:y1="5cm" svg:x2="10.5cm" svg:y2="5cm">
          <text:p/>
        </draw:line>
        <draw:line draw:style-name="gr586" draw:text-style-name="P3" draw:layer="layout" svg:x1="8.5cm" svg:y1="5.5cm" svg:x2="10.5cm" svg:y2="5.5cm">
          <text:p/>
        </draw:line>
        <draw:line draw:style-name="gr587" draw:text-style-name="P3" draw:layer="layout" svg:x1="8.5cm" svg:y1="6cm" svg:x2="10.5cm" svg:y2="6cm">
          <text:p/>
        </draw:line>
        <draw:line draw:style-name="gr588" draw:text-style-name="P3" draw:layer="layout" svg:x1="8.5cm" svg:y1="6cm" svg:x2="8.5cm" svg:y2="5cm">
          <text:p/>
        </draw:line>
        <draw:line draw:style-name="gr589" draw:text-style-name="P3" draw:layer="layout" svg:x1="10.5cm" svg:y1="6cm" svg:x2="10.5cm" svg:y2="5cm">
          <text:p/>
        </draw:line>
        <draw:frame draw:style-name="gr590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591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592" draw:text-style-name="P3" draw:layer="layout" svg:x1="11.5cm" svg:y1="5cm" svg:x2="13.5cm" svg:y2="5cm">
          <text:p/>
        </draw:line>
        <draw:line draw:style-name="gr593" draw:text-style-name="P3" draw:layer="layout" svg:x1="11.5cm" svg:y1="5.5cm" svg:x2="13.5cm" svg:y2="5.5cm">
          <text:p/>
        </draw:line>
        <draw:line draw:style-name="gr594" draw:text-style-name="P3" draw:layer="layout" svg:x1="11.5cm" svg:y1="6cm" svg:x2="13.5cm" svg:y2="6cm">
          <text:p/>
        </draw:line>
        <draw:line draw:style-name="gr595" draw:text-style-name="P3" draw:layer="layout" svg:x1="11.5cm" svg:y1="6cm" svg:x2="11.5cm" svg:y2="5cm">
          <text:p/>
        </draw:line>
        <draw:line draw:style-name="gr596" draw:text-style-name="P3" draw:layer="layout" svg:x1="13.5cm" svg:y1="6cm" svg:x2="13.5cm" svg:y2="5cm">
          <text:p/>
        </draw:line>
        <draw:custom-shape draw:style-name="gr597" draw:text-style-name="P6" xml:id="id95" draw:id="id95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98" draw:text-style-name="P3" draw:layer="layout" draw:type="line" svg:x1="9.5cm" svg:y1="5cm" svg:x2="10.646cm" svg:y2="3.854cm" draw:end-shape="id95" draw:end-glue-point="7" svg:d="M9500 5000l1146-1146" svg:viewBox="0 0 1147 1147">
          <text:p/>
        </draw:connector>
        <draw:connector draw:style-name="gr599" draw:text-style-name="P3" draw:layer="layout" draw:type="line" svg:x1="12.5cm" svg:y1="5cm" svg:x2="11.354cm" svg:y2="3.854cm" draw:end-shape="id95" draw:end-glue-point="9" svg:d="M12500 5000l-1146-1146" svg:viewBox="0 0 1147 1147">
          <text:p/>
        </draw:connector>
        <draw:custom-shape draw:style-name="gr600" draw:text-style-name="P6" xml:id="id97" draw:id="id97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601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602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603" draw:text-style-name="P3" draw:layer="layout" svg:x1="5cm" svg:y1="9cm" svg:x2="7cm" svg:y2="9cm">
          <text:p/>
        </draw:line>
        <draw:line draw:style-name="gr604" draw:text-style-name="P3" draw:layer="layout" svg:x1="5cm" svg:y1="9.5cm" svg:x2="7cm" svg:y2="9.5cm">
          <text:p/>
        </draw:line>
        <draw:line draw:style-name="gr605" draw:text-style-name="P3" draw:layer="layout" svg:x1="5cm" svg:y1="10cm" svg:x2="7cm" svg:y2="10cm">
          <text:p/>
        </draw:line>
        <draw:line draw:style-name="gr606" draw:text-style-name="P3" draw:layer="layout" svg:x1="5cm" svg:y1="10cm" svg:x2="5cm" svg:y2="9cm">
          <text:p/>
        </draw:line>
        <draw:line draw:style-name="gr607" draw:text-style-name="P3" draw:layer="layout" svg:x1="7cm" svg:y1="10cm" svg:x2="7cm" svg:y2="9cm">
          <text:p/>
        </draw:line>
        <draw:frame draw:style-name="gr608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609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610" draw:text-style-name="P3" draw:layer="layout" svg:x1="8cm" svg:y1="9cm" svg:x2="10cm" svg:y2="9cm">
          <text:p/>
        </draw:line>
        <draw:line draw:style-name="gr611" draw:text-style-name="P3" draw:layer="layout" svg:x1="8cm" svg:y1="9.5cm" svg:x2="10cm" svg:y2="9.5cm">
          <text:p/>
        </draw:line>
        <draw:line draw:style-name="gr612" draw:text-style-name="P3" draw:layer="layout" svg:x1="8cm" svg:y1="10cm" svg:x2="10cm" svg:y2="10cm">
          <text:p/>
        </draw:line>
        <draw:line draw:style-name="gr613" draw:text-style-name="P3" draw:layer="layout" svg:x1="8cm" svg:y1="10cm" svg:x2="8cm" svg:y2="9cm">
          <text:p/>
        </draw:line>
        <draw:line draw:style-name="gr614" draw:text-style-name="P3" draw:layer="layout" svg:x1="10cm" svg:y1="10cm" svg:x2="10cm" svg:y2="9cm">
          <text:p/>
        </draw:line>
        <draw:custom-shape draw:style-name="gr615" draw:text-style-name="P6" xml:id="id96" draw:id="id96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6" draw:text-style-name="P3" draw:layer="layout" draw:type="line" svg:x1="6cm" svg:y1="9cm" svg:x2="7.146cm" svg:y2="7.854cm" draw:end-shape="id96" draw:end-glue-point="7" svg:d="M6000 9000l1146-1146" svg:viewBox="0 0 1147 1147">
          <text:p/>
        </draw:connector>
        <draw:connector draw:style-name="gr617" draw:text-style-name="P3" draw:layer="layout" draw:type="line" svg:x1="9cm" svg:y1="9cm" svg:x2="7.854cm" svg:y2="7.854cm" draw:end-shape="id96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97" draw:end-glue-point="6" svg:d="M6000 9000l4001-1499" svg:viewBox="0 0 4002 1500">
          <text:p/>
        </draw:connector>
        <draw:frame draw:style-name="gr618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619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620" draw:text-style-name="P3" draw:layer="layout" svg:x1="11cm" svg:y1="9cm" svg:x2="13cm" svg:y2="9cm">
          <text:p/>
        </draw:line>
        <draw:line draw:style-name="gr621" draw:text-style-name="P3" draw:layer="layout" svg:x1="11cm" svg:y1="9.5cm" svg:x2="13cm" svg:y2="9.5cm">
          <text:p/>
        </draw:line>
        <draw:line draw:style-name="gr622" draw:text-style-name="P3" draw:layer="layout" svg:x1="11cm" svg:y1="10cm" svg:x2="13cm" svg:y2="10cm">
          <text:p/>
        </draw:line>
        <draw:line draw:style-name="gr623" draw:text-style-name="P3" draw:layer="layout" svg:x1="11cm" svg:y1="10cm" svg:x2="11cm" svg:y2="9cm">
          <text:p/>
        </draw:line>
        <draw:line draw:style-name="gr624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97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97" draw:start-glue-point="4" svg:d="M10501 7001l1999-1001" svg:viewBox="0 0 2000 1002">
          <text:p/>
        </draw:connector>
        <draw:custom-shape draw:style-name="gr625" draw:text-style-name="P6" xml:id="id98" draw:id="id98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98" draw:end-glue-point="7" svg:d="M9004 9014l4143-1159" svg:viewBox="0 0 4144 1160">
          <text:p/>
        </draw:connector>
        <draw:g xml:id="id99" draw:id="id99">
          <draw:frame draw:style-name="gr626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627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628" draw:text-style-name="P3" draw:layer="layout" svg:x1="1cm" svg:y1="13cm" svg:x2="3cm" svg:y2="13cm">
            <text:p/>
          </draw:line>
          <draw:line draw:style-name="gr629" draw:text-style-name="P3" draw:layer="layout" svg:x1="1cm" svg:y1="13.5cm" svg:x2="3cm" svg:y2="13.5cm">
            <text:p/>
          </draw:line>
          <draw:line draw:style-name="gr630" draw:text-style-name="P3" draw:layer="layout" svg:x1="1cm" svg:y1="14cm" svg:x2="3cm" svg:y2="14cm">
            <text:p/>
          </draw:line>
          <draw:line draw:style-name="gr631" draw:text-style-name="P3" draw:layer="layout" svg:x1="1cm" svg:y1="14cm" svg:x2="1cm" svg:y2="13cm">
            <text:p/>
          </draw:line>
          <draw:line draw:style-name="gr632" draw:text-style-name="P3" draw:layer="layout" svg:x1="3cm" svg:y1="14cm" svg:x2="3cm" svg:y2="13cm">
            <text:p/>
          </draw:line>
        </draw:g>
        <draw:g xml:id="id101" draw:id="id101">
          <draw:frame draw:style-name="gr633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634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635" draw:text-style-name="P3" draw:layer="layout" svg:x1="3.5cm" svg:y1="13cm" svg:x2="5.5cm" svg:y2="13cm">
            <text:p/>
          </draw:line>
          <draw:line draw:style-name="gr636" draw:text-style-name="P3" draw:layer="layout" svg:x1="3.5cm" svg:y1="13.5cm" svg:x2="5.5cm" svg:y2="13.5cm">
            <text:p/>
          </draw:line>
          <draw:line draw:style-name="gr637" draw:text-style-name="P3" draw:layer="layout" svg:x1="3.5cm" svg:y1="14cm" svg:x2="5.5cm" svg:y2="14cm">
            <text:p/>
          </draw:line>
          <draw:line draw:style-name="gr638" draw:text-style-name="P3" draw:layer="layout" svg:x1="3.5cm" svg:y1="14cm" svg:x2="3.5cm" svg:y2="13cm">
            <text:p/>
          </draw:line>
          <draw:line draw:style-name="gr639" draw:text-style-name="P3" draw:layer="layout" svg:x1="5.5cm" svg:y1="14cm" svg:x2="5.5cm" svg:y2="13cm">
            <text:p/>
          </draw:line>
        </draw:g>
        <draw:custom-shape draw:style-name="gr640" draw:text-style-name="P6" xml:id="id100" draw:id="id100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1" draw:text-style-name="P3" draw:layer="layout" draw:type="line" svg:x1="2cm" svg:y1="13cm" svg:x2="3.646cm" svg:y2="11.854cm" draw:start-shape="id99" draw:start-glue-point="0" draw:end-shape="id100" draw:end-glue-point="7" svg:d="M2000 13000l1646-1146" svg:viewBox="0 0 1647 1147">
          <text:p/>
        </draw:connector>
        <draw:connector draw:style-name="gr642" draw:text-style-name="P3" draw:layer="layout" draw:type="line" svg:x1="4.5cm" svg:y1="13cm" svg:x2="4.354cm" svg:y2="11.854cm" draw:start-shape="id101" draw:start-glue-point="0" draw:end-shape="id100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00" draw:start-glue-point="4" svg:d="M4000 11000l2047-990" svg:viewBox="0 0 2048 991">
          <text:p/>
        </draw:connector>
        <draw:frame draw:style-name="gr643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644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645" draw:text-style-name="P3" xml:id="id104" draw:id="id104" draw:layer="layout" svg:x1="6cm" svg:y1="13cm" svg:x2="8cm" svg:y2="13cm">
          <text:p/>
        </draw:line>
        <draw:line draw:style-name="gr646" draw:text-style-name="P3" draw:layer="layout" svg:x1="6cm" svg:y1="13.5cm" svg:x2="8cm" svg:y2="13.5cm">
          <text:p/>
        </draw:line>
        <draw:line draw:style-name="gr647" draw:text-style-name="P3" xml:id="id106" draw:id="id106" draw:layer="layout" svg:x1="6cm" svg:y1="14cm" svg:x2="8cm" svg:y2="14cm">
          <text:p/>
        </draw:line>
        <draw:line draw:style-name="gr648" draw:text-style-name="P3" draw:layer="layout" svg:x1="6cm" svg:y1="14cm" svg:x2="6cm" svg:y2="13cm">
          <text:p/>
        </draw:line>
        <draw:line draw:style-name="gr649" draw:text-style-name="P3" draw:layer="layout" svg:x1="8cm" svg:y1="14cm" svg:x2="8cm" svg:y2="13cm">
          <text:p/>
        </draw:line>
        <draw:custom-shape draw:style-name="gr650" draw:text-style-name="P6" xml:id="id102" draw:id="id102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02" draw:start-glue-point="4" svg:d="M6501 11001l3140-5025" svg:viewBox="0 0 3141 5026">
          <text:p/>
        </draw:connector>
        <draw:custom-shape draw:style-name="gr651" draw:text-style-name="P6" xml:id="id103" draw:id="id103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03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04" draw:start-glue-point="0" draw:end-shape="id103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03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99" draw:start-glue-point="0" draw:end-shape="id102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04" draw:start-glue-point="0" draw:end-shape="id102" draw:end-glue-point="9" svg:d="M7000 13000l-145-1145" svg:viewBox="0 0 146 1146">
          <text:p/>
        </draw:connector>
        <draw:frame draw:style-name="gr652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653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654" draw:text-style-name="P3" draw:layer="layout" svg:x1="4.5cm" svg:y1="17cm" svg:x2="6.5cm" svg:y2="17cm">
          <text:p/>
        </draw:line>
        <draw:line draw:style-name="gr655" draw:text-style-name="P3" draw:layer="layout" svg:x1="4.5cm" svg:y1="17.5cm" svg:x2="6.5cm" svg:y2="17.5cm">
          <text:p/>
        </draw:line>
        <draw:line draw:style-name="gr656" draw:text-style-name="P3" draw:layer="layout" svg:x1="4.5cm" svg:y1="18cm" svg:x2="6.5cm" svg:y2="18cm">
          <text:p/>
        </draw:line>
        <draw:line draw:style-name="gr657" draw:text-style-name="P3" draw:layer="layout" svg:x1="4.5cm" svg:y1="18cm" svg:x2="4.5cm" svg:y2="17cm">
          <text:p/>
        </draw:line>
        <draw:line draw:style-name="gr658" draw:text-style-name="P3" draw:layer="layout" svg:x1="6.5cm" svg:y1="18cm" svg:x2="6.5cm" svg:y2="17cm">
          <text:p/>
        </draw:line>
        <draw:frame draw:style-name="gr659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660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661" draw:text-style-name="P3" draw:layer="layout" svg:x1="7.5cm" svg:y1="17cm" svg:x2="9.5cm" svg:y2="17cm">
          <text:p/>
        </draw:line>
        <draw:line draw:style-name="gr662" draw:text-style-name="P3" draw:layer="layout" svg:x1="7.5cm" svg:y1="17.5cm" svg:x2="9.5cm" svg:y2="17.5cm">
          <text:p/>
        </draw:line>
        <draw:line draw:style-name="gr663" draw:text-style-name="P3" draw:layer="layout" svg:x1="7.5cm" svg:y1="18cm" svg:x2="9.5cm" svg:y2="18cm">
          <text:p/>
        </draw:line>
        <draw:line draw:style-name="gr664" draw:text-style-name="P3" draw:layer="layout" svg:x1="7.5cm" svg:y1="18cm" svg:x2="7.5cm" svg:y2="17cm">
          <text:p/>
        </draw:line>
        <draw:line draw:style-name="gr665" draw:text-style-name="P3" draw:layer="layout" svg:x1="9.5cm" svg:y1="18cm" svg:x2="9.5cm" svg:y2="17cm">
          <text:p/>
        </draw:line>
        <draw:custom-shape draw:style-name="gr666" draw:text-style-name="P6" xml:id="id105" draw:id="id105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7" draw:text-style-name="P3" draw:layer="layout" draw:type="line" svg:x1="5.5cm" svg:y1="17cm" svg:x2="6.646cm" svg:y2="15.854cm" draw:end-shape="id105" draw:end-glue-point="7" svg:d="M5500 17000l1146-1146" svg:viewBox="0 0 1147 1147">
          <text:p/>
        </draw:connector>
        <draw:connector draw:style-name="gr668" draw:text-style-name="P3" draw:layer="layout" draw:type="line" svg:x1="8.5cm" svg:y1="17cm" svg:x2="7.354cm" svg:y2="15.854cm" draw:end-shape="id105" draw:end-glue-point="9" svg:d="M8500 17000l-1146-1146" svg:viewBox="0 0 1147 1147">
          <text:p/>
        </draw:connector>
        <draw:connector draw:style-name="gr209" draw:text-style-name="P4" draw:layer="layout" draw:type="line" svg:x1="7cm" svg:y1="15cm" svg:x2="7cm" svg:y2="14cm" draw:start-shape="id105" draw:start-glue-point="4" draw:end-shape="id106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1" draw:text-style-name="P7" draw:layer="layout" svg:width="1.445cm" svg:height="0.53cm" svg:x="7.108cm" svg:y="14.06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669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670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671" draw:text-style-name="P3" draw:layer="layout" svg:x1="14cm" svg:y1="1cm" svg:x2="16cm" svg:y2="1cm">
          <text:p/>
        </draw:line>
        <draw:line draw:style-name="gr672" draw:text-style-name="P3" draw:layer="layout" svg:x1="14cm" svg:y1="1.5cm" svg:x2="16cm" svg:y2="1.5cm">
          <text:p/>
        </draw:line>
        <draw:line draw:style-name="gr673" draw:text-style-name="P3" xml:id="id107" draw:id="id107" draw:layer="layout" svg:x1="14cm" svg:y1="2cm" svg:x2="16cm" svg:y2="2cm">
          <text:p/>
        </draw:line>
        <draw:line draw:style-name="gr674" draw:text-style-name="P3" draw:layer="layout" svg:x1="14cm" svg:y1="2cm" svg:x2="14cm" svg:y2="1cm">
          <text:p/>
        </draw:line>
        <draw:line draw:style-name="gr675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07" draw:end-glue-point="0" svg:d="M13596 7011l1404-5011" svg:viewBox="0 0 1405 5012">
          <text:p/>
        </draw:connector>
        <draw:frame draw:style-name="gr676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677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678" draw:text-style-name="P3" draw:layer="layout" svg:x1="8.5cm" svg:y1="5cm" svg:x2="10.5cm" svg:y2="5cm">
          <text:p/>
        </draw:line>
        <draw:line draw:style-name="gr679" draw:text-style-name="P3" draw:layer="layout" svg:x1="8.5cm" svg:y1="5.5cm" svg:x2="10.5cm" svg:y2="5.5cm">
          <text:p/>
        </draw:line>
        <draw:line draw:style-name="gr680" draw:text-style-name="P3" draw:layer="layout" svg:x1="8.5cm" svg:y1="6cm" svg:x2="10.5cm" svg:y2="6cm">
          <text:p/>
        </draw:line>
        <draw:line draw:style-name="gr681" draw:text-style-name="P3" draw:layer="layout" svg:x1="8.5cm" svg:y1="6cm" svg:x2="8.5cm" svg:y2="5cm">
          <text:p/>
        </draw:line>
        <draw:line draw:style-name="gr682" draw:text-style-name="P3" draw:layer="layout" svg:x1="10.5cm" svg:y1="6cm" svg:x2="10.5cm" svg:y2="5cm">
          <text:p/>
        </draw:line>
        <draw:frame draw:style-name="gr683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684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685" draw:text-style-name="P3" draw:layer="layout" svg:x1="11.5cm" svg:y1="5cm" svg:x2="13.5cm" svg:y2="5cm">
          <text:p/>
        </draw:line>
        <draw:line draw:style-name="gr686" draw:text-style-name="P3" draw:layer="layout" svg:x1="11.5cm" svg:y1="5.5cm" svg:x2="13.5cm" svg:y2="5.5cm">
          <text:p/>
        </draw:line>
        <draw:line draw:style-name="gr687" draw:text-style-name="P3" draw:layer="layout" svg:x1="11.5cm" svg:y1="6cm" svg:x2="13.5cm" svg:y2="6cm">
          <text:p/>
        </draw:line>
        <draw:line draw:style-name="gr688" draw:text-style-name="P3" draw:layer="layout" svg:x1="11.5cm" svg:y1="6cm" svg:x2="11.5cm" svg:y2="5cm">
          <text:p/>
        </draw:line>
        <draw:line draw:style-name="gr689" draw:text-style-name="P3" draw:layer="layout" svg:x1="13.5cm" svg:y1="6cm" svg:x2="13.5cm" svg:y2="5cm">
          <text:p/>
        </draw:line>
        <draw:custom-shape draw:style-name="gr690" draw:text-style-name="P6" xml:id="id108" draw:id="id108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1" draw:text-style-name="P3" draw:layer="layout" draw:type="line" svg:x1="9.5cm" svg:y1="5cm" svg:x2="10.646cm" svg:y2="3.854cm" draw:end-shape="id108" draw:end-glue-point="7" svg:d="M9500 5000l1146-1146" svg:viewBox="0 0 1147 1147">
          <text:p/>
        </draw:connector>
        <draw:connector draw:style-name="gr692" draw:text-style-name="P3" draw:layer="layout" draw:type="line" svg:x1="12.5cm" svg:y1="5cm" svg:x2="11.354cm" svg:y2="3.854cm" draw:end-shape="id108" draw:end-glue-point="9" svg:d="M12500 5000l-1146-1146" svg:viewBox="0 0 1147 1147">
          <text:p/>
        </draw:connector>
        <draw:custom-shape draw:style-name="gr693" draw:text-style-name="P6" xml:id="id110" draw:id="id110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694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695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696" draw:text-style-name="P3" draw:layer="layout" svg:x1="5cm" svg:y1="9cm" svg:x2="7cm" svg:y2="9cm">
          <text:p/>
        </draw:line>
        <draw:line draw:style-name="gr697" draw:text-style-name="P3" draw:layer="layout" svg:x1="5cm" svg:y1="9.5cm" svg:x2="7cm" svg:y2="9.5cm">
          <text:p/>
        </draw:line>
        <draw:line draw:style-name="gr698" draw:text-style-name="P3" draw:layer="layout" svg:x1="5cm" svg:y1="10cm" svg:x2="7cm" svg:y2="10cm">
          <text:p/>
        </draw:line>
        <draw:line draw:style-name="gr699" draw:text-style-name="P3" draw:layer="layout" svg:x1="5cm" svg:y1="10cm" svg:x2="5cm" svg:y2="9cm">
          <text:p/>
        </draw:line>
        <draw:line draw:style-name="gr700" draw:text-style-name="P3" draw:layer="layout" svg:x1="7cm" svg:y1="10cm" svg:x2="7cm" svg:y2="9cm">
          <text:p/>
        </draw:line>
        <draw:frame draw:style-name="gr701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702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703" draw:text-style-name="P3" draw:layer="layout" svg:x1="8cm" svg:y1="9cm" svg:x2="10cm" svg:y2="9cm">
          <text:p/>
        </draw:line>
        <draw:line draw:style-name="gr704" draw:text-style-name="P3" draw:layer="layout" svg:x1="8cm" svg:y1="9.5cm" svg:x2="10cm" svg:y2="9.5cm">
          <text:p/>
        </draw:line>
        <draw:line draw:style-name="gr705" draw:text-style-name="P3" draw:layer="layout" svg:x1="8cm" svg:y1="10cm" svg:x2="10cm" svg:y2="10cm">
          <text:p/>
        </draw:line>
        <draw:line draw:style-name="gr706" draw:text-style-name="P3" draw:layer="layout" svg:x1="8cm" svg:y1="10cm" svg:x2="8cm" svg:y2="9cm">
          <text:p/>
        </draw:line>
        <draw:line draw:style-name="gr707" draw:text-style-name="P3" draw:layer="layout" svg:x1="10cm" svg:y1="10cm" svg:x2="10cm" svg:y2="9cm">
          <text:p/>
        </draw:line>
        <draw:custom-shape draw:style-name="gr708" draw:text-style-name="P6" xml:id="id109" draw:id="id109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9" draw:text-style-name="P3" draw:layer="layout" draw:type="line" svg:x1="6cm" svg:y1="9cm" svg:x2="7.146cm" svg:y2="7.854cm" draw:end-shape="id109" draw:end-glue-point="7" svg:d="M6000 9000l1146-1146" svg:viewBox="0 0 1147 1147">
          <text:p/>
        </draw:connector>
        <draw:connector draw:style-name="gr710" draw:text-style-name="P3" draw:layer="layout" draw:type="line" svg:x1="9cm" svg:y1="9cm" svg:x2="7.854cm" svg:y2="7.854cm" draw:end-shape="id109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10" draw:end-glue-point="6" svg:d="M6000 9000l4001-1499" svg:viewBox="0 0 4002 1500">
          <text:p/>
        </draw:connector>
        <draw:frame draw:style-name="gr711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712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713" draw:text-style-name="P3" draw:layer="layout" svg:x1="11cm" svg:y1="9cm" svg:x2="13cm" svg:y2="9cm">
          <text:p/>
        </draw:line>
        <draw:line draw:style-name="gr714" draw:text-style-name="P3" draw:layer="layout" svg:x1="11cm" svg:y1="9.5cm" svg:x2="13cm" svg:y2="9.5cm">
          <text:p/>
        </draw:line>
        <draw:line draw:style-name="gr715" draw:text-style-name="P3" draw:layer="layout" svg:x1="11cm" svg:y1="10cm" svg:x2="13cm" svg:y2="10cm">
          <text:p/>
        </draw:line>
        <draw:line draw:style-name="gr716" draw:text-style-name="P3" draw:layer="layout" svg:x1="11cm" svg:y1="10cm" svg:x2="11cm" svg:y2="9cm">
          <text:p/>
        </draw:line>
        <draw:line draw:style-name="gr717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10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10" draw:start-glue-point="4" svg:d="M10501 7001l1999-1001" svg:viewBox="0 0 2000 1002">
          <text:p/>
        </draw:connector>
        <draw:custom-shape draw:style-name="gr718" draw:text-style-name="P6" xml:id="id111" draw:id="id111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11" draw:end-glue-point="7" svg:d="M9004 9014l4143-1159" svg:viewBox="0 0 4144 1160">
          <text:p/>
        </draw:connector>
        <draw:g xml:id="id112" draw:id="id112">
          <draw:frame draw:style-name="gr719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720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721" draw:text-style-name="P3" draw:layer="layout" svg:x1="1cm" svg:y1="13cm" svg:x2="3cm" svg:y2="13cm">
            <text:p/>
          </draw:line>
          <draw:line draw:style-name="gr722" draw:text-style-name="P3" draw:layer="layout" svg:x1="1cm" svg:y1="13.5cm" svg:x2="3cm" svg:y2="13.5cm">
            <text:p/>
          </draw:line>
          <draw:line draw:style-name="gr723" draw:text-style-name="P3" draw:layer="layout" svg:x1="1cm" svg:y1="14cm" svg:x2="3cm" svg:y2="14cm">
            <text:p/>
          </draw:line>
          <draw:line draw:style-name="gr724" draw:text-style-name="P3" draw:layer="layout" svg:x1="1cm" svg:y1="14cm" svg:x2="1cm" svg:y2="13cm">
            <text:p/>
          </draw:line>
          <draw:line draw:style-name="gr725" draw:text-style-name="P3" draw:layer="layout" svg:x1="3cm" svg:y1="14cm" svg:x2="3cm" svg:y2="13cm">
            <text:p/>
          </draw:line>
        </draw:g>
        <draw:g xml:id="id114" draw:id="id114">
          <draw:frame draw:style-name="gr726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727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728" draw:text-style-name="P3" draw:layer="layout" svg:x1="3.5cm" svg:y1="13cm" svg:x2="5.5cm" svg:y2="13cm">
            <text:p/>
          </draw:line>
          <draw:line draw:style-name="gr729" draw:text-style-name="P3" draw:layer="layout" svg:x1="3.5cm" svg:y1="13.5cm" svg:x2="5.5cm" svg:y2="13.5cm">
            <text:p/>
          </draw:line>
          <draw:line draw:style-name="gr730" draw:text-style-name="P3" draw:layer="layout" svg:x1="3.5cm" svg:y1="14cm" svg:x2="5.5cm" svg:y2="14cm">
            <text:p/>
          </draw:line>
          <draw:line draw:style-name="gr731" draw:text-style-name="P3" draw:layer="layout" svg:x1="3.5cm" svg:y1="14cm" svg:x2="3.5cm" svg:y2="13cm">
            <text:p/>
          </draw:line>
          <draw:line draw:style-name="gr732" draw:text-style-name="P3" draw:layer="layout" svg:x1="5.5cm" svg:y1="14cm" svg:x2="5.5cm" svg:y2="13cm">
            <text:p/>
          </draw:line>
        </draw:g>
        <draw:custom-shape draw:style-name="gr733" draw:text-style-name="P6" xml:id="id113" draw:id="id113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4" draw:text-style-name="P3" draw:layer="layout" draw:type="line" svg:x1="2cm" svg:y1="13cm" svg:x2="3.646cm" svg:y2="11.854cm" draw:start-shape="id112" draw:start-glue-point="0" draw:end-shape="id113" draw:end-glue-point="7" svg:d="M2000 13000l1646-1146" svg:viewBox="0 0 1647 1147">
          <text:p/>
        </draw:connector>
        <draw:connector draw:style-name="gr735" draw:text-style-name="P3" draw:layer="layout" draw:type="line" svg:x1="4.5cm" svg:y1="13cm" svg:x2="4.354cm" svg:y2="11.854cm" draw:start-shape="id114" draw:start-glue-point="0" draw:end-shape="id113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13" draw:start-glue-point="4" svg:d="M4000 11000l2047-990" svg:viewBox="0 0 2048 991">
          <text:p/>
        </draw:connector>
        <draw:frame draw:style-name="gr736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737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738" draw:text-style-name="P3" xml:id="id117" draw:id="id117" draw:layer="layout" svg:x1="6cm" svg:y1="13cm" svg:x2="8cm" svg:y2="13cm">
          <text:p/>
        </draw:line>
        <draw:line draw:style-name="gr739" draw:text-style-name="P3" draw:layer="layout" svg:x1="6cm" svg:y1="13.5cm" svg:x2="8cm" svg:y2="13.5cm">
          <text:p/>
        </draw:line>
        <draw:line draw:style-name="gr740" draw:text-style-name="P3" xml:id="id119" draw:id="id119" draw:layer="layout" svg:x1="6cm" svg:y1="14cm" svg:x2="8cm" svg:y2="14cm">
          <text:p/>
        </draw:line>
        <draw:line draw:style-name="gr741" draw:text-style-name="P3" draw:layer="layout" svg:x1="6cm" svg:y1="14cm" svg:x2="6cm" svg:y2="13cm">
          <text:p/>
        </draw:line>
        <draw:line draw:style-name="gr742" draw:text-style-name="P3" draw:layer="layout" svg:x1="8cm" svg:y1="14cm" svg:x2="8cm" svg:y2="13cm">
          <text:p/>
        </draw:line>
        <draw:custom-shape draw:style-name="gr743" draw:text-style-name="P6" xml:id="id115" draw:id="id115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15" draw:start-glue-point="4" svg:d="M6501 11001l3140-5025" svg:viewBox="0 0 3141 5026">
          <text:p/>
        </draw:connector>
        <draw:custom-shape draw:style-name="gr744" draw:text-style-name="P6" xml:id="id116" draw:id="id116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16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17" draw:start-glue-point="0" draw:end-shape="id116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16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12" draw:start-glue-point="0" draw:end-shape="id115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17" draw:start-glue-point="0" draw:end-shape="id115" draw:end-glue-point="9" svg:d="M7000 13000l-145-1145" svg:viewBox="0 0 146 1146">
          <text:p/>
        </draw:connector>
        <draw:frame draw:style-name="gr745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746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747" draw:text-style-name="P3" draw:layer="layout" svg:x1="4.5cm" svg:y1="17cm" svg:x2="6.5cm" svg:y2="17cm">
          <text:p/>
        </draw:line>
        <draw:line draw:style-name="gr748" draw:text-style-name="P3" draw:layer="layout" svg:x1="4.5cm" svg:y1="17.5cm" svg:x2="6.5cm" svg:y2="17.5cm">
          <text:p/>
        </draw:line>
        <draw:line draw:style-name="gr749" draw:text-style-name="P3" draw:layer="layout" svg:x1="4.5cm" svg:y1="18cm" svg:x2="6.5cm" svg:y2="18cm">
          <text:p/>
        </draw:line>
        <draw:line draw:style-name="gr750" draw:text-style-name="P3" draw:layer="layout" svg:x1="4.5cm" svg:y1="18cm" svg:x2="4.5cm" svg:y2="17cm">
          <text:p/>
        </draw:line>
        <draw:line draw:style-name="gr751" draw:text-style-name="P3" draw:layer="layout" svg:x1="6.5cm" svg:y1="18cm" svg:x2="6.5cm" svg:y2="17cm">
          <text:p/>
        </draw:line>
        <draw:frame draw:style-name="gr752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753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754" draw:text-style-name="P3" draw:layer="layout" svg:x1="7.5cm" svg:y1="17cm" svg:x2="9.5cm" svg:y2="17cm">
          <text:p/>
        </draw:line>
        <draw:line draw:style-name="gr755" draw:text-style-name="P3" draw:layer="layout" svg:x1="7.5cm" svg:y1="17.5cm" svg:x2="9.5cm" svg:y2="17.5cm">
          <text:p/>
        </draw:line>
        <draw:line draw:style-name="gr756" draw:text-style-name="P3" draw:layer="layout" svg:x1="7.5cm" svg:y1="18cm" svg:x2="9.5cm" svg:y2="18cm">
          <text:p/>
        </draw:line>
        <draw:line draw:style-name="gr757" draw:text-style-name="P3" draw:layer="layout" svg:x1="7.5cm" svg:y1="18cm" svg:x2="7.5cm" svg:y2="17cm">
          <text:p/>
        </draw:line>
        <draw:line draw:style-name="gr758" draw:text-style-name="P3" draw:layer="layout" svg:x1="9.5cm" svg:y1="18cm" svg:x2="9.5cm" svg:y2="17cm">
          <text:p/>
        </draw:line>
        <draw:custom-shape draw:style-name="gr759" draw:text-style-name="P6" xml:id="id118" draw:id="id118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0" draw:text-style-name="P3" draw:layer="layout" draw:type="line" svg:x1="5.5cm" svg:y1="17cm" svg:x2="6.646cm" svg:y2="15.854cm" draw:end-shape="id118" draw:end-glue-point="7" svg:d="M5500 17000l1146-1146" svg:viewBox="0 0 1147 1147">
          <text:p/>
        </draw:connector>
        <draw:connector draw:style-name="gr761" draw:text-style-name="P3" draw:layer="layout" draw:type="line" svg:x1="8.5cm" svg:y1="17cm" svg:x2="7.354cm" svg:y2="15.854cm" draw:end-shape="id118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18" draw:start-glue-point="4" draw:end-shape="id119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01" draw:text-style-name="P7" draw:layer="layout" svg:width="1.297cm" svg:height="0.53cm" svg:x="3.318cm" svg:y="16.9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762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763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764" draw:text-style-name="P3" draw:layer="layout" svg:x1="14cm" svg:y1="1cm" svg:x2="16cm" svg:y2="1cm">
          <text:p/>
        </draw:line>
        <draw:line draw:style-name="gr765" draw:text-style-name="P3" draw:layer="layout" svg:x1="14cm" svg:y1="1.5cm" svg:x2="16cm" svg:y2="1.5cm">
          <text:p/>
        </draw:line>
        <draw:line draw:style-name="gr766" draw:text-style-name="P3" xml:id="id120" draw:id="id120" draw:layer="layout" svg:x1="14cm" svg:y1="2cm" svg:x2="16cm" svg:y2="2cm">
          <text:p/>
        </draw:line>
        <draw:line draw:style-name="gr767" draw:text-style-name="P3" draw:layer="layout" svg:x1="14cm" svg:y1="2cm" svg:x2="14cm" svg:y2="1cm">
          <text:p/>
        </draw:line>
        <draw:line draw:style-name="gr768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20" draw:end-glue-point="0" svg:d="M13596 7011l1404-5011" svg:viewBox="0 0 1405 5012">
          <text:p/>
        </draw:connector>
        <draw:frame draw:style-name="gr769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770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771" draw:text-style-name="P3" draw:layer="layout" svg:x1="8.5cm" svg:y1="5cm" svg:x2="10.5cm" svg:y2="5cm">
          <text:p/>
        </draw:line>
        <draw:line draw:style-name="gr772" draw:text-style-name="P3" draw:layer="layout" svg:x1="8.5cm" svg:y1="5.5cm" svg:x2="10.5cm" svg:y2="5.5cm">
          <text:p/>
        </draw:line>
        <draw:line draw:style-name="gr773" draw:text-style-name="P3" draw:layer="layout" svg:x1="8.5cm" svg:y1="6cm" svg:x2="10.5cm" svg:y2="6cm">
          <text:p/>
        </draw:line>
        <draw:line draw:style-name="gr774" draw:text-style-name="P3" draw:layer="layout" svg:x1="8.5cm" svg:y1="6cm" svg:x2="8.5cm" svg:y2="5cm">
          <text:p/>
        </draw:line>
        <draw:line draw:style-name="gr775" draw:text-style-name="P3" draw:layer="layout" svg:x1="10.5cm" svg:y1="6cm" svg:x2="10.5cm" svg:y2="5cm">
          <text:p/>
        </draw:line>
        <draw:frame draw:style-name="gr776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777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778" draw:text-style-name="P3" draw:layer="layout" svg:x1="11.5cm" svg:y1="5cm" svg:x2="13.5cm" svg:y2="5cm">
          <text:p/>
        </draw:line>
        <draw:line draw:style-name="gr779" draw:text-style-name="P3" draw:layer="layout" svg:x1="11.5cm" svg:y1="5.5cm" svg:x2="13.5cm" svg:y2="5.5cm">
          <text:p/>
        </draw:line>
        <draw:line draw:style-name="gr780" draw:text-style-name="P3" draw:layer="layout" svg:x1="11.5cm" svg:y1="6cm" svg:x2="13.5cm" svg:y2="6cm">
          <text:p/>
        </draw:line>
        <draw:line draw:style-name="gr781" draw:text-style-name="P3" draw:layer="layout" svg:x1="11.5cm" svg:y1="6cm" svg:x2="11.5cm" svg:y2="5cm">
          <text:p/>
        </draw:line>
        <draw:line draw:style-name="gr782" draw:text-style-name="P3" draw:layer="layout" svg:x1="13.5cm" svg:y1="6cm" svg:x2="13.5cm" svg:y2="5cm">
          <text:p/>
        </draw:line>
        <draw:custom-shape draw:style-name="gr783" draw:text-style-name="P6" xml:id="id121" draw:id="id121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4" draw:text-style-name="P3" draw:layer="layout" draw:type="line" svg:x1="9.5cm" svg:y1="5cm" svg:x2="10.646cm" svg:y2="3.854cm" draw:end-shape="id121" draw:end-glue-point="7" svg:d="M9500 5000l1146-1146" svg:viewBox="0 0 1147 1147">
          <text:p/>
        </draw:connector>
        <draw:connector draw:style-name="gr785" draw:text-style-name="P3" draw:layer="layout" draw:type="line" svg:x1="12.5cm" svg:y1="5cm" svg:x2="11.354cm" svg:y2="3.854cm" draw:end-shape="id121" draw:end-glue-point="9" svg:d="M12500 5000l-1146-1146" svg:viewBox="0 0 1147 1147">
          <text:p/>
        </draw:connector>
        <draw:custom-shape draw:style-name="gr786" draw:text-style-name="P6" xml:id="id123" draw:id="id123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787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788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789" draw:text-style-name="P3" draw:layer="layout" svg:x1="5cm" svg:y1="9cm" svg:x2="7cm" svg:y2="9cm">
          <text:p/>
        </draw:line>
        <draw:line draw:style-name="gr790" draw:text-style-name="P3" draw:layer="layout" svg:x1="5cm" svg:y1="9.5cm" svg:x2="7cm" svg:y2="9.5cm">
          <text:p/>
        </draw:line>
        <draw:line draw:style-name="gr791" draw:text-style-name="P3" draw:layer="layout" svg:x1="5cm" svg:y1="10cm" svg:x2="7cm" svg:y2="10cm">
          <text:p/>
        </draw:line>
        <draw:line draw:style-name="gr792" draw:text-style-name="P3" draw:layer="layout" svg:x1="5cm" svg:y1="10cm" svg:x2="5cm" svg:y2="9cm">
          <text:p/>
        </draw:line>
        <draw:line draw:style-name="gr793" draw:text-style-name="P3" draw:layer="layout" svg:x1="7cm" svg:y1="10cm" svg:x2="7cm" svg:y2="9cm">
          <text:p/>
        </draw:line>
        <draw:frame draw:style-name="gr794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795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796" draw:text-style-name="P3" draw:layer="layout" svg:x1="8cm" svg:y1="9cm" svg:x2="10cm" svg:y2="9cm">
          <text:p/>
        </draw:line>
        <draw:line draw:style-name="gr797" draw:text-style-name="P3" draw:layer="layout" svg:x1="8cm" svg:y1="9.5cm" svg:x2="10cm" svg:y2="9.5cm">
          <text:p/>
        </draw:line>
        <draw:line draw:style-name="gr798" draw:text-style-name="P3" draw:layer="layout" svg:x1="8cm" svg:y1="10cm" svg:x2="10cm" svg:y2="10cm">
          <text:p/>
        </draw:line>
        <draw:line draw:style-name="gr799" draw:text-style-name="P3" draw:layer="layout" svg:x1="8cm" svg:y1="10cm" svg:x2="8cm" svg:y2="9cm">
          <text:p/>
        </draw:line>
        <draw:line draw:style-name="gr800" draw:text-style-name="P3" draw:layer="layout" svg:x1="10cm" svg:y1="10cm" svg:x2="10cm" svg:y2="9cm">
          <text:p/>
        </draw:line>
        <draw:custom-shape draw:style-name="gr801" draw:text-style-name="P6" xml:id="id122" draw:id="id122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2" draw:text-style-name="P3" draw:layer="layout" draw:type="line" svg:x1="6cm" svg:y1="9cm" svg:x2="7.146cm" svg:y2="7.854cm" draw:end-shape="id122" draw:end-glue-point="7" svg:d="M6000 9000l1146-1146" svg:viewBox="0 0 1147 1147">
          <text:p/>
        </draw:connector>
        <draw:connector draw:style-name="gr803" draw:text-style-name="P3" draw:layer="layout" draw:type="line" svg:x1="9cm" svg:y1="9cm" svg:x2="7.854cm" svg:y2="7.854cm" draw:end-shape="id122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23" draw:end-glue-point="6" svg:d="M6000 9000l4001-1499" svg:viewBox="0 0 4002 1500">
          <text:p/>
        </draw:connector>
        <draw:frame draw:style-name="gr804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805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806" draw:text-style-name="P3" draw:layer="layout" svg:x1="11cm" svg:y1="9cm" svg:x2="13cm" svg:y2="9cm">
          <text:p/>
        </draw:line>
        <draw:line draw:style-name="gr807" draw:text-style-name="P3" draw:layer="layout" svg:x1="11cm" svg:y1="9.5cm" svg:x2="13cm" svg:y2="9.5cm">
          <text:p/>
        </draw:line>
        <draw:line draw:style-name="gr808" draw:text-style-name="P3" draw:layer="layout" svg:x1="11cm" svg:y1="10cm" svg:x2="13cm" svg:y2="10cm">
          <text:p/>
        </draw:line>
        <draw:line draw:style-name="gr809" draw:text-style-name="P3" draw:layer="layout" svg:x1="11cm" svg:y1="10cm" svg:x2="11cm" svg:y2="9cm">
          <text:p/>
        </draw:line>
        <draw:line draw:style-name="gr810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23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23" draw:start-glue-point="4" svg:d="M10501 7001l1999-1001" svg:viewBox="0 0 2000 1002">
          <text:p/>
        </draw:connector>
        <draw:custom-shape draw:style-name="gr811" draw:text-style-name="P6" xml:id="id124" draw:id="id124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24" draw:end-glue-point="7" svg:d="M9004 9014l4143-1159" svg:viewBox="0 0 4144 1160">
          <text:p/>
        </draw:connector>
        <draw:g xml:id="id125" draw:id="id125">
          <draw:frame draw:style-name="gr812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813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814" draw:text-style-name="P3" draw:layer="layout" svg:x1="1cm" svg:y1="13cm" svg:x2="3cm" svg:y2="13cm">
            <text:p/>
          </draw:line>
          <draw:line draw:style-name="gr815" draw:text-style-name="P3" draw:layer="layout" svg:x1="1cm" svg:y1="13.5cm" svg:x2="3cm" svg:y2="13.5cm">
            <text:p/>
          </draw:line>
          <draw:line draw:style-name="gr816" draw:text-style-name="P3" draw:layer="layout" svg:x1="1cm" svg:y1="14cm" svg:x2="3cm" svg:y2="14cm">
            <text:p/>
          </draw:line>
          <draw:line draw:style-name="gr817" draw:text-style-name="P3" draw:layer="layout" svg:x1="1cm" svg:y1="14cm" svg:x2="1cm" svg:y2="13cm">
            <text:p/>
          </draw:line>
          <draw:line draw:style-name="gr818" draw:text-style-name="P3" draw:layer="layout" svg:x1="3cm" svg:y1="14cm" svg:x2="3cm" svg:y2="13cm">
            <text:p/>
          </draw:line>
        </draw:g>
        <draw:g xml:id="id127" draw:id="id127">
          <draw:frame draw:style-name="gr819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820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821" draw:text-style-name="P3" draw:layer="layout" svg:x1="3.5cm" svg:y1="13cm" svg:x2="5.5cm" svg:y2="13cm">
            <text:p/>
          </draw:line>
          <draw:line draw:style-name="gr822" draw:text-style-name="P3" draw:layer="layout" svg:x1="3.5cm" svg:y1="13.5cm" svg:x2="5.5cm" svg:y2="13.5cm">
            <text:p/>
          </draw:line>
          <draw:line draw:style-name="gr823" draw:text-style-name="P3" draw:layer="layout" svg:x1="3.5cm" svg:y1="14cm" svg:x2="5.5cm" svg:y2="14cm">
            <text:p/>
          </draw:line>
          <draw:line draw:style-name="gr824" draw:text-style-name="P3" draw:layer="layout" svg:x1="3.5cm" svg:y1="14cm" svg:x2="3.5cm" svg:y2="13cm">
            <text:p/>
          </draw:line>
          <draw:line draw:style-name="gr825" draw:text-style-name="P3" draw:layer="layout" svg:x1="5.5cm" svg:y1="14cm" svg:x2="5.5cm" svg:y2="13cm">
            <text:p/>
          </draw:line>
        </draw:g>
        <draw:custom-shape draw:style-name="gr826" draw:text-style-name="P6" xml:id="id126" draw:id="id126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7" draw:text-style-name="P3" draw:layer="layout" draw:type="line" svg:x1="2cm" svg:y1="13cm" svg:x2="3.646cm" svg:y2="11.854cm" draw:start-shape="id125" draw:start-glue-point="0" draw:end-shape="id126" draw:end-glue-point="7" svg:d="M2000 13000l1646-1146" svg:viewBox="0 0 1647 1147">
          <text:p/>
        </draw:connector>
        <draw:connector draw:style-name="gr828" draw:text-style-name="P3" draw:layer="layout" draw:type="line" svg:x1="4.5cm" svg:y1="13cm" svg:x2="4.354cm" svg:y2="11.854cm" draw:start-shape="id127" draw:start-glue-point="0" draw:end-shape="id126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26" draw:start-glue-point="4" svg:d="M4000 11000l2047-990" svg:viewBox="0 0 2048 991">
          <text:p/>
        </draw:connector>
        <draw:frame draw:style-name="gr829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830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831" draw:text-style-name="P3" xml:id="id130" draw:id="id130" draw:layer="layout" svg:x1="6cm" svg:y1="13cm" svg:x2="8cm" svg:y2="13cm">
          <text:p/>
        </draw:line>
        <draw:line draw:style-name="gr832" draw:text-style-name="P3" draw:layer="layout" svg:x1="6cm" svg:y1="13.5cm" svg:x2="8cm" svg:y2="13.5cm">
          <text:p/>
        </draw:line>
        <draw:line draw:style-name="gr833" draw:text-style-name="P3" xml:id="id132" draw:id="id132" draw:layer="layout" svg:x1="6cm" svg:y1="14cm" svg:x2="8cm" svg:y2="14cm">
          <text:p/>
        </draw:line>
        <draw:line draw:style-name="gr834" draw:text-style-name="P3" draw:layer="layout" svg:x1="6cm" svg:y1="14cm" svg:x2="6cm" svg:y2="13cm">
          <text:p/>
        </draw:line>
        <draw:line draw:style-name="gr835" draw:text-style-name="P3" draw:layer="layout" svg:x1="8cm" svg:y1="14cm" svg:x2="8cm" svg:y2="13cm">
          <text:p/>
        </draw:line>
        <draw:custom-shape draw:style-name="gr836" draw:text-style-name="P6" xml:id="id128" draw:id="id128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28" draw:start-glue-point="4" svg:d="M6501 11001l3140-5025" svg:viewBox="0 0 3141 5026">
          <text:p/>
        </draw:connector>
        <draw:custom-shape draw:style-name="gr837" draw:text-style-name="P6" xml:id="id129" draw:id="id129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29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30" draw:start-glue-point="0" draw:end-shape="id129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29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25" draw:start-glue-point="0" draw:end-shape="id128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30" draw:start-glue-point="0" draw:end-shape="id128" draw:end-glue-point="9" svg:d="M7000 13000l-145-1145" svg:viewBox="0 0 146 1146">
          <text:p/>
        </draw:connector>
        <draw:frame draw:style-name="gr838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839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840" draw:text-style-name="P3" draw:layer="layout" svg:x1="4.5cm" svg:y1="17cm" svg:x2="6.5cm" svg:y2="17cm">
          <text:p/>
        </draw:line>
        <draw:line draw:style-name="gr841" draw:text-style-name="P3" draw:layer="layout" svg:x1="4.5cm" svg:y1="17.5cm" svg:x2="6.5cm" svg:y2="17.5cm">
          <text:p/>
        </draw:line>
        <draw:line draw:style-name="gr842" draw:text-style-name="P3" draw:layer="layout" svg:x1="4.5cm" svg:y1="18cm" svg:x2="6.5cm" svg:y2="18cm">
          <text:p/>
        </draw:line>
        <draw:line draw:style-name="gr843" draw:text-style-name="P3" draw:layer="layout" svg:x1="4.5cm" svg:y1="18cm" svg:x2="4.5cm" svg:y2="17cm">
          <text:p/>
        </draw:line>
        <draw:line draw:style-name="gr844" draw:text-style-name="P3" draw:layer="layout" svg:x1="6.5cm" svg:y1="18cm" svg:x2="6.5cm" svg:y2="17cm">
          <text:p/>
        </draw:line>
        <draw:frame draw:style-name="gr845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846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847" draw:text-style-name="P3" draw:layer="layout" svg:x1="7.5cm" svg:y1="17cm" svg:x2="9.5cm" svg:y2="17cm">
          <text:p/>
        </draw:line>
        <draw:line draw:style-name="gr848" draw:text-style-name="P3" draw:layer="layout" svg:x1="7.5cm" svg:y1="17.5cm" svg:x2="9.5cm" svg:y2="17.5cm">
          <text:p/>
        </draw:line>
        <draw:line draw:style-name="gr849" draw:text-style-name="P3" draw:layer="layout" svg:x1="7.5cm" svg:y1="18cm" svg:x2="9.5cm" svg:y2="18cm">
          <text:p/>
        </draw:line>
        <draw:line draw:style-name="gr850" draw:text-style-name="P3" draw:layer="layout" svg:x1="7.5cm" svg:y1="18cm" svg:x2="7.5cm" svg:y2="17cm">
          <text:p/>
        </draw:line>
        <draw:line draw:style-name="gr851" draw:text-style-name="P3" draw:layer="layout" svg:x1="9.5cm" svg:y1="18cm" svg:x2="9.5cm" svg:y2="17cm">
          <text:p/>
        </draw:line>
        <draw:custom-shape draw:style-name="gr852" draw:text-style-name="P6" xml:id="id131" draw:id="id131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3" draw:text-style-name="P3" draw:layer="layout" draw:type="line" svg:x1="5.5cm" svg:y1="17cm" svg:x2="6.646cm" svg:y2="15.854cm" draw:end-shape="id131" draw:end-glue-point="7" svg:d="M5500 17000l1146-1146" svg:viewBox="0 0 1147 1147">
          <text:p/>
        </draw:connector>
        <draw:connector draw:style-name="gr854" draw:text-style-name="P3" draw:layer="layout" draw:type="line" svg:x1="8.5cm" svg:y1="17cm" svg:x2="7.354cm" svg:y2="15.854cm" draw:end-shape="id131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31" draw:start-glue-point="4" draw:end-shape="id132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1" draw:text-style-name="P7" draw:layer="layout" svg:width="0.545cm" svg:height="0.53cm" svg:x="7.507cm" svg:y="15.1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855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856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857" draw:text-style-name="P3" draw:layer="layout" svg:x1="14cm" svg:y1="1cm" svg:x2="16cm" svg:y2="1cm">
          <text:p/>
        </draw:line>
        <draw:line draw:style-name="gr858" draw:text-style-name="P3" draw:layer="layout" svg:x1="14cm" svg:y1="1.5cm" svg:x2="16cm" svg:y2="1.5cm">
          <text:p/>
        </draw:line>
        <draw:line draw:style-name="gr859" draw:text-style-name="P3" xml:id="id133" draw:id="id133" draw:layer="layout" svg:x1="14cm" svg:y1="2cm" svg:x2="16cm" svg:y2="2cm">
          <text:p/>
        </draw:line>
        <draw:line draw:style-name="gr860" draw:text-style-name="P3" draw:layer="layout" svg:x1="14cm" svg:y1="2cm" svg:x2="14cm" svg:y2="1cm">
          <text:p/>
        </draw:line>
        <draw:line draw:style-name="gr861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33" draw:end-glue-point="0" svg:d="M13596 7011l1404-5011" svg:viewBox="0 0 1405 5012">
          <text:p/>
        </draw:connector>
        <draw:frame draw:style-name="gr862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863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864" draw:text-style-name="P3" draw:layer="layout" svg:x1="8.5cm" svg:y1="5cm" svg:x2="10.5cm" svg:y2="5cm">
          <text:p/>
        </draw:line>
        <draw:line draw:style-name="gr865" draw:text-style-name="P3" draw:layer="layout" svg:x1="8.5cm" svg:y1="5.5cm" svg:x2="10.5cm" svg:y2="5.5cm">
          <text:p/>
        </draw:line>
        <draw:line draw:style-name="gr866" draw:text-style-name="P3" draw:layer="layout" svg:x1="8.5cm" svg:y1="6cm" svg:x2="10.5cm" svg:y2="6cm">
          <text:p/>
        </draw:line>
        <draw:line draw:style-name="gr867" draw:text-style-name="P3" draw:layer="layout" svg:x1="8.5cm" svg:y1="6cm" svg:x2="8.5cm" svg:y2="5cm">
          <text:p/>
        </draw:line>
        <draw:line draw:style-name="gr868" draw:text-style-name="P3" draw:layer="layout" svg:x1="10.5cm" svg:y1="6cm" svg:x2="10.5cm" svg:y2="5cm">
          <text:p/>
        </draw:line>
        <draw:frame draw:style-name="gr869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870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871" draw:text-style-name="P3" draw:layer="layout" svg:x1="11.5cm" svg:y1="5cm" svg:x2="13.5cm" svg:y2="5cm">
          <text:p/>
        </draw:line>
        <draw:line draw:style-name="gr872" draw:text-style-name="P3" draw:layer="layout" svg:x1="11.5cm" svg:y1="5.5cm" svg:x2="13.5cm" svg:y2="5.5cm">
          <text:p/>
        </draw:line>
        <draw:line draw:style-name="gr873" draw:text-style-name="P3" draw:layer="layout" svg:x1="11.5cm" svg:y1="6cm" svg:x2="13.5cm" svg:y2="6cm">
          <text:p/>
        </draw:line>
        <draw:line draw:style-name="gr874" draw:text-style-name="P3" draw:layer="layout" svg:x1="11.5cm" svg:y1="6cm" svg:x2="11.5cm" svg:y2="5cm">
          <text:p/>
        </draw:line>
        <draw:line draw:style-name="gr875" draw:text-style-name="P3" draw:layer="layout" svg:x1="13.5cm" svg:y1="6cm" svg:x2="13.5cm" svg:y2="5cm">
          <text:p/>
        </draw:line>
        <draw:custom-shape draw:style-name="gr876" draw:text-style-name="P6" xml:id="id134" draw:id="id134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7" draw:text-style-name="P3" draw:layer="layout" draw:type="line" svg:x1="9.5cm" svg:y1="5cm" svg:x2="10.646cm" svg:y2="3.854cm" draw:end-shape="id134" draw:end-glue-point="7" svg:d="M9500 5000l1146-1146" svg:viewBox="0 0 1147 1147">
          <text:p/>
        </draw:connector>
        <draw:connector draw:style-name="gr878" draw:text-style-name="P3" draw:layer="layout" draw:type="line" svg:x1="12.5cm" svg:y1="5cm" svg:x2="11.354cm" svg:y2="3.854cm" draw:end-shape="id134" draw:end-glue-point="9" svg:d="M12500 5000l-1146-1146" svg:viewBox="0 0 1147 1147">
          <text:p/>
        </draw:connector>
        <draw:custom-shape draw:style-name="gr879" draw:text-style-name="P6" xml:id="id136" draw:id="id136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880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881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882" draw:text-style-name="P3" draw:layer="layout" svg:x1="5cm" svg:y1="9cm" svg:x2="7cm" svg:y2="9cm">
          <text:p/>
        </draw:line>
        <draw:line draw:style-name="gr883" draw:text-style-name="P3" draw:layer="layout" svg:x1="5cm" svg:y1="9.5cm" svg:x2="7cm" svg:y2="9.5cm">
          <text:p/>
        </draw:line>
        <draw:line draw:style-name="gr884" draw:text-style-name="P3" draw:layer="layout" svg:x1="5cm" svg:y1="10cm" svg:x2="7cm" svg:y2="10cm">
          <text:p/>
        </draw:line>
        <draw:line draw:style-name="gr885" draw:text-style-name="P3" draw:layer="layout" svg:x1="5cm" svg:y1="10cm" svg:x2="5cm" svg:y2="9cm">
          <text:p/>
        </draw:line>
        <draw:line draw:style-name="gr886" draw:text-style-name="P3" draw:layer="layout" svg:x1="7cm" svg:y1="10cm" svg:x2="7cm" svg:y2="9cm">
          <text:p/>
        </draw:line>
        <draw:frame draw:style-name="gr887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888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889" draw:text-style-name="P3" draw:layer="layout" svg:x1="8cm" svg:y1="9cm" svg:x2="10cm" svg:y2="9cm">
          <text:p/>
        </draw:line>
        <draw:line draw:style-name="gr890" draw:text-style-name="P3" draw:layer="layout" svg:x1="8cm" svg:y1="9.5cm" svg:x2="10cm" svg:y2="9.5cm">
          <text:p/>
        </draw:line>
        <draw:line draw:style-name="gr891" draw:text-style-name="P3" draw:layer="layout" svg:x1="8cm" svg:y1="10cm" svg:x2="10cm" svg:y2="10cm">
          <text:p/>
        </draw:line>
        <draw:line draw:style-name="gr892" draw:text-style-name="P3" draw:layer="layout" svg:x1="8cm" svg:y1="10cm" svg:x2="8cm" svg:y2="9cm">
          <text:p/>
        </draw:line>
        <draw:line draw:style-name="gr893" draw:text-style-name="P3" draw:layer="layout" svg:x1="10cm" svg:y1="10cm" svg:x2="10cm" svg:y2="9cm">
          <text:p/>
        </draw:line>
        <draw:custom-shape draw:style-name="gr894" draw:text-style-name="P6" xml:id="id135" draw:id="id135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5" draw:text-style-name="P3" draw:layer="layout" draw:type="line" svg:x1="6cm" svg:y1="9cm" svg:x2="7.146cm" svg:y2="7.854cm" draw:end-shape="id135" draw:end-glue-point="7" svg:d="M6000 9000l1146-1146" svg:viewBox="0 0 1147 1147">
          <text:p/>
        </draw:connector>
        <draw:connector draw:style-name="gr896" draw:text-style-name="P3" draw:layer="layout" draw:type="line" svg:x1="9cm" svg:y1="9cm" svg:x2="7.854cm" svg:y2="7.854cm" draw:end-shape="id135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36" draw:end-glue-point="6" svg:d="M6000 9000l4001-1499" svg:viewBox="0 0 4002 1500">
          <text:p/>
        </draw:connector>
        <draw:frame draw:style-name="gr897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898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899" draw:text-style-name="P3" draw:layer="layout" svg:x1="11cm" svg:y1="9cm" svg:x2="13cm" svg:y2="9cm">
          <text:p/>
        </draw:line>
        <draw:line draw:style-name="gr900" draw:text-style-name="P3" draw:layer="layout" svg:x1="11cm" svg:y1="9.5cm" svg:x2="13cm" svg:y2="9.5cm">
          <text:p/>
        </draw:line>
        <draw:line draw:style-name="gr901" draw:text-style-name="P3" draw:layer="layout" svg:x1="11cm" svg:y1="10cm" svg:x2="13cm" svg:y2="10cm">
          <text:p/>
        </draw:line>
        <draw:line draw:style-name="gr902" draw:text-style-name="P3" draw:layer="layout" svg:x1="11cm" svg:y1="10cm" svg:x2="11cm" svg:y2="9cm">
          <text:p/>
        </draw:line>
        <draw:line draw:style-name="gr903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36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36" draw:start-glue-point="4" svg:d="M10501 7001l1999-1001" svg:viewBox="0 0 2000 1002">
          <text:p/>
        </draw:connector>
        <draw:custom-shape draw:style-name="gr904" draw:text-style-name="P6" xml:id="id137" draw:id="id137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37" draw:end-glue-point="7" svg:d="M9004 9014l4143-1159" svg:viewBox="0 0 4144 1160">
          <text:p/>
        </draw:connector>
        <draw:g xml:id="id138" draw:id="id138">
          <draw:frame draw:style-name="gr905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906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907" draw:text-style-name="P3" draw:layer="layout" svg:x1="1cm" svg:y1="13cm" svg:x2="3cm" svg:y2="13cm">
            <text:p/>
          </draw:line>
          <draw:line draw:style-name="gr908" draw:text-style-name="P3" draw:layer="layout" svg:x1="1cm" svg:y1="13.5cm" svg:x2="3cm" svg:y2="13.5cm">
            <text:p/>
          </draw:line>
          <draw:line draw:style-name="gr909" draw:text-style-name="P3" draw:layer="layout" svg:x1="1cm" svg:y1="14cm" svg:x2="3cm" svg:y2="14cm">
            <text:p/>
          </draw:line>
          <draw:line draw:style-name="gr910" draw:text-style-name="P3" draw:layer="layout" svg:x1="1cm" svg:y1="14cm" svg:x2="1cm" svg:y2="13cm">
            <text:p/>
          </draw:line>
          <draw:line draw:style-name="gr911" draw:text-style-name="P3" draw:layer="layout" svg:x1="3cm" svg:y1="14cm" svg:x2="3cm" svg:y2="13cm">
            <text:p/>
          </draw:line>
        </draw:g>
        <draw:g xml:id="id140" draw:id="id140">
          <draw:frame draw:style-name="gr912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913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914" draw:text-style-name="P3" draw:layer="layout" svg:x1="3.5cm" svg:y1="13cm" svg:x2="5.5cm" svg:y2="13cm">
            <text:p/>
          </draw:line>
          <draw:line draw:style-name="gr915" draw:text-style-name="P3" draw:layer="layout" svg:x1="3.5cm" svg:y1="13.5cm" svg:x2="5.5cm" svg:y2="13.5cm">
            <text:p/>
          </draw:line>
          <draw:line draw:style-name="gr916" draw:text-style-name="P3" draw:layer="layout" svg:x1="3.5cm" svg:y1="14cm" svg:x2="5.5cm" svg:y2="14cm">
            <text:p/>
          </draw:line>
          <draw:line draw:style-name="gr917" draw:text-style-name="P3" draw:layer="layout" svg:x1="3.5cm" svg:y1="14cm" svg:x2="3.5cm" svg:y2="13cm">
            <text:p/>
          </draw:line>
          <draw:line draw:style-name="gr918" draw:text-style-name="P3" draw:layer="layout" svg:x1="5.5cm" svg:y1="14cm" svg:x2="5.5cm" svg:y2="13cm">
            <text:p/>
          </draw:line>
        </draw:g>
        <draw:custom-shape draw:style-name="gr919" draw:text-style-name="P6" xml:id="id139" draw:id="id139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0" draw:text-style-name="P3" draw:layer="layout" draw:type="line" svg:x1="2cm" svg:y1="13cm" svg:x2="3.646cm" svg:y2="11.854cm" draw:start-shape="id138" draw:start-glue-point="0" draw:end-shape="id139" draw:end-glue-point="7" svg:d="M2000 13000l1646-1146" svg:viewBox="0 0 1647 1147">
          <text:p/>
        </draw:connector>
        <draw:connector draw:style-name="gr921" draw:text-style-name="P3" draw:layer="layout" draw:type="line" svg:x1="4.5cm" svg:y1="13cm" svg:x2="4.354cm" svg:y2="11.854cm" draw:start-shape="id140" draw:start-glue-point="0" draw:end-shape="id139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39" draw:start-glue-point="4" svg:d="M4000 11000l2047-990" svg:viewBox="0 0 2048 991">
          <text:p/>
        </draw:connector>
        <draw:frame draw:style-name="gr922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923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924" draw:text-style-name="P3" xml:id="id143" draw:id="id143" draw:layer="layout" svg:x1="6cm" svg:y1="13cm" svg:x2="8cm" svg:y2="13cm">
          <text:p/>
        </draw:line>
        <draw:line draw:style-name="gr925" draw:text-style-name="P3" draw:layer="layout" svg:x1="6cm" svg:y1="13.5cm" svg:x2="8cm" svg:y2="13.5cm">
          <text:p/>
        </draw:line>
        <draw:line draw:style-name="gr926" draw:text-style-name="P3" xml:id="id145" draw:id="id145" draw:layer="layout" svg:x1="6cm" svg:y1="14cm" svg:x2="8cm" svg:y2="14cm">
          <text:p/>
        </draw:line>
        <draw:line draw:style-name="gr927" draw:text-style-name="P3" draw:layer="layout" svg:x1="6cm" svg:y1="14cm" svg:x2="6cm" svg:y2="13cm">
          <text:p/>
        </draw:line>
        <draw:line draw:style-name="gr928" draw:text-style-name="P3" draw:layer="layout" svg:x1="8cm" svg:y1="14cm" svg:x2="8cm" svg:y2="13cm">
          <text:p/>
        </draw:line>
        <draw:custom-shape draw:style-name="gr929" draw:text-style-name="P6" xml:id="id141" draw:id="id141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41" draw:start-glue-point="4" svg:d="M6501 11001l3140-5025" svg:viewBox="0 0 3141 5026">
          <text:p/>
        </draw:connector>
        <draw:custom-shape draw:style-name="gr930" draw:text-style-name="P6" xml:id="id142" draw:id="id142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42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43" draw:start-glue-point="0" draw:end-shape="id142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42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38" draw:start-glue-point="0" draw:end-shape="id141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43" draw:start-glue-point="0" draw:end-shape="id141" draw:end-glue-point="9" svg:d="M7000 13000l-145-1145" svg:viewBox="0 0 146 1146">
          <text:p/>
        </draw:connector>
        <draw:frame draw:style-name="gr931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932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933" draw:text-style-name="P3" draw:layer="layout" svg:x1="4.5cm" svg:y1="17cm" svg:x2="6.5cm" svg:y2="17cm">
          <text:p/>
        </draw:line>
        <draw:line draw:style-name="gr934" draw:text-style-name="P3" draw:layer="layout" svg:x1="4.5cm" svg:y1="17.5cm" svg:x2="6.5cm" svg:y2="17.5cm">
          <text:p/>
        </draw:line>
        <draw:line draw:style-name="gr935" draw:text-style-name="P3" draw:layer="layout" svg:x1="4.5cm" svg:y1="18cm" svg:x2="6.5cm" svg:y2="18cm">
          <text:p/>
        </draw:line>
        <draw:line draw:style-name="gr936" draw:text-style-name="P3" draw:layer="layout" svg:x1="4.5cm" svg:y1="18cm" svg:x2="4.5cm" svg:y2="17cm">
          <text:p/>
        </draw:line>
        <draw:line draw:style-name="gr937" draw:text-style-name="P3" draw:layer="layout" svg:x1="6.5cm" svg:y1="18cm" svg:x2="6.5cm" svg:y2="17cm">
          <text:p/>
        </draw:line>
        <draw:frame draw:style-name="gr938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939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940" draw:text-style-name="P3" draw:layer="layout" svg:x1="7.5cm" svg:y1="17cm" svg:x2="9.5cm" svg:y2="17cm">
          <text:p/>
        </draw:line>
        <draw:line draw:style-name="gr941" draw:text-style-name="P3" draw:layer="layout" svg:x1="7.5cm" svg:y1="17.5cm" svg:x2="9.5cm" svg:y2="17.5cm">
          <text:p/>
        </draw:line>
        <draw:line draw:style-name="gr942" draw:text-style-name="P3" draw:layer="layout" svg:x1="7.5cm" svg:y1="18cm" svg:x2="9.5cm" svg:y2="18cm">
          <text:p/>
        </draw:line>
        <draw:line draw:style-name="gr943" draw:text-style-name="P3" draw:layer="layout" svg:x1="7.5cm" svg:y1="18cm" svg:x2="7.5cm" svg:y2="17cm">
          <text:p/>
        </draw:line>
        <draw:line draw:style-name="gr944" draw:text-style-name="P3" draw:layer="layout" svg:x1="9.5cm" svg:y1="18cm" svg:x2="9.5cm" svg:y2="17cm">
          <text:p/>
        </draw:line>
        <draw:custom-shape draw:style-name="gr945" draw:text-style-name="P6" xml:id="id144" draw:id="id144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6" draw:text-style-name="P3" draw:layer="layout" draw:type="line" svg:x1="5.5cm" svg:y1="17cm" svg:x2="6.646cm" svg:y2="15.854cm" draw:end-shape="id144" draw:end-glue-point="7" svg:d="M5500 17000l1146-1146" svg:viewBox="0 0 1147 1147">
          <text:p/>
        </draw:connector>
        <draw:connector draw:style-name="gr947" draw:text-style-name="P3" draw:layer="layout" draw:type="line" svg:x1="8.5cm" svg:y1="17cm" svg:x2="7.354cm" svg:y2="15.854cm" draw:end-shape="id144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44" draw:start-glue-point="4" draw:end-shape="id145" draw:end-glue-point="0" svg:d="M7000 15000v-1000" svg:viewBox="0 0 1 1001">
          <text:p/>
        </draw:connector>
        <draw:frame draw:style-name="gr201" draw:text-style-name="P7" draw:layer="layout" svg:width="2.856cm" svg:height="0.53cm" svg:x="9.506cm" svg:y="16.9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948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949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950" draw:text-style-name="P3" draw:layer="layout" svg:x1="14cm" svg:y1="1cm" svg:x2="16cm" svg:y2="1cm">
          <text:p/>
        </draw:line>
        <draw:line draw:style-name="gr951" draw:text-style-name="P3" draw:layer="layout" svg:x1="14cm" svg:y1="1.5cm" svg:x2="16cm" svg:y2="1.5cm">
          <text:p/>
        </draw:line>
        <draw:line draw:style-name="gr952" draw:text-style-name="P3" xml:id="id146" draw:id="id146" draw:layer="layout" svg:x1="14cm" svg:y1="2cm" svg:x2="16cm" svg:y2="2cm">
          <text:p/>
        </draw:line>
        <draw:line draw:style-name="gr953" draw:text-style-name="P3" draw:layer="layout" svg:x1="14cm" svg:y1="2cm" svg:x2="14cm" svg:y2="1cm">
          <text:p/>
        </draw:line>
        <draw:line draw:style-name="gr954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46" draw:end-glue-point="0" svg:d="M13596 7011l1404-5011" svg:viewBox="0 0 1405 5012">
          <text:p/>
        </draw:connector>
        <draw:frame draw:style-name="gr955" draw:text-style-name="P2" draw:layer="layout" svg:width="2cm" svg:height="0.5cm" svg:x="8.5cm" svg:y="5cm">
          <draw:text-box>
            <text:p text:style-name="P1"><text:span text:style-name="T1">v7, v5</text:span></text:p>
          </draw:text-box>
        </draw:frame>
        <draw:frame draw:style-name="gr956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957" draw:text-style-name="P3" draw:layer="layout" svg:x1="8.5cm" svg:y1="5cm" svg:x2="10.5cm" svg:y2="5cm">
          <text:p/>
        </draw:line>
        <draw:line draw:style-name="gr958" draw:text-style-name="P3" draw:layer="layout" svg:x1="8.5cm" svg:y1="5.5cm" svg:x2="10.5cm" svg:y2="5.5cm">
          <text:p/>
        </draw:line>
        <draw:line draw:style-name="gr959" draw:text-style-name="P3" draw:layer="layout" svg:x1="8.5cm" svg:y1="6cm" svg:x2="10.5cm" svg:y2="6cm">
          <text:p/>
        </draw:line>
        <draw:line draw:style-name="gr960" draw:text-style-name="P3" draw:layer="layout" svg:x1="8.5cm" svg:y1="6cm" svg:x2="8.5cm" svg:y2="5cm">
          <text:p/>
        </draw:line>
        <draw:line draw:style-name="gr961" draw:text-style-name="P3" draw:layer="layout" svg:x1="10.5cm" svg:y1="6cm" svg:x2="10.5cm" svg:y2="5cm">
          <text:p/>
        </draw:line>
        <draw:frame draw:style-name="gr962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963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964" draw:text-style-name="P3" draw:layer="layout" svg:x1="11.5cm" svg:y1="5cm" svg:x2="13.5cm" svg:y2="5cm">
          <text:p/>
        </draw:line>
        <draw:line draw:style-name="gr965" draw:text-style-name="P3" draw:layer="layout" svg:x1="11.5cm" svg:y1="5.5cm" svg:x2="13.5cm" svg:y2="5.5cm">
          <text:p/>
        </draw:line>
        <draw:line draw:style-name="gr966" draw:text-style-name="P3" draw:layer="layout" svg:x1="11.5cm" svg:y1="6cm" svg:x2="13.5cm" svg:y2="6cm">
          <text:p/>
        </draw:line>
        <draw:line draw:style-name="gr967" draw:text-style-name="P3" draw:layer="layout" svg:x1="11.5cm" svg:y1="6cm" svg:x2="11.5cm" svg:y2="5cm">
          <text:p/>
        </draw:line>
        <draw:line draw:style-name="gr968" draw:text-style-name="P3" draw:layer="layout" svg:x1="13.5cm" svg:y1="6cm" svg:x2="13.5cm" svg:y2="5cm">
          <text:p/>
        </draw:line>
        <draw:custom-shape draw:style-name="gr969" draw:text-style-name="P6" xml:id="id147" draw:id="id147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0" draw:text-style-name="P3" draw:layer="layout" draw:type="line" svg:x1="9.5cm" svg:y1="5cm" svg:x2="10.646cm" svg:y2="3.854cm" draw:end-shape="id147" draw:end-glue-point="7" svg:d="M9500 5000l1146-1146" svg:viewBox="0 0 1147 1147">
          <text:p/>
        </draw:connector>
        <draw:connector draw:style-name="gr971" draw:text-style-name="P3" draw:layer="layout" draw:type="line" svg:x1="12.5cm" svg:y1="5cm" svg:x2="11.354cm" svg:y2="3.854cm" draw:end-shape="id147" draw:end-glue-point="9" svg:d="M12500 5000l-1146-1146" svg:viewBox="0 0 1147 1147">
          <text:p/>
        </draw:connector>
        <draw:custom-shape draw:style-name="gr972" draw:text-style-name="P6" xml:id="id149" draw:id="id149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973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974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975" draw:text-style-name="P3" draw:layer="layout" svg:x1="5cm" svg:y1="9cm" svg:x2="7cm" svg:y2="9cm">
          <text:p/>
        </draw:line>
        <draw:line draw:style-name="gr976" draw:text-style-name="P3" draw:layer="layout" svg:x1="5cm" svg:y1="9.5cm" svg:x2="7cm" svg:y2="9.5cm">
          <text:p/>
        </draw:line>
        <draw:line draw:style-name="gr977" draw:text-style-name="P3" draw:layer="layout" svg:x1="5cm" svg:y1="10cm" svg:x2="7cm" svg:y2="10cm">
          <text:p/>
        </draw:line>
        <draw:line draw:style-name="gr978" draw:text-style-name="P3" draw:layer="layout" svg:x1="5cm" svg:y1="10cm" svg:x2="5cm" svg:y2="9cm">
          <text:p/>
        </draw:line>
        <draw:line draw:style-name="gr979" draw:text-style-name="P3" draw:layer="layout" svg:x1="7cm" svg:y1="10cm" svg:x2="7cm" svg:y2="9cm">
          <text:p/>
        </draw:line>
        <draw:frame draw:style-name="gr980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981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982" draw:text-style-name="P3" draw:layer="layout" svg:x1="8cm" svg:y1="9cm" svg:x2="10cm" svg:y2="9cm">
          <text:p/>
        </draw:line>
        <draw:line draw:style-name="gr983" draw:text-style-name="P3" draw:layer="layout" svg:x1="8cm" svg:y1="9.5cm" svg:x2="10cm" svg:y2="9.5cm">
          <text:p/>
        </draw:line>
        <draw:line draw:style-name="gr984" draw:text-style-name="P3" draw:layer="layout" svg:x1="8cm" svg:y1="10cm" svg:x2="10cm" svg:y2="10cm">
          <text:p/>
        </draw:line>
        <draw:line draw:style-name="gr985" draw:text-style-name="P3" draw:layer="layout" svg:x1="8cm" svg:y1="10cm" svg:x2="8cm" svg:y2="9cm">
          <text:p/>
        </draw:line>
        <draw:line draw:style-name="gr986" draw:text-style-name="P3" draw:layer="layout" svg:x1="10cm" svg:y1="10cm" svg:x2="10cm" svg:y2="9cm">
          <text:p/>
        </draw:line>
        <draw:custom-shape draw:style-name="gr987" draw:text-style-name="P6" xml:id="id148" draw:id="id148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8" draw:text-style-name="P3" draw:layer="layout" draw:type="line" svg:x1="6cm" svg:y1="9cm" svg:x2="7.146cm" svg:y2="7.854cm" draw:end-shape="id148" draw:end-glue-point="7" svg:d="M6000 9000l1146-1146" svg:viewBox="0 0 1147 1147">
          <text:p/>
        </draw:connector>
        <draw:connector draw:style-name="gr989" draw:text-style-name="P3" draw:layer="layout" draw:type="line" svg:x1="9cm" svg:y1="9cm" svg:x2="7.854cm" svg:y2="7.854cm" draw:end-shape="id148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49" draw:end-glue-point="6" svg:d="M6000 9000l4001-1499" svg:viewBox="0 0 4002 1500">
          <text:p/>
        </draw:connector>
        <draw:frame draw:style-name="gr990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991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992" draw:text-style-name="P3" draw:layer="layout" svg:x1="11cm" svg:y1="9cm" svg:x2="13cm" svg:y2="9cm">
          <text:p/>
        </draw:line>
        <draw:line draw:style-name="gr993" draw:text-style-name="P3" draw:layer="layout" svg:x1="11cm" svg:y1="9.5cm" svg:x2="13cm" svg:y2="9.5cm">
          <text:p/>
        </draw:line>
        <draw:line draw:style-name="gr994" draw:text-style-name="P3" draw:layer="layout" svg:x1="11cm" svg:y1="10cm" svg:x2="13cm" svg:y2="10cm">
          <text:p/>
        </draw:line>
        <draw:line draw:style-name="gr995" draw:text-style-name="P3" draw:layer="layout" svg:x1="11cm" svg:y1="10cm" svg:x2="11cm" svg:y2="9cm">
          <text:p/>
        </draw:line>
        <draw:line draw:style-name="gr996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49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49" draw:start-glue-point="4" svg:d="M10501 7001l1999-1001" svg:viewBox="0 0 2000 1002">
          <text:p/>
        </draw:connector>
        <draw:custom-shape draw:style-name="gr997" draw:text-style-name="P6" xml:id="id150" draw:id="id150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50" draw:end-glue-point="7" svg:d="M9004 9014l4143-1159" svg:viewBox="0 0 4144 1160">
          <text:p/>
        </draw:connector>
        <draw:g xml:id="id151" draw:id="id151">
          <draw:frame draw:style-name="gr998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999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1000" draw:text-style-name="P3" draw:layer="layout" svg:x1="1cm" svg:y1="13cm" svg:x2="3cm" svg:y2="13cm">
            <text:p/>
          </draw:line>
          <draw:line draw:style-name="gr1001" draw:text-style-name="P3" draw:layer="layout" svg:x1="1cm" svg:y1="13.5cm" svg:x2="3cm" svg:y2="13.5cm">
            <text:p/>
          </draw:line>
          <draw:line draw:style-name="gr1002" draw:text-style-name="P3" draw:layer="layout" svg:x1="1cm" svg:y1="14cm" svg:x2="3cm" svg:y2="14cm">
            <text:p/>
          </draw:line>
          <draw:line draw:style-name="gr1003" draw:text-style-name="P3" draw:layer="layout" svg:x1="1cm" svg:y1="14cm" svg:x2="1cm" svg:y2="13cm">
            <text:p/>
          </draw:line>
          <draw:line draw:style-name="gr1004" draw:text-style-name="P3" draw:layer="layout" svg:x1="3cm" svg:y1="14cm" svg:x2="3cm" svg:y2="13cm">
            <text:p/>
          </draw:line>
        </draw:g>
        <draw:g xml:id="id153" draw:id="id153">
          <draw:frame draw:style-name="gr1005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1006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1007" draw:text-style-name="P3" draw:layer="layout" svg:x1="3.5cm" svg:y1="13cm" svg:x2="5.5cm" svg:y2="13cm">
            <text:p/>
          </draw:line>
          <draw:line draw:style-name="gr1008" draw:text-style-name="P3" draw:layer="layout" svg:x1="3.5cm" svg:y1="13.5cm" svg:x2="5.5cm" svg:y2="13.5cm">
            <text:p/>
          </draw:line>
          <draw:line draw:style-name="gr1009" draw:text-style-name="P3" draw:layer="layout" svg:x1="3.5cm" svg:y1="14cm" svg:x2="5.5cm" svg:y2="14cm">
            <text:p/>
          </draw:line>
          <draw:line draw:style-name="gr1010" draw:text-style-name="P3" draw:layer="layout" svg:x1="3.5cm" svg:y1="14cm" svg:x2="3.5cm" svg:y2="13cm">
            <text:p/>
          </draw:line>
          <draw:line draw:style-name="gr1011" draw:text-style-name="P3" draw:layer="layout" svg:x1="5.5cm" svg:y1="14cm" svg:x2="5.5cm" svg:y2="13cm">
            <text:p/>
          </draw:line>
        </draw:g>
        <draw:custom-shape draw:style-name="gr1012" draw:text-style-name="P6" xml:id="id152" draw:id="id152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3" draw:text-style-name="P3" draw:layer="layout" draw:type="line" svg:x1="2cm" svg:y1="13cm" svg:x2="3.646cm" svg:y2="11.854cm" draw:start-shape="id151" draw:start-glue-point="0" draw:end-shape="id152" draw:end-glue-point="7" svg:d="M2000 13000l1646-1146" svg:viewBox="0 0 1647 1147">
          <text:p/>
        </draw:connector>
        <draw:connector draw:style-name="gr1014" draw:text-style-name="P3" draw:layer="layout" draw:type="line" svg:x1="4.5cm" svg:y1="13cm" svg:x2="4.354cm" svg:y2="11.854cm" draw:start-shape="id153" draw:start-glue-point="0" draw:end-shape="id152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52" draw:start-glue-point="4" svg:d="M4000 11000l2047-990" svg:viewBox="0 0 2048 991">
          <text:p/>
        </draw:connector>
        <draw:frame draw:style-name="gr1015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016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1017" draw:text-style-name="P3" xml:id="id156" draw:id="id156" draw:layer="layout" svg:x1="6cm" svg:y1="13cm" svg:x2="8cm" svg:y2="13cm">
          <text:p/>
        </draw:line>
        <draw:line draw:style-name="gr1018" draw:text-style-name="P3" draw:layer="layout" svg:x1="6cm" svg:y1="13.5cm" svg:x2="8cm" svg:y2="13.5cm">
          <text:p/>
        </draw:line>
        <draw:line draw:style-name="gr1019" draw:text-style-name="P3" xml:id="id158" draw:id="id158" draw:layer="layout" svg:x1="6cm" svg:y1="14cm" svg:x2="8cm" svg:y2="14cm">
          <text:p/>
        </draw:line>
        <draw:line draw:style-name="gr1020" draw:text-style-name="P3" draw:layer="layout" svg:x1="6cm" svg:y1="14cm" svg:x2="6cm" svg:y2="13cm">
          <text:p/>
        </draw:line>
        <draw:line draw:style-name="gr1021" draw:text-style-name="P3" draw:layer="layout" svg:x1="8cm" svg:y1="14cm" svg:x2="8cm" svg:y2="13cm">
          <text:p/>
        </draw:line>
        <draw:custom-shape draw:style-name="gr1022" draw:text-style-name="P6" xml:id="id154" draw:id="id154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54" draw:start-glue-point="4" svg:d="M6501 11001l3140-5025" svg:viewBox="0 0 3141 5026">
          <text:p/>
        </draw:connector>
        <draw:custom-shape draw:style-name="gr1023" draw:text-style-name="P6" xml:id="id155" draw:id="id155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55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56" draw:start-glue-point="0" draw:end-shape="id155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55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51" draw:start-glue-point="0" draw:end-shape="id154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56" draw:start-glue-point="0" draw:end-shape="id154" draw:end-glue-point="9" svg:d="M7000 13000l-145-1145" svg:viewBox="0 0 146 1146">
          <text:p/>
        </draw:connector>
        <draw:frame draw:style-name="gr1024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025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1026" draw:text-style-name="P3" draw:layer="layout" svg:x1="4.5cm" svg:y1="17cm" svg:x2="6.5cm" svg:y2="17cm">
          <text:p/>
        </draw:line>
        <draw:line draw:style-name="gr1027" draw:text-style-name="P3" draw:layer="layout" svg:x1="4.5cm" svg:y1="17.5cm" svg:x2="6.5cm" svg:y2="17.5cm">
          <text:p/>
        </draw:line>
        <draw:line draw:style-name="gr1028" draw:text-style-name="P3" draw:layer="layout" svg:x1="4.5cm" svg:y1="18cm" svg:x2="6.5cm" svg:y2="18cm">
          <text:p/>
        </draw:line>
        <draw:line draw:style-name="gr1029" draw:text-style-name="P3" draw:layer="layout" svg:x1="4.5cm" svg:y1="18cm" svg:x2="4.5cm" svg:y2="17cm">
          <text:p/>
        </draw:line>
        <draw:line draw:style-name="gr1030" draw:text-style-name="P3" draw:layer="layout" svg:x1="6.5cm" svg:y1="18cm" svg:x2="6.5cm" svg:y2="17cm">
          <text:p/>
        </draw:line>
        <draw:frame draw:style-name="gr1031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032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1033" draw:text-style-name="P3" draw:layer="layout" svg:x1="7.5cm" svg:y1="17cm" svg:x2="9.5cm" svg:y2="17cm">
          <text:p/>
        </draw:line>
        <draw:line draw:style-name="gr1034" draw:text-style-name="P3" draw:layer="layout" svg:x1="7.5cm" svg:y1="17.5cm" svg:x2="9.5cm" svg:y2="17.5cm">
          <text:p/>
        </draw:line>
        <draw:line draw:style-name="gr1035" draw:text-style-name="P3" draw:layer="layout" svg:x1="7.5cm" svg:y1="18cm" svg:x2="9.5cm" svg:y2="18cm">
          <text:p/>
        </draw:line>
        <draw:line draw:style-name="gr1036" draw:text-style-name="P3" draw:layer="layout" svg:x1="7.5cm" svg:y1="18cm" svg:x2="7.5cm" svg:y2="17cm">
          <text:p/>
        </draw:line>
        <draw:line draw:style-name="gr1037" draw:text-style-name="P3" draw:layer="layout" svg:x1="9.5cm" svg:y1="18cm" svg:x2="9.5cm" svg:y2="17cm">
          <text:p/>
        </draw:line>
        <draw:custom-shape draw:style-name="gr1038" draw:text-style-name="P6" xml:id="id157" draw:id="id157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39" draw:text-style-name="P3" draw:layer="layout" draw:type="line" svg:x1="5.5cm" svg:y1="17cm" svg:x2="6.646cm" svg:y2="15.854cm" draw:end-shape="id157" draw:end-glue-point="7" svg:d="M5500 17000l1146-1146" svg:viewBox="0 0 1147 1147">
          <text:p/>
        </draw:connector>
        <draw:connector draw:style-name="gr1040" draw:text-style-name="P3" draw:layer="layout" draw:type="line" svg:x1="8.5cm" svg:y1="17cm" svg:x2="7.354cm" svg:y2="15.854cm" draw:end-shape="id157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57" draw:start-glue-point="4" draw:end-shape="id158" draw:end-glue-point="0" svg:d="M7000 15000v-1000" svg:viewBox="0 0 1 1001">
          <text:p/>
        </draw:connector>
        <draw:frame draw:style-name="gr201" draw:text-style-name="P7" draw:layer="layout" svg:width="2.152cm" svg:height="0.53cm" svg:x="9.506cm" svg:y="16.969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  <draw:page draw:name="page11" draw:style-name="dp1" draw:master-page-name="Default">
        <draw:frame draw:style-name="gr1041" draw:text-style-name="P2" draw:layer="layout" svg:width="2cm" svg:height="0.5cm" svg:x="14cm" svg:y="1cm">
          <draw:text-box>
            <text:p text:style-name="P1"><text:span text:style-name="T1">v5, v0</text:span></text:p>
          </draw:text-box>
        </draw:frame>
        <draw:frame draw:style-name="gr1042" draw:text-style-name="P2" draw:layer="layout" svg:width="2cm" svg:height="0.5cm" svg:x="14cm" svg:y="1.5cm">
          <draw:text-box>
            <text:p text:style-name="P1"><text:span text:style-name="T1">5</text:span></text:p>
          </draw:text-box>
        </draw:frame>
        <draw:line draw:style-name="gr1043" draw:text-style-name="P3" draw:layer="layout" svg:x1="14cm" svg:y1="1cm" svg:x2="16cm" svg:y2="1cm">
          <text:p/>
        </draw:line>
        <draw:line draw:style-name="gr1044" draw:text-style-name="P3" draw:layer="layout" svg:x1="14cm" svg:y1="1.5cm" svg:x2="16cm" svg:y2="1.5cm">
          <text:p/>
        </draw:line>
        <draw:line draw:style-name="gr1045" draw:text-style-name="P3" xml:id="id159" draw:id="id159" draw:layer="layout" svg:x1="14cm" svg:y1="2cm" svg:x2="16cm" svg:y2="2cm">
          <text:p/>
        </draw:line>
        <draw:line draw:style-name="gr1046" draw:text-style-name="P3" draw:layer="layout" svg:x1="14cm" svg:y1="2cm" svg:x2="14cm" svg:y2="1cm">
          <text:p/>
        </draw:line>
        <draw:line draw:style-name="gr1047" draw:text-style-name="P3" draw:layer="layout" svg:x1="16cm" svg:y1="2cm" svg:x2="16cm" svg:y2="1cm">
          <text:p/>
        </draw:line>
        <draw:connector draw:style-name="gr8" draw:text-style-name="P4" draw:layer="layout" draw:type="line" svg:x1="13.596cm" svg:y1="7.011cm" svg:x2="15cm" svg:y2="2cm" draw:end-shape="id159" draw:end-glue-point="0" svg:d="M13596 7011l1404-5011" svg:viewBox="0 0 1405 5012">
          <text:p/>
        </draw:connector>
        <draw:frame draw:style-name="gr1048" draw:text-style-name="P2" draw:layer="layout" svg:width="2cm" svg:height="0.5cm" svg:x="8.5cm" svg:y="5cm">
          <draw:text-box>
            <text:p text:style-name="P1"><text:span text:style-name="T1">v7, </text:span><text:span text:style-name="T1">v5</text:span></text:p>
          </draw:text-box>
        </draw:frame>
        <draw:frame draw:style-name="gr1049" draw:text-style-name="P2" draw:layer="layout" svg:width="2cm" svg:height="0.5cm" svg:x="8.5cm" svg:y="5.5cm">
          <draw:text-box>
            <text:p text:style-name="P1"><text:span text:style-name="T1">4</text:span></text:p>
          </draw:text-box>
        </draw:frame>
        <draw:line draw:style-name="gr1050" draw:text-style-name="P3" draw:layer="layout" svg:x1="8.5cm" svg:y1="5cm" svg:x2="10.5cm" svg:y2="5cm">
          <text:p/>
        </draw:line>
        <draw:line draw:style-name="gr1051" draw:text-style-name="P3" draw:layer="layout" svg:x1="8.5cm" svg:y1="5.5cm" svg:x2="10.5cm" svg:y2="5.5cm">
          <text:p/>
        </draw:line>
        <draw:line draw:style-name="gr1052" draw:text-style-name="P3" draw:layer="layout" svg:x1="8.5cm" svg:y1="6cm" svg:x2="10.5cm" svg:y2="6cm">
          <text:p/>
        </draw:line>
        <draw:line draw:style-name="gr1053" draw:text-style-name="P3" draw:layer="layout" svg:x1="8.5cm" svg:y1="6cm" svg:x2="8.5cm" svg:y2="5cm">
          <text:p/>
        </draw:line>
        <draw:line draw:style-name="gr1054" draw:text-style-name="P3" draw:layer="layout" svg:x1="10.5cm" svg:y1="6cm" svg:x2="10.5cm" svg:y2="5cm">
          <text:p/>
        </draw:line>
        <draw:frame draw:style-name="gr1055" draw:text-style-name="P2" draw:layer="layout" svg:width="2cm" svg:height="0.5cm" svg:x="11.5cm" svg:y="5cm">
          <draw:text-box>
            <text:p text:style-name="P1"><text:span text:style-name="T1">v7, v0</text:span></text:p>
          </draw:text-box>
        </draw:frame>
        <draw:frame draw:style-name="gr1056" draw:text-style-name="P2" draw:layer="layout" svg:width="2cm" svg:height="0.5cm" svg:x="11.5cm" svg:y="5.5cm">
          <draw:text-box>
            <text:p text:style-name="P1"><text:span text:style-name="T1">4</text:span></text:p>
          </draw:text-box>
        </draw:frame>
        <draw:line draw:style-name="gr1057" draw:text-style-name="P3" draw:layer="layout" svg:x1="11.5cm" svg:y1="5cm" svg:x2="13.5cm" svg:y2="5cm">
          <text:p/>
        </draw:line>
        <draw:line draw:style-name="gr1058" draw:text-style-name="P3" draw:layer="layout" svg:x1="11.5cm" svg:y1="5.5cm" svg:x2="13.5cm" svg:y2="5.5cm">
          <text:p/>
        </draw:line>
        <draw:line draw:style-name="gr1059" draw:text-style-name="P3" draw:layer="layout" svg:x1="11.5cm" svg:y1="6cm" svg:x2="13.5cm" svg:y2="6cm">
          <text:p/>
        </draw:line>
        <draw:line draw:style-name="gr1060" draw:text-style-name="P3" draw:layer="layout" svg:x1="11.5cm" svg:y1="6cm" svg:x2="11.5cm" svg:y2="5cm">
          <text:p/>
        </draw:line>
        <draw:line draw:style-name="gr1061" draw:text-style-name="P3" draw:layer="layout" svg:x1="13.5cm" svg:y1="6cm" svg:x2="13.5cm" svg:y2="5cm">
          <text:p/>
        </draw:line>
        <draw:custom-shape draw:style-name="gr1062" draw:text-style-name="P6" xml:id="id160" draw:id="id160" draw:layer="layout" svg:width="1cm" svg:height="1cm" svg:x="10.5cm" svg:y="3cm">
          <text:p text:style-name="P5"><text:span text:style-name="T2">R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63" draw:text-style-name="P3" draw:layer="layout" draw:type="line" svg:x1="9.5cm" svg:y1="5cm" svg:x2="10.646cm" svg:y2="3.854cm" draw:end-shape="id160" draw:end-glue-point="7" svg:d="M9500 5000l1146-1146" svg:viewBox="0 0 1147 1147">
          <text:p/>
        </draw:connector>
        <draw:connector draw:style-name="gr1064" draw:text-style-name="P3" draw:layer="layout" draw:type="line" svg:x1="12.5cm" svg:y1="5cm" svg:x2="11.354cm" svg:y2="3.854cm" draw:end-shape="id160" draw:end-glue-point="9" svg:d="M12500 5000l-1146-1146" svg:viewBox="0 0 1147 1147">
          <text:p/>
        </draw:connector>
        <draw:custom-shape draw:style-name="gr1065" draw:text-style-name="P6" xml:id="id162" draw:id="id162" draw:layer="layout" svg:width="1cm" svg:height="1cm" svg:x="10.001cm" svg:y="7.001cm">
          <text:p text:style-name="P5"><text:span text:style-name="T2">R</text:span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1cm" svg:y1="3cm" svg:x2="14cm" svg:y2="2cm" svg:d="M11000 3000l3000-1000" svg:viewBox="0 0 3001 1001">
          <text:p/>
        </draw:connector>
        <draw:frame draw:style-name="gr1066" draw:text-style-name="P2" draw:layer="layout" svg:width="2cm" svg:height="0.5cm" svg:x="5cm" svg:y="9cm">
          <draw:text-box>
            <text:p text:style-name="P1"><text:span text:style-name="T1">v6, v7</text:span></text:p>
          </draw:text-box>
        </draw:frame>
        <draw:frame draw:style-name="gr1067" draw:text-style-name="P2" draw:layer="layout" svg:width="2cm" svg:height="0.5cm" svg:x="5cm" svg:y="9.5cm">
          <draw:text-box>
            <text:p text:style-name="P1"><text:span text:style-name="T1">2</text:span></text:p>
          </draw:text-box>
        </draw:frame>
        <draw:line draw:style-name="gr1068" draw:text-style-name="P3" draw:layer="layout" svg:x1="5cm" svg:y1="9cm" svg:x2="7cm" svg:y2="9cm">
          <text:p/>
        </draw:line>
        <draw:line draw:style-name="gr1069" draw:text-style-name="P3" draw:layer="layout" svg:x1="5cm" svg:y1="9.5cm" svg:x2="7cm" svg:y2="9.5cm">
          <text:p/>
        </draw:line>
        <draw:line draw:style-name="gr1070" draw:text-style-name="P3" draw:layer="layout" svg:x1="5cm" svg:y1="10cm" svg:x2="7cm" svg:y2="10cm">
          <text:p/>
        </draw:line>
        <draw:line draw:style-name="gr1071" draw:text-style-name="P3" draw:layer="layout" svg:x1="5cm" svg:y1="10cm" svg:x2="5cm" svg:y2="9cm">
          <text:p/>
        </draw:line>
        <draw:line draw:style-name="gr1072" draw:text-style-name="P3" draw:layer="layout" svg:x1="7cm" svg:y1="10cm" svg:x2="7cm" svg:y2="9cm">
          <text:p/>
        </draw:line>
        <draw:frame draw:style-name="gr1073" draw:text-style-name="P2" draw:layer="layout" svg:width="2cm" svg:height="0.5cm" svg:x="8cm" svg:y="9cm">
          <draw:text-box>
            <text:p text:style-name="P1"><text:span text:style-name="T1">v6, v5</text:span></text:p>
          </draw:text-box>
        </draw:frame>
        <draw:frame draw:style-name="gr1074" draw:text-style-name="P2" draw:layer="layout" svg:width="2cm" svg:height="0.5cm" svg:x="8cm" svg:y="9.5cm">
          <draw:text-box>
            <text:p text:style-name="P1"><text:span text:style-name="T1">5 → 4</text:span></text:p>
          </draw:text-box>
        </draw:frame>
        <draw:line draw:style-name="gr1075" draw:text-style-name="P3" draw:layer="layout" svg:x1="8cm" svg:y1="9cm" svg:x2="10cm" svg:y2="9cm">
          <text:p/>
        </draw:line>
        <draw:line draw:style-name="gr1076" draw:text-style-name="P3" draw:layer="layout" svg:x1="8cm" svg:y1="9.5cm" svg:x2="10cm" svg:y2="9.5cm">
          <text:p/>
        </draw:line>
        <draw:line draw:style-name="gr1077" draw:text-style-name="P3" draw:layer="layout" svg:x1="8cm" svg:y1="10cm" svg:x2="10cm" svg:y2="10cm">
          <text:p/>
        </draw:line>
        <draw:line draw:style-name="gr1078" draw:text-style-name="P3" draw:layer="layout" svg:x1="8cm" svg:y1="10cm" svg:x2="8cm" svg:y2="9cm">
          <text:p/>
        </draw:line>
        <draw:line draw:style-name="gr1079" draw:text-style-name="P3" draw:layer="layout" svg:x1="10cm" svg:y1="10cm" svg:x2="10cm" svg:y2="9cm">
          <text:p/>
        </draw:line>
        <draw:custom-shape draw:style-name="gr1080" draw:text-style-name="P6" xml:id="id161" draw:id="id161" draw:layer="layout" svg:width="1cm" svg:height="1cm" svg:x="7cm" svg:y="7cm">
          <text:p text:style-name="P5"><text:span text:style-name="T2">R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81" draw:text-style-name="P3" draw:layer="layout" draw:type="line" svg:x1="6cm" svg:y1="9cm" svg:x2="7.146cm" svg:y2="7.854cm" draw:end-shape="id161" draw:end-glue-point="7" svg:d="M6000 9000l1146-1146" svg:viewBox="0 0 1147 1147">
          <text:p/>
        </draw:connector>
        <draw:connector draw:style-name="gr1082" draw:text-style-name="P3" draw:layer="layout" draw:type="line" svg:x1="9cm" svg:y1="9cm" svg:x2="7.854cm" svg:y2="7.854cm" draw:end-shape="id161" draw:end-glue-point="9" svg:d="M9000 9000l-1146-1146" svg:viewBox="0 0 1147 1147">
          <text:p/>
        </draw:connector>
        <draw:connector draw:style-name="gr8" draw:text-style-name="P4" draw:layer="layout" draw:type="line" svg:x1="7.5cm" svg:y1="7.001cm" svg:x2="9.5cm" svg:y2="6cm" svg:d="M7500 7001l2000-1001" svg:viewBox="0 0 2001 1002">
          <text:p/>
        </draw:connector>
        <draw:connector draw:style-name="gr8" draw:text-style-name="P4" draw:layer="layout" draw:type="line" svg:x1="6cm" svg:y1="9cm" svg:x2="10.001cm" svg:y2="7.501cm" draw:end-shape="id162" draw:end-glue-point="6" svg:d="M6000 9000l4001-1499" svg:viewBox="0 0 4002 1500">
          <text:p/>
        </draw:connector>
        <draw:frame draw:style-name="gr1083" draw:text-style-name="P2" draw:layer="layout" svg:width="2cm" svg:height="0.5cm" svg:x="11cm" svg:y="9cm">
          <draw:text-box>
            <text:p text:style-name="P1"><text:span text:style-name="T1">v6, v0</text:span></text:p>
          </draw:text-box>
        </draw:frame>
        <draw:frame draw:style-name="gr1084" draw:text-style-name="P2" draw:layer="layout" svg:width="2cm" svg:height="0.5cm" svg:x="11cm" svg:y="9.5cm">
          <draw:text-box>
            <text:p text:style-name="P1"><text:span text:style-name="T1">2</text:span></text:p>
          </draw:text-box>
        </draw:frame>
        <draw:line draw:style-name="gr1085" draw:text-style-name="P3" draw:layer="layout" svg:x1="11cm" svg:y1="9cm" svg:x2="13cm" svg:y2="9cm">
          <text:p/>
        </draw:line>
        <draw:line draw:style-name="gr1086" draw:text-style-name="P3" draw:layer="layout" svg:x1="11cm" svg:y1="9.5cm" svg:x2="13cm" svg:y2="9.5cm">
          <text:p/>
        </draw:line>
        <draw:line draw:style-name="gr1087" draw:text-style-name="P3" draw:layer="layout" svg:x1="11cm" svg:y1="10cm" svg:x2="13cm" svg:y2="10cm">
          <text:p/>
        </draw:line>
        <draw:line draw:style-name="gr1088" draw:text-style-name="P3" draw:layer="layout" svg:x1="11cm" svg:y1="10cm" svg:x2="11cm" svg:y2="9cm">
          <text:p/>
        </draw:line>
        <draw:line draw:style-name="gr1089" draw:text-style-name="P3" draw:layer="layout" svg:x1="13cm" svg:y1="10cm" svg:x2="13cm" svg:y2="9cm">
          <text:p/>
        </draw:line>
        <draw:connector draw:style-name="gr8" draw:text-style-name="P4" draw:layer="layout" draw:type="line" svg:x1="12cm" svg:y1="9cm" svg:x2="10.855cm" svg:y2="7.855cm" draw:end-shape="id162" draw:end-glue-point="9" svg:d="M12000 9000l-1145-1145" svg:viewBox="0 0 1146 1146">
          <text:p/>
        </draw:connector>
        <draw:connector draw:style-name="gr8" draw:text-style-name="P4" draw:layer="layout" draw:type="line" svg:x1="10.501cm" svg:y1="7.001cm" svg:x2="12.5cm" svg:y2="6cm" draw:start-shape="id162" draw:start-glue-point="4" svg:d="M10501 7001l1999-1001" svg:viewBox="0 0 2000 1002">
          <text:p/>
        </draw:connector>
        <draw:custom-shape draw:style-name="gr1090" draw:text-style-name="P6" xml:id="id163" draw:id="id163" draw:layer="layout" svg:width="1cm" svg:height="1cm" svg:x="13.001cm" svg:y="7.001cm">
          <text:p text:style-name="P5"><text:span text:style-name="T2">R</text:span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cm" svg:y1="9cm" svg:x2="13.6cm" svg:y2="8cm">
          <text:p/>
        </draw:line>
        <draw:connector draw:style-name="gr8" draw:text-style-name="P4" draw:layer="layout" draw:type="line" svg:x1="9.004cm" svg:y1="9.014cm" svg:x2="13.147cm" svg:y2="7.855cm" draw:end-shape="id163" draw:end-glue-point="7" svg:d="M9004 9014l4143-1159" svg:viewBox="0 0 4144 1160">
          <text:p/>
        </draw:connector>
        <draw:g xml:id="id164" draw:id="id164">
          <draw:frame draw:style-name="gr1091" draw:text-style-name="P2" draw:layer="layout" svg:width="2cm" svg:height="0.5cm" svg:x="1cm" svg:y="13cm">
            <draw:text-box>
              <text:p text:style-name="P1"><text:span text:style-name="T1">v7, v9</text:span></text:p>
            </draw:text-box>
          </draw:frame>
          <draw:frame draw:style-name="gr1092" draw:text-style-name="P2" draw:layer="layout" svg:width="2cm" svg:height="0.5cm" svg:x="1cm" svg:y="13.5cm">
            <draw:text-box>
              <text:p text:style-name="P1"><text:span text:style-name="T1">1</text:span></text:p>
            </draw:text-box>
          </draw:frame>
          <draw:line draw:style-name="gr1093" draw:text-style-name="P3" draw:layer="layout" svg:x1="1cm" svg:y1="13cm" svg:x2="3cm" svg:y2="13cm">
            <text:p/>
          </draw:line>
          <draw:line draw:style-name="gr1094" draw:text-style-name="P3" draw:layer="layout" svg:x1="1cm" svg:y1="13.5cm" svg:x2="3cm" svg:y2="13.5cm">
            <text:p/>
          </draw:line>
          <draw:line draw:style-name="gr1095" draw:text-style-name="P3" draw:layer="layout" svg:x1="1cm" svg:y1="14cm" svg:x2="3cm" svg:y2="14cm">
            <text:p/>
          </draw:line>
          <draw:line draw:style-name="gr1096" draw:text-style-name="P3" draw:layer="layout" svg:x1="1cm" svg:y1="14cm" svg:x2="1cm" svg:y2="13cm">
            <text:p/>
          </draw:line>
          <draw:line draw:style-name="gr1097" draw:text-style-name="P3" draw:layer="layout" svg:x1="3cm" svg:y1="14cm" svg:x2="3cm" svg:y2="13cm">
            <text:p/>
          </draw:line>
        </draw:g>
        <draw:g xml:id="id166" draw:id="id166">
          <draw:frame draw:style-name="gr1098" draw:text-style-name="P2" draw:layer="layout" svg:width="2cm" svg:height="0.5cm" svg:x="3.5cm" svg:y="13cm">
            <draw:text-box>
              <text:p text:style-name="P1"><text:span text:style-name="T1">v6, v5</text:span></text:p>
            </draw:text-box>
          </draw:frame>
          <draw:frame draw:style-name="gr1099" draw:text-style-name="P2" draw:layer="layout" svg:width="2cm" svg:height="0.5cm" svg:x="3.5cm" svg:y="13.5cm">
            <draw:text-box>
              <text:p text:style-name="P1"><text:span text:style-name="T1">1</text:span></text:p>
            </draw:text-box>
          </draw:frame>
          <draw:line draw:style-name="gr1100" draw:text-style-name="P3" draw:layer="layout" svg:x1="3.5cm" svg:y1="13cm" svg:x2="5.5cm" svg:y2="13cm">
            <text:p/>
          </draw:line>
          <draw:line draw:style-name="gr1101" draw:text-style-name="P3" draw:layer="layout" svg:x1="3.5cm" svg:y1="13.5cm" svg:x2="5.5cm" svg:y2="13.5cm">
            <text:p/>
          </draw:line>
          <draw:line draw:style-name="gr1102" draw:text-style-name="P3" draw:layer="layout" svg:x1="3.5cm" svg:y1="14cm" svg:x2="5.5cm" svg:y2="14cm">
            <text:p/>
          </draw:line>
          <draw:line draw:style-name="gr1103" draw:text-style-name="P3" draw:layer="layout" svg:x1="3.5cm" svg:y1="14cm" svg:x2="3.5cm" svg:y2="13cm">
            <text:p/>
          </draw:line>
          <draw:line draw:style-name="gr1104" draw:text-style-name="P3" draw:layer="layout" svg:x1="5.5cm" svg:y1="14cm" svg:x2="5.5cm" svg:y2="13cm">
            <text:p/>
          </draw:line>
        </draw:g>
        <draw:custom-shape draw:style-name="gr1105" draw:text-style-name="P6" xml:id="id165" draw:id="id165" draw:layer="layout" svg:width="1cm" svg:height="1cm" svg:x="3.5cm" svg:y="11cm">
          <text:p text:style-name="P5"><text:span text:style-name="T2">R</text:span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6" draw:text-style-name="P3" draw:layer="layout" draw:type="line" svg:x1="2cm" svg:y1="13cm" svg:x2="3.646cm" svg:y2="11.854cm" draw:start-shape="id164" draw:start-glue-point="0" draw:end-shape="id165" draw:end-glue-point="7" svg:d="M2000 13000l1646-1146" svg:viewBox="0 0 1647 1147">
          <text:p/>
        </draw:connector>
        <draw:connector draw:style-name="gr1107" draw:text-style-name="P3" draw:layer="layout" draw:type="line" svg:x1="4.5cm" svg:y1="13cm" svg:x2="4.354cm" svg:y2="11.854cm" draw:start-shape="id166" draw:start-glue-point="0" draw:end-shape="id165" draw:end-glue-point="9" svg:d="M4500 13000l-146-1146" svg:viewBox="0 0 147 1147">
          <text:p/>
        </draw:connector>
        <draw:connector draw:style-name="gr8" draw:text-style-name="P4" draw:layer="layout" draw:type="line" svg:x1="4cm" svg:y1="11cm" svg:x2="6.047cm" svg:y2="10.01cm" draw:start-shape="id165" draw:start-glue-point="4" svg:d="M4000 11000l2047-990" svg:viewBox="0 0 2048 991">
          <text:p/>
        </draw:connector>
        <draw:frame draw:style-name="gr1108" draw:text-style-name="P2" draw:layer="layout" svg:width="2cm" svg:height="0.5cm" svg:x="6cm" svg:y="13cm">
          <draw:text-box>
            <text:p text:style-name="P1"><text:span text:style-name="T1">v5, v9</text:span></text:p>
          </draw:text-box>
        </draw:frame>
        <draw:frame draw:style-name="gr1109" draw:text-style-name="P2" draw:layer="layout" svg:width="2cm" svg:height="0.5cm" svg:x="6cm" svg:y="13.5cm">
          <draw:text-box>
            <text:p text:style-name="P1"><text:span text:style-name="T1">4 → 3</text:span></text:p>
          </draw:text-box>
        </draw:frame>
        <draw:line draw:style-name="gr1110" draw:text-style-name="P3" xml:id="id169" draw:id="id169" draw:layer="layout" svg:x1="6cm" svg:y1="13cm" svg:x2="8cm" svg:y2="13cm">
          <text:p/>
        </draw:line>
        <draw:line draw:style-name="gr1111" draw:text-style-name="P3" draw:layer="layout" svg:x1="6cm" svg:y1="13.5cm" svg:x2="8cm" svg:y2="13.5cm">
          <text:p/>
        </draw:line>
        <draw:line draw:style-name="gr1112" draw:text-style-name="P3" xml:id="id171" draw:id="id171" draw:layer="layout" svg:x1="6cm" svg:y1="14cm" svg:x2="8cm" svg:y2="14cm">
          <text:p/>
        </draw:line>
        <draw:line draw:style-name="gr1113" draw:text-style-name="P3" draw:layer="layout" svg:x1="6cm" svg:y1="14cm" svg:x2="6cm" svg:y2="13cm">
          <text:p/>
        </draw:line>
        <draw:line draw:style-name="gr1114" draw:text-style-name="P3" draw:layer="layout" svg:x1="8cm" svg:y1="14cm" svg:x2="8cm" svg:y2="13cm">
          <text:p/>
        </draw:line>
        <draw:custom-shape draw:style-name="gr1115" draw:text-style-name="P6" xml:id="id167" draw:id="id167" draw:layer="layout" svg:width="1cm" svg:height="1cm" svg:x="6.001cm" svg:y="11.001cm">
          <text:p text:style-name="P5"><text:span text:style-name="T2">R</text:span><text:span text:style-name="T3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6.501cm" svg:y1="11.001cm" svg:x2="9.641cm" svg:y2="5.976cm" draw:start-shape="id167" draw:start-glue-point="4" svg:d="M6501 11001l3140-5025" svg:viewBox="0 0 3141 5026">
          <text:p/>
        </draw:connector>
        <draw:custom-shape draw:style-name="gr1116" draw:text-style-name="P6" xml:id="id168" draw:id="id168" draw:layer="layout" svg:width="1cm" svg:height="1cm" svg:x="8.502cm" svg:y="11.002cm">
          <text:p text:style-name="P5"><text:span text:style-name="T2">R</text:span><text:span text:style-name="T3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5cm" svg:y1="13.001cm" svg:x2="9.002cm" svg:y2="12.002cm" draw:end-shape="id168" draw:end-glue-point="8" svg:d="M5000 13001l4002-999" svg:viewBox="0 0 4003 1000">
          <text:p/>
        </draw:connector>
        <draw:connector draw:style-name="gr8" draw:text-style-name="P4" draw:layer="layout" draw:type="line" svg:x1="7cm" svg:y1="13cm" svg:x2="9.002cm" svg:y2="12.002cm" draw:start-shape="id169" draw:start-glue-point="0" draw:end-shape="id168" draw:end-glue-point="8" svg:d="M7000 13000l2002-998" svg:viewBox="0 0 2003 999">
          <text:p/>
        </draw:connector>
        <draw:connector draw:style-name="gr8" draw:text-style-name="P4" draw:layer="layout" draw:type="line" svg:x1="9.002cm" svg:y1="11.002cm" svg:x2="8.979cm" svg:y2="10.01cm" draw:start-shape="id168" draw:start-glue-point="4" svg:d="M9002 11002l-23-992" svg:viewBox="0 0 24 993">
          <text:p/>
        </draw:connector>
        <draw:connector draw:style-name="gr8" draw:text-style-name="P4" draw:layer="layout" draw:type="line" svg:x1="2cm" svg:y1="13cm" svg:x2="6.147cm" svg:y2="11.855cm" draw:start-shape="id164" draw:start-glue-point="0" draw:end-shape="id167" draw:end-glue-point="7" svg:d="M2000 13000l4147-1145" svg:viewBox="0 0 4148 1146">
          <text:p/>
        </draw:connector>
        <draw:connector draw:style-name="gr8" draw:text-style-name="P4" draw:layer="layout" draw:type="line" svg:x1="7cm" svg:y1="13cm" svg:x2="6.855cm" svg:y2="11.855cm" draw:start-shape="id169" draw:start-glue-point="0" draw:end-shape="id167" draw:end-glue-point="9" svg:d="M7000 13000l-145-1145" svg:viewBox="0 0 146 1146">
          <text:p/>
        </draw:connector>
        <draw:frame draw:style-name="gr1117" draw:text-style-name="P2" draw:layer="layout" svg:width="2cm" svg:height="0.5cm" svg:x="4.5cm" svg:y="17cm">
          <draw:text-box>
            <text:p text:style-name="P1"><text:span text:style-name="T1">v5, v8</text:span></text:p>
          </draw:text-box>
        </draw:frame>
        <draw:frame draw:style-name="gr1118" draw:text-style-name="P2" draw:layer="layout" svg:width="2cm" svg:height="0.5cm" svg:x="4.5cm" svg:y="17.5cm">
          <draw:text-box>
            <text:p text:style-name="P1"><text:span text:style-name="T1">2</text:span></text:p>
          </draw:text-box>
        </draw:frame>
        <draw:line draw:style-name="gr1119" draw:text-style-name="P3" draw:layer="layout" svg:x1="4.5cm" svg:y1="17cm" svg:x2="6.5cm" svg:y2="17cm">
          <text:p/>
        </draw:line>
        <draw:line draw:style-name="gr1120" draw:text-style-name="P3" draw:layer="layout" svg:x1="4.5cm" svg:y1="17.5cm" svg:x2="6.5cm" svg:y2="17.5cm">
          <text:p/>
        </draw:line>
        <draw:line draw:style-name="gr1121" draw:text-style-name="P3" draw:layer="layout" svg:x1="4.5cm" svg:y1="18cm" svg:x2="6.5cm" svg:y2="18cm">
          <text:p/>
        </draw:line>
        <draw:line draw:style-name="gr1122" draw:text-style-name="P3" draw:layer="layout" svg:x1="4.5cm" svg:y1="18cm" svg:x2="4.5cm" svg:y2="17cm">
          <text:p/>
        </draw:line>
        <draw:line draw:style-name="gr1123" draw:text-style-name="P3" draw:layer="layout" svg:x1="6.5cm" svg:y1="18cm" svg:x2="6.5cm" svg:y2="17cm">
          <text:p/>
        </draw:line>
        <draw:frame draw:style-name="gr1124" draw:text-style-name="P2" draw:layer="layout" svg:width="2cm" svg:height="0.5cm" svg:x="7.5cm" svg:y="17cm">
          <draw:text-box>
            <text:p text:style-name="P1"><text:span text:style-name="T1">v8, v9</text:span></text:p>
          </draw:text-box>
        </draw:frame>
        <draw:frame draw:style-name="gr1125" draw:text-style-name="P2" draw:layer="layout" svg:width="2cm" svg:height="0.5cm" svg:x="7.5cm" svg:y="17.5cm">
          <draw:text-box>
            <text:p text:style-name="P1"><text:span text:style-name="T1">2 → 1</text:span></text:p>
          </draw:text-box>
        </draw:frame>
        <draw:line draw:style-name="gr1126" draw:text-style-name="P3" draw:layer="layout" svg:x1="7.5cm" svg:y1="17cm" svg:x2="9.5cm" svg:y2="17cm">
          <text:p/>
        </draw:line>
        <draw:line draw:style-name="gr1127" draw:text-style-name="P3" draw:layer="layout" svg:x1="7.5cm" svg:y1="17.5cm" svg:x2="9.5cm" svg:y2="17.5cm">
          <text:p/>
        </draw:line>
        <draw:line draw:style-name="gr1128" draw:text-style-name="P3" draw:layer="layout" svg:x1="7.5cm" svg:y1="18cm" svg:x2="9.5cm" svg:y2="18cm">
          <text:p/>
        </draw:line>
        <draw:line draw:style-name="gr1129" draw:text-style-name="P3" draw:layer="layout" svg:x1="7.5cm" svg:y1="18cm" svg:x2="7.5cm" svg:y2="17cm">
          <text:p/>
        </draw:line>
        <draw:line draw:style-name="gr1130" draw:text-style-name="P3" draw:layer="layout" svg:x1="9.5cm" svg:y1="18cm" svg:x2="9.5cm" svg:y2="17cm">
          <text:p/>
        </draw:line>
        <draw:custom-shape draw:style-name="gr1131" draw:text-style-name="P6" xml:id="id170" draw:id="id170" draw:layer="layout" svg:width="1cm" svg:height="1cm" svg:x="6.5cm" svg:y="15cm">
          <text:p text:style-name="P5"><text:span text:style-name="T2">R</text:span><text:span text:style-name="T3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2" draw:text-style-name="P3" draw:layer="layout" draw:type="line" svg:x1="5.5cm" svg:y1="17cm" svg:x2="6.646cm" svg:y2="15.854cm" draw:end-shape="id170" draw:end-glue-point="7" svg:d="M5500 17000l1146-1146" svg:viewBox="0 0 1147 1147">
          <text:p/>
        </draw:connector>
        <draw:connector draw:style-name="gr1133" draw:text-style-name="P3" draw:layer="layout" draw:type="line" svg:x1="8.5cm" svg:y1="17cm" svg:x2="7.354cm" svg:y2="15.854cm" draw:end-shape="id170" draw:end-glue-point="9" svg:d="M8500 17000l-1146-1146" svg:viewBox="0 0 1147 1147">
          <text:p/>
        </draw:connector>
        <draw:connector draw:style-name="gr8" draw:text-style-name="P4" draw:layer="layout" draw:type="line" svg:x1="7cm" svg:y1="15cm" svg:x2="7cm" svg:y2="14cm" draw:start-shape="id170" draw:start-glue-point="4" draw:end-shape="id171" draw:end-glue-point="0" svg:d="M7000 15000v-1000" svg:viewBox="0 0 1 1001">
          <text:p/>
        </draw:connector>
        <draw:frame draw:style-name="gr201" draw:text-style-name="P7" draw:layer="layout" svg:width="2.152cm" svg:height="0.53cm" svg:x="9.506cm" svg:y="16.96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96" draw:text-style-name="P8" draw:layer="layout" svg:width="14.574cm" svg:height="10.254cm" svg:x="13.808cm" svg:y="8.7cm">
          <draw:image xlink:href="Pictures/10000201000003B40000029B81A4AEE2CE5A578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11T11:25:30.841297750</dc:date>
    <meta:editing-duration>PT9H39M46S</meta:editing-duration>
    <meta:editing-cycles>33</meta:editing-cycles>
    <meta:generator>LibreOffice/6.4.7.2$Linux_X86_64 LibreOffice_project/40$Build-2</meta:generator>
    <meta:document-statistic meta:object-count="1426"/>
  </office:meta>
</office:document-meta>
</file>

<file path=Object 1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10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2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13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14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15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16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7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5</mn>
      </mrow>
      <mi>;</mi>
      <mrow>
        <mi>k</mi>
        <mo stretchy="false">=</mo>
        <mn>4</mn>
      </mrow>
    </mrow>
    <annotation encoding="StarMath 5.0">v_e = v_s = 5; k=4</annotation>
  </semantics>
</math>
</file>

<file path=Object 18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19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2/content.xml><?xml version="1.0" encoding="utf-8"?>
<math xmlns="http://www.w3.org/1998/Math/MathML" display="block">
  <semantics>
    <mrow>
      <mi>v</mi>
      <mrow>
        <mi>'</mi>
        <mo stretchy="false">=</mo>
        <mn>2</mn>
      </mrow>
    </mrow>
    <annotation encoding="StarMath 5.0">v' = 2</annotation>
  </semantics>
</math>
</file>

<file path=Object 20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2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2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23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4</mn>
      </mrow>
      <mi>;</mi>
      <mrow>
        <mi>k</mi>
        <mo stretchy="false">=</mo>
        <mn>3</mn>
      </mrow>
    </mrow>
    <annotation encoding="StarMath 5.0">v_e = v_s = 4; k=3</annotation>
  </semantics>
</math>
</file>

<file path=Object 24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5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26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27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28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29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3/content.xml><?xml version="1.0" encoding="utf-8"?>
<math xmlns="http://www.w3.org/1998/Math/MathML" display="block">
  <semantics>
    <mrow>
      <msub>
        <mi>v</mi>
        <mi>r</mi>
      </msub>
      <mo stretchy="false">=</mo>
      <mn>2</mn>
    </mrow>
    <annotation encoding="StarMath 5.0">v_r = 2</annotation>
  </semantics>
</math>
</file>

<file path=Object 30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31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5</mn>
      </mrow>
      <mi>;</mi>
      <mrow>
        <mi>k</mi>
        <mo stretchy="false">=</mo>
        <mn>4</mn>
      </mrow>
    </mrow>
    <annotation encoding="StarMath 5.0">v_e = v_s = 5; k=4</annotation>
  </semantics>
</math>
</file>

<file path=Object 32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33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34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35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4</mn>
      </mrow>
      <mi>;</mi>
      <mrow>
        <mi>k</mi>
        <mo stretchy="false">=</mo>
        <mn>3</mn>
      </mrow>
    </mrow>
    <annotation encoding="StarMath 5.0">v_e = v_s = 4; k=3</annotation>
  </semantics>
</math>
</file>

<file path=Object 36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37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38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1</mn>
      </mrow>
    </mrow>
    <annotation encoding="StarMath 5.0">v'_s = 1</annotation>
  </semantics>
</math>
</file>

<file path=Object 39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4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40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4</mn>
      </mrow>
    </mrow>
    <annotation encoding="StarMath 5.0">v''_s = 4</annotation>
  </semantics>
</math>
</file>

<file path=Object 4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42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5</mn>
      </mrow>
      <mi>;</mi>
      <mrow>
        <mi>k</mi>
        <mo stretchy="false">=</mo>
        <mn>4</mn>
      </mrow>
    </mrow>
    <annotation encoding="StarMath 5.0">v_e = v_s = 5; k=4</annotation>
  </semantics>
</math>
</file>

<file path=Object 43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44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4</mn>
      </mrow>
      <mi>;</mi>
      <mrow>
        <mi>k</mi>
        <mo stretchy="false">=</mo>
        <mn>3</mn>
      </mrow>
    </mrow>
    <annotation encoding="StarMath 5.0">v_e = v_s = 4; k=3</annotation>
  </semantics>
</math>
</file>

<file path=Object 45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46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47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48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49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5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50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5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52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53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2</mn>
      </mrow>
      <mi>;</mi>
      <mrow>
        <mi>k</mi>
        <mo stretchy="false">=</mo>
        <mn>1</mn>
      </mrow>
    </mrow>
    <annotation encoding="StarMath 5.0">v_e = v_s = 2; k=1</annotation>
  </semantics>
</math>
</file>

<file path=Object 54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55/content.xml><?xml version="1.0" encoding="utf-8"?>
<math xmlns="http://www.w3.org/1998/Math/MathML" display="block">
  <semantics>
    <mrow>
      <mrow>
        <msub>
          <mi>v</mi>
          <mi>e</mi>
        </msub>
        <mo stretchy="false">=</mo>
        <mn>2</mn>
      </mrow>
      <mi>;</mi>
      <mrow>
        <mi>k</mi>
        <mo stretchy="false">=</mo>
        <mn>1</mn>
      </mrow>
    </mrow>
    <annotation encoding="StarMath 5.0">v_e =2; k=1</annotation>
  </semantics>
</math>
</file>

<file path=Object 56/content.xml><?xml version="1.0" encoding="utf-8"?>
<math xmlns="http://www.w3.org/1998/Math/MathML" display="block">
  <semantics>
    <mrow>
      <mrow>
        <msub>
          <mi>v</mi>
          <mi>e</mi>
        </msub>
        <mo stretchy="false">=</mo>
        <mn>2</mn>
      </mrow>
      <mi>;</mi>
      <mrow>
        <mi>k</mi>
        <mo stretchy="false">=</mo>
        <mn>1</mn>
      </mrow>
    </mrow>
    <annotation encoding="StarMath 5.0">v_e =2; k=1</annotation>
  </semantics>
</math>
</file>

<file path=Object 6/content.xml><?xml version="1.0" encoding="utf-8"?>
<math xmlns="http://www.w3.org/1998/Math/MathML" display="block">
  <semantics>
    <mrow>
      <mi>v</mi>
      <mrow>
        <msub>
          <mi>'</mi>
          <mi>s</mi>
        </msub>
        <mo stretchy="false">=</mo>
        <mn>2</mn>
      </mrow>
    </mrow>
    <annotation encoding="StarMath 5.0">v'_s = 2</annotation>
  </semantics>
</math>
</file>

<file path=Object 7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8/content.xml><?xml version="1.0" encoding="utf-8"?>
<math xmlns="http://www.w3.org/1998/Math/MathML" display="block">
  <semantics>
    <mrow>
      <mi>v</mi>
      <mi>'</mi>
      <mrow>
        <msub>
          <mi>'</mi>
          <mi>s</mi>
        </msub>
        <mo stretchy="false">=</mo>
        <mn>3</mn>
      </mrow>
    </mrow>
    <annotation encoding="StarMath 5.0">v''_s = 3</annotation>
  </semantics>
</math>
</file>

<file path=Object 9/content.xml><?xml version="1.0" encoding="utf-8"?>
<math xmlns="http://www.w3.org/1998/Math/MathML" display="block">
  <semantics>
    <mrow>
      <mrow>
        <msub>
          <mi>v</mi>
          <mi>e</mi>
        </msub>
        <mo stretchy="false">=</mo>
        <msub>
          <mi>v</mi>
          <mi>s</mi>
        </msub>
        <mo stretchy="false">=</mo>
        <mn>4</mn>
      </mrow>
      <mi>;</mi>
      <mrow>
        <mi>k</mi>
        <mo stretchy="false">=</mo>
        <mn>3</mn>
      </mrow>
    </mrow>
    <annotation encoding="StarMath 5.0">v_e = v_s = 4; k=3</annotation>
  </semantics>
</math>
</file>